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細明體" svg:font-family="細明體"/>
    <style:font-face style:name="Verdana" svg:font-family="Verdana"/>
  </office:font-face-decls>
  <office:automatic-styles>
    <style:style style:name="ce1" style:family="table-cell" style:parent-style-name="Default" style:data-style-name="N0"/>
    <style:style style:name="ce2" style:family="table-cell" style:parent-style-name="_21315__20998__20301_" style:data-style-name="N49">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3"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4"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5" style:family="table-cell" style:parent-style-name="_21315__20998__20301_" style:data-style-name="N49">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6"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Verdana" style:font-name-asian="Verdana" style:font-name-complex="Verdana" style:font-family-generic="swiss"/>
    </style:style>
    <style:style style:name="ce7" style:family="table-cell" style:parent-style-name="_21315__20998__20301_" style:data-style-name="N49">
      <style:table-cell-properties fo:border="thin solid #000000"/>
    </style:style>
    <style:style style:name="ce8" style:family="table-cell" style:parent-style-name="Default" style:data-style-name="N0">
      <style:table-cell-properties fo:border="thin solid #000000" style:vertical-align="top" fo:wrap-option="wrap" fo:background-color="transparent" style:repeat-content="false"/>
      <style:paragraph-properties fo:text-align="center"/>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10" style:family="table-cell" style:parent-style-name="_21315__20998__20301_" style:data-style-name="N49">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op="thin solid #000000" fo:border-bottom="none" fo:border-left="thin solid #000000" fo:border-right="none" style:vertical-align="middle" fo:wrap-option="wrap" fo:background-color="transparent" style:repeat-content="false"/>
      <style:paragraph-properties fo:text-align="start" fo:margin-left="0cm"/>
      <style:text-properties style:font-name="Verdana" style:font-name-asian="Verdana" style:font-name-complex="Verdana" style:font-family-generic="swiss"/>
    </style:style>
    <style:style style:name="ce12" style:family="table-cell" style:parent-style-name="_21315__20998__20301_" style:data-style-name="N49">
      <style:table-cell-properties fo:border-top="thin solid #000000" fo:border-bottom="none" fo:border-left="thin solid #000000" fo:border-right="none"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13" style:family="table-cell" style:parent-style-name="_21315__20998__20301_" style:data-style-name="N49">
      <style:table-cell-properties fo:border-top="thin solid #000000" fo:border-bottom="thin solid #000000" fo:border-left="thin solid #000000" fo:border-right="none"/>
    </style:style>
    <style:style style:name="ce14" style:family="table-cell" style:parent-style-name="Default" style:data-style-name="N0">
      <style:table-cell-properties fo:border="thin solid #000000"/>
    </style:style>
    <style:style style:name="ce15" style:family="table-cell" style:parent-style-name="_21315__20998__20301_" style:data-style-name="N49">
      <style:table-cell-properties fo:border="thin solid #000000" style:vertical-align="middle" fo:wrap-option="wrap" fo:background-color="transparent" style:repeat-content="false"/>
      <style:paragraph-properties fo:text-align="center"/>
      <style:text-properties style:font-name="Verdana" style:font-name-asian="Verdana" style:font-name-complex="Verdana" style:font-family-generic="swiss"/>
    </style:style>
    <style:style style:name="ce16" style:family="table-cell" style:parent-style-name="_21315__20998__20301_" style:data-style-name="N49">
      <style:table-cell-properties fo:border="thin solid #000000" style:vertical-align="top" fo:wrap-option="wrap" fo:background-color="transparent" style:repeat-content="false"/>
      <style:paragraph-properties fo:text-align="center"/>
    </style:style>
    <style:style style:name="ce17" style:family="table-cell" style:parent-style-name="_21315__20998__20301_" style:data-style-name="N49">
      <style:table-cell-properties fo:border-top="thin solid #000000" fo:border-bottom="none" fo:border-left="thin solid #000000" fo:border-right="none" style:vertical-align="middle" fo:wrap-option="wrap" fo:background-color="transparent" style:repeat-content="false"/>
      <style:paragraph-properties fo:text-align="start" fo:margin-left="0cm"/>
      <style:text-properties style:font-name="Verdana" style:font-name-asian="Verdana" style:font-name-complex="Verdana" style:font-family-generic="swiss"/>
    </style:style>
    <style:style style:name="ce18" style:family="table-cell" style:parent-style-name="_21315__20998__20301_" style:data-style-name="N49">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Verdana" style:font-name-asian="Verdana" style:font-name-complex="Verdana" style:font-family-generic="swiss"/>
    </style:style>
    <style:style style:name="ce19" style:family="table-cell" style:parent-style-name="Default" style:data-style-name="N0">
      <style:table-cell-properties fo:border-top="thin solid #000000" fo:border-bottom="thin solid #000000" fo:border-left="thin solid #000000" fo:border-right="none"/>
    </style:style>
    <style:style style:name="ce20" style:family="table-cell" style:parent-style-name="_21315__20998__20301_" style:data-style-name="N49">
      <style:table-cell-properties fo:border-top="thin solid #000000" fo:border-bottom="none" fo:border-left="thin solid #000000" fo:border-right="thin solid #000000" style:vertical-align="top" fo:wrap-option="wrap" fo:background-color="transparent" style:repeat-content="false"/>
      <style:paragraph-properties fo:text-align="center"/>
    </style:style>
    <style:style style:name="ce21" style:family="table-cell" style:parent-style-name="_21315__20998__20301_" style:data-style-name="N49">
      <style:table-cell-properties fo:border-top="none" fo:border-bottom="none" fo:border-left="thin solid #000000" fo:border-right="none" style:vertical-align="middle" fo:wrap-option="wrap" fo:background-color="transparent" style:repeat-content="false"/>
      <style:paragraph-properties fo:text-align="start" fo:margin-left="0cm"/>
      <style:text-properties style:font-name="Verdana" style:font-name-asian="Verdana" style:font-name-complex="Verdana" style:font-family-generic="swiss"/>
    </style:style>
    <style:style style:name="ce22" style:family="table-cell" style:parent-style-name="_21315__20998__20301_" style:data-style-name="N49"/>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use-optimal-column-width="true"/>
    </style:style>
    <style:style style:name="co2" style:family="table-column">
      <style:table-column-properties fo:break-before="auto" style:column-width="2.27541666666667cm" style:use-optimal-column-width="true"/>
    </style:style>
    <style:style style:name="co3" style:family="table-column">
      <style:table-column-properties fo:break-before="auto" style:column-width="2.01083333333333cm" style:use-optimal-column-width="true"/>
    </style:style>
    <style:style style:name="co4" style:family="table-column">
      <style:table-column-properties fo:break-before="auto" style:column-width="3.06916666666667cm" style:use-optimal-column-width="true"/>
    </style:style>
    <style:style style:name="co5" style:family="table-column">
      <style:table-column-properties fo:break-before="auto" style:column-width="2.54cm"/>
    </style:style>
    <style:style style:name="co6" style:family="table-column">
      <style:table-column-properties fo:break-before="auto" style:column-width="2.56645833333333cm"/>
    </style:style>
    <style:style style:name="co7" style:family="table-column">
      <style:table-column-properties fo:break-before="auto" style:column-width="1.95791666666667cm" style:use-optimal-column-width="true"/>
    </style:style>
    <style:style style:name="co8" style:family="table-column">
      <style:table-column-properties fo:break-before="auto" style:column-width="2.35479166666667cm"/>
    </style:style>
    <style:style style:name="co9" style:family="table-column">
      <style:table-column-properties fo:break-before="auto" style:column-width="1.825625cm"/>
    </style:style>
    <style:style style:name="co10" style:family="table-column">
      <style:table-column-properties fo:break-before="auto" style:column-width="1.87854166666667cm"/>
    </style:style>
    <style:style style:name="co11" style:family="table-column">
      <style:table-column-properties fo:break-before="auto" style:column-width="2.01083333333333cm"/>
    </style:style>
    <style:style style:name="co12" style:family="table-column">
      <style:table-column-properties fo:break-before="auto" style:column-width="1.93145833333333cm"/>
    </style:style>
    <style:style style:name="co13" style:family="table-column">
      <style:table-column-properties fo:break-before="auto" style:column-width="2.8575cm"/>
    </style:style>
    <style:style style:name="co14" style:family="table-column">
      <style:table-column-properties fo:break-before="auto" style:column-width="3.01625cm"/>
    </style:style>
    <style:style style:name="co15" style:family="table-column">
      <style:table-column-properties fo:break-before="auto" style:column-width="3.04270833333333cm"/>
    </style:style>
    <style:style style:name="co16" style:family="table-column">
      <style:table-column-properties fo:break-before="auto" style:column-width="3.14854166666667cm"/>
    </style:style>
    <style:style style:name="ro1" style:family="table-row">
      <style:table-row-properties style:row-height="16.2pt" style:use-optimal-row-height="true" fo:break-before="auto"/>
    </style:style>
    <style:style style:name="ro2" style:family="table-row">
      <style:table-row-properties style:row-height="32.4pt" style:use-optimal-row-height="true" fo:break-before="auto"/>
    </style:style>
    <style:style style:name="ro3" style:family="table-row">
      <style:table-row-properties style:row-height="34.95pt" style:use-optimal-row-height="false" fo:break-before="auto"/>
    </style:style>
    <style:style style:name="ro4" style:family="table-row">
      <style:table-row-properties style:row-height="16.95pt" style:use-optimal-row-height="true" fo:break-before="auto"/>
    </style:style>
    <style:style style:name="ro5" style:family="table-row">
      <style:table-row-properties style:row-height="34.5pt" style:use-optimal-row-height="false" fo:break-before="auto"/>
    </style:style>
    <style:style style:name="ro6" style:family="table-row">
      <style:table-row-properties style:row-height="40.5pt" style:use-optimal-row-height="false" fo:break-before="auto"/>
    </style:style>
    <style:style style:name="ro7" style:family="table-row">
      <style:table-row-properties style:row-height="32.55pt" style:use-optimal-row-height="false" fo:break-before="auto"/>
    </style:style>
    <style:style style:name="ro8" style:family="table-row">
      <style:table-row-properties style:row-height="37.5pt" style:use-optimal-row-height="false" fo:break-before="auto"/>
    </style:style>
    <style:style style:name="ro9" style:family="table-row">
      <style:table-row-properties style:row-height="36.45pt" style:use-optimal-row-height="false" fo:break-before="auto"/>
    </style:style>
    <style:style style:name="ro10" style:family="table-row">
      <style:table-row-properties style:row-height="30pt" style:use-optimal-row-height="false" fo:break-before="auto"/>
    </style:style>
    <style:style style:name="ro11" style:family="table-row">
      <style:table-row-properties style:row-height="37.95pt" style:use-optimal-row-height="false" fo:break-before="auto"/>
    </style:style>
    <style:style style:name="ro12" style:family="table-row">
      <style:table-row-properties style:row-height="36pt" style:use-optimal-row-height="false" fo:break-before="auto"/>
    </style:style>
    <style:style style:name="ro13" style:family="table-row">
      <style:table-row-properties style:row-height="16.9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1月" table:style-name="ta1">
        <table:table-column table:style-name="co1" table:default-cell-style-name="ce1"/>
        <table:table-column table:style-name="co2" table:number-columns-repeated="2" table:default-cell-style-name="ce1"/>
        <table:table-column table:style-name="co3" table:number-columns-repeated="2" table:default-cell-style-name="ce1"/>
        <table:table-column table:style-name="co4" table:number-columns-repeated="4"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6 年 1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4">
            <text:p>戶籍登記</text:p>
          </table:table-cell>
          <table:table-cell office:value-type="string" table:style-name="ce5">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77" table:style-name="ce7">
            <text:p><text:s/>9,577<text:s/></text:p>
          </table:table-cell>
          <table:table-cell office:value-type="float" office:value="9555" table:style-name="ce7">
            <text:p><text:s/>9,555<text:s/></text:p>
          </table:table-cell>
          <table:table-cell office:value-type="float" office:value="1047393" table:style-name="ce7">
            <text:p><text:s/>1,047,393<text:s/></text:p>
          </table:table-cell>
          <table:table-cell office:value-type="float" office:value="2695371" table:style-name="ce7">
            <text:p><text:s/>2,695,371<text:s/></text:p>
          </table:table-cell>
          <table:table-cell office:value-type="float" office:value="1289308" table:style-name="ce7">
            <text:p><text:s/>1,289,308<text:s/></text:p>
          </table:table-cell>
          <table:table-cell office:value-type="float" office:value="1406063" table:style-name="ce7">
            <text:p><text:s/>1,406,063<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325" table:style-name="ce7">
            <text:p><text:s/>80,325<text:s/></text:p>
          </table:table-cell>
          <table:table-cell office:value-type="float" office:value="208289" table:style-name="ce7">
            <text:p><text:s/>208,289<text:s/></text:p>
          </table:table-cell>
          <table:table-cell office:value-type="float" office:value="97938" table:style-name="ce7">
            <text:p><text:s/>97,938<text:s/></text:p>
          </table:table-cell>
          <table:table-cell office:value-type="float" office:value="110351" table:style-name="ce7">
            <text:p><text:s/>110,351<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06" table:style-name="ce7">
            <text:p><text:s/>906<text:s/></text:p>
          </table:table-cell>
          <table:table-cell office:value-type="float" office:value="904" table:style-name="ce7">
            <text:p><text:s/>904<text:s/></text:p>
          </table:table-cell>
          <table:table-cell office:value-type="float" office:value="89502" table:style-name="ce7">
            <text:p><text:s/>89,502<text:s/></text:p>
          </table:table-cell>
          <table:table-cell office:value-type="float" office:value="227666" table:style-name="ce7">
            <text:p><text:s/>227,666<text:s/></text:p>
          </table:table-cell>
          <table:table-cell office:value-type="float" office:value="108864" table:style-name="ce7">
            <text:p><text:s/>108,864<text:s/></text:p>
          </table:table-cell>
          <table:table-cell office:value-type="float" office:value="118802" table:style-name="ce7">
            <text:p><text:s/>118,802<text:s/></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6" table:style-name="ce7">
            <text:p><text:s/>1,026<text:s/></text:p>
          </table:table-cell>
          <table:table-cell office:value-type="float" office:value="1023" table:style-name="ce7">
            <text:p><text:s/>1,023<text:s/></text:p>
          </table:table-cell>
          <table:table-cell office:value-type="float" office:value="120529" table:style-name="ce7">
            <text:p><text:s/>120,529<text:s/></text:p>
          </table:table-cell>
          <table:table-cell office:value-type="float" office:value="311404" table:style-name="ce7">
            <text:p><text:s/>311,404<text:s/></text:p>
          </table:table-cell>
          <table:table-cell office:value-type="float" office:value="145556" table:style-name="ce7">
            <text:p><text:s/>145,556<text:s/></text:p>
          </table:table-cell>
          <table:table-cell office:value-type="float" office:value="165848" table:style-name="ce7">
            <text:p><text:s/>165,848<text:s/></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71" table:style-name="ce7">
            <text:p><text:s/>871<text:s/></text:p>
          </table:table-cell>
          <table:table-cell office:value-type="float" office:value="868" table:style-name="ce7">
            <text:p><text:s/>868<text:s/></text:p>
          </table:table-cell>
          <table:table-cell office:value-type="float" office:value="99650" table:style-name="ce7">
            <text:p><text:s/>99,650<text:s/></text:p>
          </table:table-cell>
          <table:table-cell office:value-type="float" office:value="231332" table:style-name="ce7">
            <text:p><text:s/>231,332<text:s/></text:p>
          </table:table-cell>
          <table:table-cell office:value-type="float" office:value="107864" table:style-name="ce7">
            <text:p><text:s/>107,864<text:s/></text:p>
          </table:table-cell>
          <table:table-cell office:value-type="float" office:value="123468" table:style-name="ce7">
            <text:p><text:s/>123,468<text:s/></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0" table:style-name="ce7">
            <text:p><text:s/>580<text:s/></text:p>
          </table:table-cell>
          <table:table-cell office:value-type="float" office:value="580" table:style-name="ce7">
            <text:p><text:s/>580<text:s/></text:p>
          </table:table-cell>
          <table:table-cell office:value-type="float" office:value="65013" table:style-name="ce7">
            <text:p><text:s/>65,013<text:s/></text:p>
          </table:table-cell>
          <table:table-cell office:value-type="float" office:value="160484" table:style-name="ce7">
            <text:p><text:s/>160,484<text:s/></text:p>
          </table:table-cell>
          <table:table-cell office:value-type="float" office:value="76628" table:style-name="ce7">
            <text:p><text:s/>76,628<text:s/></text:p>
          </table:table-cell>
          <table:table-cell office:value-type="float" office:value="83856" table:style-name="ce7">
            <text:p><text:s/>83,856<text:s/></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1564" table:style-name="ce7">
            <text:p><text:s/>51,564<text:s/></text:p>
          </table:table-cell>
          <table:table-cell office:value-type="float" office:value="129943" table:style-name="ce7">
            <text:p><text:s/>129,943<text:s/></text:p>
          </table:table-cell>
          <table:table-cell office:value-type="float" office:value="63417" table:style-name="ce7">
            <text:p><text:s/>63,417<text:s/></text:p>
          </table:table-cell>
          <table:table-cell office:value-type="float" office:value="66526" table:style-name="ce7">
            <text:p><text:s/>66,526<text:s/></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3" table:style-name="ce7">
            <text:p><text:s/>723<text:s/></text:p>
          </table:table-cell>
          <table:table-cell office:value-type="float" office:value="723" table:style-name="ce7">
            <text:p><text:s/>723<text:s/></text:p>
          </table:table-cell>
          <table:table-cell office:value-type="float" office:value="78519" table:style-name="ce7">
            <text:p><text:s/>78,519<text:s/></text:p>
          </table:table-cell>
          <table:table-cell office:value-type="float" office:value="193415" table:style-name="ce7">
            <text:p><text:s/>193,415<text:s/></text:p>
          </table:table-cell>
          <table:table-cell office:value-type="float" office:value="95146" table:style-name="ce7">
            <text:p><text:s/>95,146<text:s/></text:p>
          </table:table-cell>
          <table:table-cell office:value-type="float" office:value="98269" table:style-name="ce7">
            <text:p><text:s/>98,269<text:s/></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1002" table:style-name="ce7">
            <text:p><text:s/>1,002<text:s/></text:p>
          </table:table-cell>
          <table:table-cell office:value-type="float" office:value="997" table:style-name="ce7">
            <text:p><text:s/>997<text:s/></text:p>
          </table:table-cell>
          <table:table-cell office:value-type="float" office:value="105011" table:style-name="ce7">
            <text:p><text:s/>105,011<text:s/></text:p>
          </table:table-cell>
          <table:table-cell office:value-type="float" office:value="275233" table:style-name="ce7">
            <text:p><text:s/>275,233<text:s/></text:p>
          </table:table-cell>
          <table:table-cell office:value-type="float" office:value="132156" table:style-name="ce7">
            <text:p><text:s/>132,156<text:s/></text:p>
          </table:table-cell>
          <table:table-cell office:value-type="float" office:value="143077" table:style-name="ce7">
            <text:p><text:s/>143,077<text:s/></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6800" table:style-name="ce7">
            <text:p><text:s/>46,800<text:s/></text:p>
          </table:table-cell>
          <table:table-cell office:value-type="float" office:value="122444" table:style-name="ce7">
            <text:p><text:s/>122,444<text:s/></text:p>
          </table:table-cell>
          <table:table-cell office:value-type="float" office:value="59881" table:style-name="ce7">
            <text:p><text:s/>59,881<text:s/></text:p>
          </table:table-cell>
          <table:table-cell office:value-type="float" office:value="62563" table:style-name="ce7">
            <text:p><text:s/>62,563<text:s/></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6" table:style-name="ce7">
            <text:p><text:s/>906<text:s/></text:p>
          </table:table-cell>
          <table:table-cell office:value-type="float" office:value="905" table:style-name="ce7">
            <text:p><text:s/>905<text:s/></text:p>
          </table:table-cell>
          <table:table-cell office:value-type="float" office:value="107228" table:style-name="ce7">
            <text:p><text:s/>107,228<text:s/></text:p>
          </table:table-cell>
          <table:table-cell office:value-type="float" office:value="287861" table:style-name="ce7">
            <text:p><text:s/>287,861<text:s/></text:p>
          </table:table-cell>
          <table:table-cell office:value-type="float" office:value="137697" table:style-name="ce7">
            <text:p><text:s/>137,697<text:s/></text:p>
          </table:table-cell>
          <table:table-cell office:value-type="float" office:value="150164" table:style-name="ce7">
            <text:p><text:s/>150,164<text:s/></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6" table:style-name="ce7">
            <text:p><text:s/>996<text:s/></text:p>
          </table:table-cell>
          <table:table-cell office:value-type="float" office:value="995" table:style-name="ce7">
            <text:p><text:s/>995<text:s/></text:p>
          </table:table-cell>
          <table:table-cell office:value-type="float" office:value="106819" table:style-name="ce7">
            <text:p><text:s/>106,819<text:s/></text:p>
          </table:table-cell>
          <table:table-cell office:value-type="float" office:value="289916" table:style-name="ce7">
            <text:p><text:s/>289,916<text:s/></text:p>
          </table:table-cell>
          <table:table-cell office:value-type="float" office:value="139972" table:style-name="ce7">
            <text:p><text:s/>139,972<text:s/></text:p>
          </table:table-cell>
          <table:table-cell office:value-type="float" office:value="149944" table:style-name="ce7">
            <text:p><text:s/>149,944<text:s/></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7" table:style-name="ce7">
            <text:p><text:s/>827<text:s/></text:p>
          </table:table-cell>
          <table:table-cell office:value-type="float" office:value="826" table:style-name="ce7">
            <text:p><text:s/>826<text:s/></text:p>
          </table:table-cell>
          <table:table-cell office:value-type="float" office:value="96433" table:style-name="ce7">
            <text:p><text:s/>96,433<text:s/></text:p>
          </table:table-cell>
          <table:table-cell office:value-type="float" office:value="257384" table:style-name="ce7">
            <text:p><text:s/>257,384<text:s/></text:p>
          </table:table-cell>
          <table:table-cell office:value-type="float" office:value="124189" table:style-name="ce7">
            <text:p><text:s/>124,189<text:s/></text:p>
          </table:table-cell>
          <table:table-cell office:value-type="float" office:value="133195" table:style-name="ce7">
            <text:p><text:s/>133,195<text:s/></text:p>
          </table:table-cell>
          <table:table-cell table:number-columns-repeated="16375"/>
        </table:table-row>
        <table:table-row table:style-name="ro3">
          <table:table-cell office:value-type="string" table:number-columns-spanned="9" table:number-rows-spanned="1" table:style-name="ce11">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2月" table:style-name="ta1">
        <table:table-column table:style-name="co1" table:default-cell-style-name="ce1"/>
        <table:table-column table:style-name="co2" table:number-columns-repeated="2" table:default-cell-style-name="ce1"/>
        <table:table-column table:style-name="co3" table:number-columns-repeated="2" table:default-cell-style-name="ce1"/>
        <table:table-column table:style-name="co4" table:number-columns-repeated="4" table:default-cell-style-name="ce1"/>
        <table:table-column table:style-name="co6" table:number-columns-repeated="16375" table:default-cell-style-name="ce1"/>
        <table:table-row table:style-name="ro1">
          <table:table-cell office:value-type="string" table:number-columns-spanned="9" table:number-rows-spanned="1" table:style-name="ce8">
            <text:p>臺北市   106 年 2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4">
            <text:p>戶籍登記</text:p>
          </table:table-cell>
          <table:table-cell office:value-type="string" table:style-name="ce5">
            <text:p>現有門牌</text:p>
          </table:table-cell>
          <table:table-cell office:value-type="string" table:style-name="ce1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78" table:style-name="ce7">
            <text:p><text:s/>9,578<text:s/></text:p>
          </table:table-cell>
          <table:table-cell office:value-type="float" office:value="9556" table:style-name="ce13">
            <text:p><text:s/>9,556<text:s/></text:p>
          </table:table-cell>
          <table:table-cell office:value-type="float" office:value="1047528" table:style-name="ce7">
            <text:p><text:s/>1,047,528<text:s/></text:p>
          </table:table-cell>
          <table:table-cell office:value-type="float" office:value="2694195" table:style-name="ce7">
            <text:p><text:s/>2,694,195<text:s/></text:p>
          </table:table-cell>
          <table:table-cell office:value-type="float" office:value="1288568" table:style-name="ce7">
            <text:p><text:s/>1,288,568<text:s/></text:p>
          </table:table-cell>
          <table:table-cell office:value-type="float" office:value="1405627" table:style-name="ce7">
            <text:p><text:s/>1,405,627<text:s/></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13">
            <text:p><text:s/>760<text:s/></text:p>
          </table:table-cell>
          <table:table-cell office:value-type="float" office:value="80322" table:style-name="ce7">
            <text:p><text:s/>80,322<text:s/></text:p>
          </table:table-cell>
          <table:table-cell office:value-type="float" office:value="208250" table:style-name="ce7">
            <text:p><text:s/>208,250<text:s/></text:p>
          </table:table-cell>
          <table:table-cell office:value-type="float" office:value="97892" table:style-name="ce7">
            <text:p><text:s/>97,892<text:s/></text:p>
          </table:table-cell>
          <table:table-cell office:value-type="float" office:value="110358" table:style-name="ce7">
            <text:p><text:s/>110,358<text:s/></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06" table:style-name="ce7">
            <text:p><text:s/>906<text:s/></text:p>
          </table:table-cell>
          <table:table-cell office:value-type="float" office:value="904" table:style-name="ce13">
            <text:p><text:s/>904<text:s/></text:p>
          </table:table-cell>
          <table:table-cell office:value-type="float" office:value="89462" table:style-name="ce7">
            <text:p><text:s/>89,462<text:s/></text:p>
          </table:table-cell>
          <table:table-cell office:value-type="float" office:value="227353" table:style-name="ce7">
            <text:p><text:s/>227,353<text:s/></text:p>
          </table:table-cell>
          <table:table-cell office:value-type="float" office:value="108696" table:style-name="ce7">
            <text:p><text:s/>108,696<text:s/></text:p>
          </table:table-cell>
          <table:table-cell office:value-type="float" office:value="118657" table:style-name="ce7">
            <text:p><text:s/>118,657<text:s/></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6" table:style-name="ce7">
            <text:p><text:s/>1,026<text:s/></text:p>
          </table:table-cell>
          <table:table-cell office:value-type="float" office:value="1023" table:style-name="ce13">
            <text:p><text:s/>1,023<text:s/></text:p>
          </table:table-cell>
          <table:table-cell office:value-type="float" office:value="120506" table:style-name="ce7">
            <text:p><text:s/>120,506<text:s/></text:p>
          </table:table-cell>
          <table:table-cell office:value-type="float" office:value="311213" table:style-name="ce7">
            <text:p><text:s/>311,213<text:s/></text:p>
          </table:table-cell>
          <table:table-cell office:value-type="float" office:value="145496" table:style-name="ce7">
            <text:p><text:s/>145,496<text:s/></text:p>
          </table:table-cell>
          <table:table-cell office:value-type="float" office:value="165717" table:style-name="ce7">
            <text:p><text:s/>165,717<text:s/></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71" table:style-name="ce7">
            <text:p><text:s/>871<text:s/></text:p>
          </table:table-cell>
          <table:table-cell office:value-type="float" office:value="868" table:style-name="ce13">
            <text:p><text:s/>868<text:s/></text:p>
          </table:table-cell>
          <table:table-cell office:value-type="float" office:value="99661" table:style-name="ce7">
            <text:p><text:s/>99,661<text:s/></text:p>
          </table:table-cell>
          <table:table-cell office:value-type="float" office:value="231263" table:style-name="ce7">
            <text:p><text:s/>231,263<text:s/></text:p>
          </table:table-cell>
          <table:table-cell office:value-type="float" office:value="107826" table:style-name="ce7">
            <text:p><text:s/>107,826<text:s/></text:p>
          </table:table-cell>
          <table:table-cell office:value-type="float" office:value="123437" table:style-name="ce7">
            <text:p><text:s/>123,437<text:s/></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0" table:style-name="ce7">
            <text:p><text:s/>580<text:s/></text:p>
          </table:table-cell>
          <table:table-cell office:value-type="float" office:value="580" table:style-name="ce13">
            <text:p><text:s/>580<text:s/></text:p>
          </table:table-cell>
          <table:table-cell office:value-type="float" office:value="65078" table:style-name="ce7">
            <text:p><text:s/>65,078<text:s/></text:p>
          </table:table-cell>
          <table:table-cell office:value-type="float" office:value="160609" table:style-name="ce7">
            <text:p><text:s/>160,609<text:s/></text:p>
          </table:table-cell>
          <table:table-cell office:value-type="float" office:value="76678" table:style-name="ce7">
            <text:p><text:s/>76,678<text:s/></text:p>
          </table:table-cell>
          <table:table-cell office:value-type="float" office:value="83931" table:style-name="ce7">
            <text:p><text:s/>83,931<text:s/></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13">
            <text:p><text:s/>522<text:s/></text:p>
          </table:table-cell>
          <table:table-cell office:value-type="float" office:value="51601" table:style-name="ce7">
            <text:p><text:s/>51,601<text:s/></text:p>
          </table:table-cell>
          <table:table-cell office:value-type="float" office:value="129885" table:style-name="ce7">
            <text:p><text:s/>129,885<text:s/></text:p>
          </table:table-cell>
          <table:table-cell office:value-type="float" office:value="63381" table:style-name="ce7">
            <text:p><text:s/>63,381<text:s/></text:p>
          </table:table-cell>
          <table:table-cell office:value-type="float" office:value="66504" table:style-name="ce7">
            <text:p><text:s/>66,504<text:s/></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3" table:style-name="ce7">
            <text:p><text:s/>723<text:s/></text:p>
          </table:table-cell>
          <table:table-cell office:value-type="float" office:value="723" table:style-name="ce13">
            <text:p><text:s/>723<text:s/></text:p>
          </table:table-cell>
          <table:table-cell office:value-type="float" office:value="78532" table:style-name="ce7">
            <text:p><text:s/>78,532<text:s/></text:p>
          </table:table-cell>
          <table:table-cell office:value-type="float" office:value="193207" table:style-name="ce7">
            <text:p><text:s/>193,207<text:s/></text:p>
          </table:table-cell>
          <table:table-cell office:value-type="float" office:value="94993" table:style-name="ce7">
            <text:p><text:s/>94,993<text:s/></text:p>
          </table:table-cell>
          <table:table-cell office:value-type="float" office:value="98214" table:style-name="ce7">
            <text:p><text:s/>98,214<text:s/></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1002" table:style-name="ce7">
            <text:p><text:s/>1,002<text:s/></text:p>
          </table:table-cell>
          <table:table-cell office:value-type="float" office:value="997" table:style-name="ce13">
            <text:p><text:s/>997<text:s/></text:p>
          </table:table-cell>
          <table:table-cell office:value-type="float" office:value="105024" table:style-name="ce7">
            <text:p><text:s/>105,024<text:s/></text:p>
          </table:table-cell>
          <table:table-cell office:value-type="float" office:value="275143" table:style-name="ce7">
            <text:p><text:s/>275,143<text:s/></text:p>
          </table:table-cell>
          <table:table-cell office:value-type="float" office:value="132095" table:style-name="ce7">
            <text:p><text:s/>132,095<text:s/></text:p>
          </table:table-cell>
          <table:table-cell office:value-type="float" office:value="143048" table:style-name="ce7">
            <text:p><text:s/>143,048<text:s/></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54" table:style-name="ce7">
            <text:p><text:s/>454<text:s/></text:p>
          </table:table-cell>
          <table:table-cell office:value-type="float" office:value="452" table:style-name="ce13">
            <text:p><text:s/>452<text:s/></text:p>
          </table:table-cell>
          <table:table-cell office:value-type="float" office:value="46809" table:style-name="ce7">
            <text:p><text:s/>46,809<text:s/></text:p>
          </table:table-cell>
          <table:table-cell office:value-type="float" office:value="122415" table:style-name="ce7">
            <text:p><text:s/>122,415<text:s/></text:p>
          </table:table-cell>
          <table:table-cell office:value-type="float" office:value="59887" table:style-name="ce7">
            <text:p><text:s/>59,887<text:s/></text:p>
          </table:table-cell>
          <table:table-cell office:value-type="float" office:value="62528" table:style-name="ce7">
            <text:p><text:s/>62,528<text:s/></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6" table:style-name="ce7">
            <text:p><text:s/>906<text:s/></text:p>
          </table:table-cell>
          <table:table-cell office:value-type="float" office:value="905" table:style-name="ce13">
            <text:p><text:s/>905<text:s/></text:p>
          </table:table-cell>
          <table:table-cell office:value-type="float" office:value="107226" table:style-name="ce7">
            <text:p><text:s/>107,226<text:s/></text:p>
          </table:table-cell>
          <table:table-cell office:value-type="float" office:value="287741" table:style-name="ce7">
            <text:p><text:s/>287,741<text:s/></text:p>
          </table:table-cell>
          <table:table-cell office:value-type="float" office:value="137599" table:style-name="ce7">
            <text:p><text:s/>137,599<text:s/></text:p>
          </table:table-cell>
          <table:table-cell office:value-type="float" office:value="150142" table:style-name="ce7">
            <text:p><text:s/>150,142<text:s/></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6" table:style-name="ce7">
            <text:p><text:s/>996<text:s/></text:p>
          </table:table-cell>
          <table:table-cell office:value-type="float" office:value="995" table:style-name="ce13">
            <text:p><text:s/>995<text:s/></text:p>
          </table:table-cell>
          <table:table-cell office:value-type="float" office:value="106849" table:style-name="ce7">
            <text:p><text:s/>106,849<text:s/></text:p>
          </table:table-cell>
          <table:table-cell office:value-type="float" office:value="289851" table:style-name="ce7">
            <text:p><text:s/>289,851<text:s/></text:p>
          </table:table-cell>
          <table:table-cell office:value-type="float" office:value="139903" table:style-name="ce7">
            <text:p><text:s/>139,903<text:s/></text:p>
          </table:table-cell>
          <table:table-cell office:value-type="float" office:value="149948" table:style-name="ce7">
            <text:p><text:s/>149,948<text:s/></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8" table:style-name="ce7">
            <text:p><text:s/>828<text:s/></text:p>
          </table:table-cell>
          <table:table-cell office:value-type="float" office:value="827" table:style-name="ce13">
            <text:p><text:s/>827<text:s/></text:p>
          </table:table-cell>
          <table:table-cell office:value-type="float" office:value="96458" table:style-name="ce7">
            <text:p><text:s/>96,458<text:s/></text:p>
          </table:table-cell>
          <table:table-cell office:value-type="float" office:value="257265" table:style-name="ce7">
            <text:p><text:s/>257,265<text:s/></text:p>
          </table:table-cell>
          <table:table-cell office:value-type="float" office:value="124122" table:style-name="ce7">
            <text:p><text:s/>124,122<text:s/></text:p>
          </table:table-cell>
          <table:table-cell office:value-type="float" office:value="133143" table:style-name="ce7">
            <text:p><text:s/>133,143<text:s/></text:p>
          </table:table-cell>
          <table:table-cell table:number-columns-repeated="16375"/>
        </table:table-row>
        <table:table-row table:style-name="ro5">
          <table:table-cell office:value-type="string" table:number-columns-spanned="9" table:number-rows-spanned="1" table:style-name="ce11">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3月" table:style-name="ta1">
        <table:table-column table:style-name="co5" table:number-columns-repeated="16384" table:default-cell-style-name="ce1"/>
        <table:table-row table:style-name="ro1">
          <table:table-cell office:value-type="string" table:number-columns-spanned="9" table:number-rows-spanned="1" table:style-name="ce8">
            <text:p>臺北市   106 年 3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4">
            <text:p>戶籍登記</text:p>
          </table:table-cell>
          <table:table-cell office:value-type="string" table:style-name="ce5">
            <text:p>現有門牌</text:p>
          </table:table-cell>
          <table:table-cell office:value-type="string" table:style-name="ce12">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6">
            <text:p>總計</text:p>
          </table:table-cell>
          <table:table-cell office:value-type="float" office:value="456" table:style-name="ce7">
            <text:p><text:s/>456<text:s/></text:p>
          </table:table-cell>
          <table:table-cell office:value-type="float" office:value="456" table:style-name="ce13">
            <text:p><text:s/>456<text:s/></text:p>
          </table:table-cell>
          <table:table-cell office:value-type="float" office:value="9578" table:style-name="ce14">
            <text:p>9578</text:p>
          </table:table-cell>
          <table:table-cell office:value-type="float" office:value="9557" table:style-name="ce14">
            <text:p>9557</text:p>
          </table:table-cell>
          <table:table-cell office:value-type="float" office:value="1048003" table:style-name="ce14">
            <text:p>1048003</text:p>
          </table:table-cell>
          <table:table-cell office:value-type="float" office:value="2693313" table:style-name="ce14">
            <text:p>2693313</text:p>
          </table:table-cell>
          <table:table-cell office:value-type="float" office:value="1287959" table:style-name="ce14">
            <text:p>1287959</text:p>
          </table:table-cell>
          <table:table-cell office:value-type="float" office:value="1405354" table:style-name="ce14">
            <text:p>1405354</text:p>
          </table:table-cell>
          <table:table-cell table:number-columns-repeated="16375"/>
        </table:table-row>
        <table:table-row table:style-name="ro1">
          <table:table-cell office:value-type="string" table:style-name="ce6">
            <text:p>松山</text:p>
          </table:table-cell>
          <table:table-cell office:value-type="float" office:value="33" table:style-name="ce7">
            <text:p><text:s/>33<text:s/></text:p>
          </table:table-cell>
          <table:table-cell office:value-type="float" office:value="33" table:style-name="ce13">
            <text:p><text:s/>33<text:s/></text:p>
          </table:table-cell>
          <table:table-cell office:value-type="float" office:value="762" table:style-name="ce14">
            <text:p>762</text:p>
          </table:table-cell>
          <table:table-cell office:value-type="float" office:value="760" table:style-name="ce14">
            <text:p>760</text:p>
          </table:table-cell>
          <table:table-cell office:value-type="float" office:value="80369" table:style-name="ce14">
            <text:p>80369</text:p>
          </table:table-cell>
          <table:table-cell office:value-type="float" office:value="208142" table:style-name="ce14">
            <text:p>208142</text:p>
          </table:table-cell>
          <table:table-cell office:value-type="float" office:value="97829" table:style-name="ce14">
            <text:p>97829</text:p>
          </table:table-cell>
          <table:table-cell office:value-type="float" office:value="110313" table:style-name="ce14">
            <text:p>110313</text:p>
          </table:table-cell>
          <table:table-cell table:number-columns-repeated="16375"/>
        </table:table-row>
        <table:table-row table:style-name="ro1">
          <table:table-cell office:value-type="string" table:style-name="ce6">
            <text:p>信義</text:p>
          </table:table-cell>
          <table:table-cell office:value-type="float" office:value="41" table:style-name="ce7">
            <text:p><text:s/>41<text:s/></text:p>
          </table:table-cell>
          <table:table-cell office:value-type="float" office:value="41" table:style-name="ce13">
            <text:p><text:s/>41<text:s/></text:p>
          </table:table-cell>
          <table:table-cell office:value-type="float" office:value="906" table:style-name="ce14">
            <text:p>906</text:p>
          </table:table-cell>
          <table:table-cell office:value-type="float" office:value="904" table:style-name="ce14">
            <text:p>904</text:p>
          </table:table-cell>
          <table:table-cell office:value-type="float" office:value="89429" table:style-name="ce14">
            <text:p>89429</text:p>
          </table:table-cell>
          <table:table-cell office:value-type="float" office:value="227044" table:style-name="ce14">
            <text:p>227044</text:p>
          </table:table-cell>
          <table:table-cell office:value-type="float" office:value="108526" table:style-name="ce14">
            <text:p>108526</text:p>
          </table:table-cell>
          <table:table-cell office:value-type="float" office:value="118518" table:style-name="ce14">
            <text:p>118518</text:p>
          </table:table-cell>
          <table:table-cell table:number-columns-repeated="16375"/>
        </table:table-row>
        <table:table-row table:style-name="ro1">
          <table:table-cell office:value-type="string" table:style-name="ce6">
            <text:p>大安</text:p>
          </table:table-cell>
          <table:table-cell office:value-type="float" office:value="53" table:style-name="ce7">
            <text:p><text:s/>53<text:s/></text:p>
          </table:table-cell>
          <table:table-cell office:value-type="float" office:value="53" table:style-name="ce13">
            <text:p><text:s/>53<text:s/></text:p>
          </table:table-cell>
          <table:table-cell office:value-type="float" office:value="1026" table:style-name="ce14">
            <text:p>1026</text:p>
          </table:table-cell>
          <table:table-cell office:value-type="float" office:value="1023" table:style-name="ce14">
            <text:p>1023</text:p>
          </table:table-cell>
          <table:table-cell office:value-type="float" office:value="120550" table:style-name="ce14">
            <text:p>120550</text:p>
          </table:table-cell>
          <table:table-cell office:value-type="float" office:value="311360" table:style-name="ce14">
            <text:p>311360</text:p>
          </table:table-cell>
          <table:table-cell office:value-type="float" office:value="145578" table:style-name="ce14">
            <text:p>145578</text:p>
          </table:table-cell>
          <table:table-cell office:value-type="float" office:value="165782" table:style-name="ce14">
            <text:p>165782</text:p>
          </table:table-cell>
          <table:table-cell table:number-columns-repeated="16375"/>
        </table:table-row>
        <table:table-row table:style-name="ro1">
          <table:table-cell office:value-type="string" table:style-name="ce6">
            <text:p>中山</text:p>
          </table:table-cell>
          <table:table-cell office:value-type="float" office:value="42" table:style-name="ce7">
            <text:p><text:s/>42<text:s/></text:p>
          </table:table-cell>
          <table:table-cell office:value-type="float" office:value="42" table:style-name="ce13">
            <text:p><text:s/>42<text:s/></text:p>
          </table:table-cell>
          <table:table-cell office:value-type="float" office:value="871" table:style-name="ce14">
            <text:p>871</text:p>
          </table:table-cell>
          <table:table-cell office:value-type="float" office:value="869" table:style-name="ce14">
            <text:p>869</text:p>
          </table:table-cell>
          <table:table-cell office:value-type="float" office:value="99711" table:style-name="ce14">
            <text:p>99711</text:p>
          </table:table-cell>
          <table:table-cell office:value-type="float" office:value="231194" table:style-name="ce14">
            <text:p>231194</text:p>
          </table:table-cell>
          <table:table-cell office:value-type="float" office:value="107832" table:style-name="ce14">
            <text:p>107832</text:p>
          </table:table-cell>
          <table:table-cell office:value-type="float" office:value="123362" table:style-name="ce14">
            <text:p>123362</text:p>
          </table:table-cell>
          <table:table-cell table:number-columns-repeated="16375"/>
        </table:table-row>
        <table:table-row table:style-name="ro1">
          <table:table-cell office:value-type="string" table:style-name="ce6">
            <text:p>中正</text:p>
          </table:table-cell>
          <table:table-cell office:value-type="float" office:value="31" table:style-name="ce7">
            <text:p><text:s/>31<text:s/></text:p>
          </table:table-cell>
          <table:table-cell office:value-type="float" office:value="31" table:style-name="ce13">
            <text:p><text:s/>31<text:s/></text:p>
          </table:table-cell>
          <table:table-cell office:value-type="float" office:value="580" table:style-name="ce14">
            <text:p>580</text:p>
          </table:table-cell>
          <table:table-cell office:value-type="float" office:value="580" table:style-name="ce14">
            <text:p>580</text:p>
          </table:table-cell>
          <table:table-cell office:value-type="float" office:value="65142" table:style-name="ce14">
            <text:p>65142</text:p>
          </table:table-cell>
          <table:table-cell office:value-type="float" office:value="160724" table:style-name="ce14">
            <text:p>160724</text:p>
          </table:table-cell>
          <table:table-cell office:value-type="float" office:value="76741" table:style-name="ce14">
            <text:p>76741</text:p>
          </table:table-cell>
          <table:table-cell office:value-type="float" office:value="83983" table:style-name="ce14">
            <text:p>83983</text:p>
          </table:table-cell>
          <table:table-cell table:number-columns-repeated="16375"/>
        </table:table-row>
        <table:table-row table:style-name="ro1">
          <table:table-cell office:value-type="string" table:style-name="ce6">
            <text:p>大同</text:p>
          </table:table-cell>
          <table:table-cell office:value-type="float" office:value="25" table:style-name="ce7">
            <text:p><text:s/>25<text:s/></text:p>
          </table:table-cell>
          <table:table-cell office:value-type="float" office:value="25" table:style-name="ce13">
            <text:p><text:s/>25<text:s/></text:p>
          </table:table-cell>
          <table:table-cell office:value-type="float" office:value="524" table:style-name="ce14">
            <text:p>524</text:p>
          </table:table-cell>
          <table:table-cell office:value-type="float" office:value="522" table:style-name="ce14">
            <text:p>522</text:p>
          </table:table-cell>
          <table:table-cell office:value-type="float" office:value="51672" table:style-name="ce14">
            <text:p>51672</text:p>
          </table:table-cell>
          <table:table-cell office:value-type="float" office:value="129827" table:style-name="ce14">
            <text:p>129827</text:p>
          </table:table-cell>
          <table:table-cell office:value-type="float" office:value="63317" table:style-name="ce14">
            <text:p>63317</text:p>
          </table:table-cell>
          <table:table-cell office:value-type="float" office:value="66510" table:style-name="ce14">
            <text:p>66510</text:p>
          </table:table-cell>
          <table:table-cell table:number-columns-repeated="16375"/>
        </table:table-row>
        <table:table-row table:style-name="ro1">
          <table:table-cell office:value-type="string" table:style-name="ce6">
            <text:p>萬華</text:p>
          </table:table-cell>
          <table:table-cell office:value-type="float" office:value="36" table:style-name="ce7">
            <text:p><text:s/>36<text:s/></text:p>
          </table:table-cell>
          <table:table-cell office:value-type="float" office:value="36" table:style-name="ce13">
            <text:p><text:s/>36<text:s/></text:p>
          </table:table-cell>
          <table:table-cell office:value-type="float" office:value="723" table:style-name="ce14">
            <text:p>723</text:p>
          </table:table-cell>
          <table:table-cell office:value-type="float" office:value="723" table:style-name="ce14">
            <text:p>723</text:p>
          </table:table-cell>
          <table:table-cell office:value-type="float" office:value="78561" table:style-name="ce14">
            <text:p>78561</text:p>
          </table:table-cell>
          <table:table-cell office:value-type="float" office:value="193036" table:style-name="ce14">
            <text:p>193036</text:p>
          </table:table-cell>
          <table:table-cell office:value-type="float" office:value="94882" table:style-name="ce14">
            <text:p>94882</text:p>
          </table:table-cell>
          <table:table-cell office:value-type="float" office:value="98154" table:style-name="ce14">
            <text:p>98154</text:p>
          </table:table-cell>
          <table:table-cell table:number-columns-repeated="16375"/>
        </table:table-row>
        <table:table-row table:style-name="ro1">
          <table:table-cell office:value-type="string" table:style-name="ce6">
            <text:p>文山</text:p>
          </table:table-cell>
          <table:table-cell office:value-type="float" office:value="43" table:style-name="ce7">
            <text:p><text:s/>43<text:s/></text:p>
          </table:table-cell>
          <table:table-cell office:value-type="float" office:value="43" table:style-name="ce13">
            <text:p><text:s/>43<text:s/></text:p>
          </table:table-cell>
          <table:table-cell office:value-type="float" office:value="1002" table:style-name="ce14">
            <text:p>1002</text:p>
          </table:table-cell>
          <table:table-cell office:value-type="float" office:value="997" table:style-name="ce14">
            <text:p>997</text:p>
          </table:table-cell>
          <table:table-cell office:value-type="float" office:value="105103" table:style-name="ce14">
            <text:p>105103</text:p>
          </table:table-cell>
          <table:table-cell office:value-type="float" office:value="275058" table:style-name="ce14">
            <text:p>275058</text:p>
          </table:table-cell>
          <table:table-cell office:value-type="float" office:value="132060" table:style-name="ce14">
            <text:p>132060</text:p>
          </table:table-cell>
          <table:table-cell office:value-type="float" office:value="142998" table:style-name="ce14">
            <text:p>142998</text:p>
          </table:table-cell>
          <table:table-cell table:number-columns-repeated="16375"/>
        </table:table-row>
        <table:table-row table:style-name="ro1">
          <table:table-cell office:value-type="string" table:style-name="ce6">
            <text:p>南港</text:p>
          </table:table-cell>
          <table:table-cell office:value-type="float" office:value="20" table:style-name="ce7">
            <text:p><text:s/>20<text:s/></text:p>
          </table:table-cell>
          <table:table-cell office:value-type="float" office:value="20" table:style-name="ce13">
            <text:p><text:s/>20<text:s/></text:p>
          </table:table-cell>
          <table:table-cell office:value-type="float" office:value="454" table:style-name="ce14">
            <text:p>454</text:p>
          </table:table-cell>
          <table:table-cell office:value-type="float" office:value="452" table:style-name="ce14">
            <text:p>452</text:p>
          </table:table-cell>
          <table:table-cell office:value-type="float" office:value="46793" table:style-name="ce14">
            <text:p>46793</text:p>
          </table:table-cell>
          <table:table-cell office:value-type="float" office:value="122322" table:style-name="ce14">
            <text:p>122322</text:p>
          </table:table-cell>
          <table:table-cell office:value-type="float" office:value="59811" table:style-name="ce14">
            <text:p>59811</text:p>
          </table:table-cell>
          <table:table-cell office:value-type="float" office:value="62511" table:style-name="ce14">
            <text:p>62511</text:p>
          </table:table-cell>
          <table:table-cell table:number-columns-repeated="16375"/>
        </table:table-row>
        <table:table-row table:style-name="ro1">
          <table:table-cell office:value-type="string" table:style-name="ce6">
            <text:p>內湖</text:p>
          </table:table-cell>
          <table:table-cell office:value-type="float" office:value="39" table:style-name="ce7">
            <text:p><text:s/>39<text:s/></text:p>
          </table:table-cell>
          <table:table-cell office:value-type="float" office:value="39" table:style-name="ce13">
            <text:p><text:s/>39<text:s/></text:p>
          </table:table-cell>
          <table:table-cell office:value-type="float" office:value="906" table:style-name="ce14">
            <text:p>906</text:p>
          </table:table-cell>
          <table:table-cell office:value-type="float" office:value="905" table:style-name="ce14">
            <text:p>905</text:p>
          </table:table-cell>
          <table:table-cell office:value-type="float" office:value="107336" table:style-name="ce14">
            <text:p>107336</text:p>
          </table:table-cell>
          <table:table-cell office:value-type="float" office:value="287770" table:style-name="ce14">
            <text:p>287770</text:p>
          </table:table-cell>
          <table:table-cell office:value-type="float" office:value="137576" table:style-name="ce14">
            <text:p>137576</text:p>
          </table:table-cell>
          <table:table-cell office:value-type="float" office:value="150194" table:style-name="ce14">
            <text:p>150194</text:p>
          </table:table-cell>
          <table:table-cell table:number-columns-repeated="16375"/>
        </table:table-row>
        <table:table-row table:style-name="ro1">
          <table:table-cell office:value-type="string" table:style-name="ce6">
            <text:p>士林</text:p>
          </table:table-cell>
          <table:table-cell office:value-type="float" office:value="51" table:style-name="ce7">
            <text:p><text:s/>51<text:s/></text:p>
          </table:table-cell>
          <table:table-cell office:value-type="float" office:value="51" table:style-name="ce13">
            <text:p><text:s/>51<text:s/></text:p>
          </table:table-cell>
          <table:table-cell office:value-type="float" office:value="996" table:style-name="ce14">
            <text:p>996</text:p>
          </table:table-cell>
          <table:table-cell office:value-type="float" office:value="995" table:style-name="ce14">
            <text:p>995</text:p>
          </table:table-cell>
          <table:table-cell office:value-type="float" office:value="106859" table:style-name="ce14">
            <text:p>106859</text:p>
          </table:table-cell>
          <table:table-cell office:value-type="float" office:value="289729" table:style-name="ce14">
            <text:p>289729</text:p>
          </table:table-cell>
          <table:table-cell office:value-type="float" office:value="139794" table:style-name="ce14">
            <text:p>139794</text:p>
          </table:table-cell>
          <table:table-cell office:value-type="float" office:value="149935" table:style-name="ce14">
            <text:p>149935</text:p>
          </table:table-cell>
          <table:table-cell table:number-columns-repeated="16375"/>
        </table:table-row>
        <table:table-row table:style-name="ro1">
          <table:table-cell office:value-type="string" table:style-name="ce6">
            <text:p>北投</text:p>
          </table:table-cell>
          <table:table-cell office:value-type="float" office:value="42" table:style-name="ce7">
            <text:p><text:s/>42<text:s/></text:p>
          </table:table-cell>
          <table:table-cell office:value-type="float" office:value="42" table:style-name="ce13">
            <text:p><text:s/>42<text:s/></text:p>
          </table:table-cell>
          <table:table-cell office:value-type="float" office:value="828" table:style-name="ce14">
            <text:p>828</text:p>
          </table:table-cell>
          <table:table-cell office:value-type="float" office:value="827" table:style-name="ce14">
            <text:p>827</text:p>
          </table:table-cell>
          <table:table-cell office:value-type="float" office:value="96478" table:style-name="ce14">
            <text:p>96478</text:p>
          </table:table-cell>
          <table:table-cell office:value-type="float" office:value="257107" table:style-name="ce14">
            <text:p>257107</text:p>
          </table:table-cell>
          <table:table-cell office:value-type="float" office:value="124013" table:style-name="ce14">
            <text:p>124013</text:p>
          </table:table-cell>
          <table:table-cell office:value-type="float" office:value="133094" table:style-name="ce14">
            <text:p>133094</text:p>
          </table:table-cell>
          <table:table-cell table:number-columns-repeated="16375"/>
        </table:table-row>
        <table:table-row table:style-name="ro3">
          <table:table-cell office:value-type="string" table:number-columns-spanned="9" table:number-rows-spanned="1" table:style-name="ce11">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4月" table:style-name="ta1">
        <table:table-column table:style-name="co7" table:number-columns-repeated="3" table:default-cell-style-name="ce1"/>
        <table:table-column table:style-name="co3" table:number-columns-repeated="2" table:default-cell-style-name="ce1"/>
        <table:table-column table:style-name="co4" table:number-columns-repeated="4" table:default-cell-style-name="ce1"/>
        <table:table-column table:style-name="co5" table:number-columns-repeated="16375" table:default-cell-style-name="ce1"/>
        <table:table-row table:style-name="ro1">
          <table:table-cell office:value-type="string" table:number-columns-spanned="9" table:number-rows-spanned="1" table:style-name="ce16">
            <text:p>臺北市   106 年 4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10">
            <text:p>區別</text:p>
          </table:table-cell>
          <table:table-cell office:value-type="string" table:number-columns-spanned="2" table:number-rows-spanned="1" table:style-name="ce10">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2">
            <text:p>現有門牌</text:p>
          </table:table-cell>
          <table:table-cell office:value-type="string" table:style-name="ce2">
            <text:p>戶籍登記</text:p>
          </table:table-cell>
          <table:table-cell office:value-type="string" table:style-name="ce2">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15">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78" table:style-name="ce7">
            <text:p><text:s/>9,578<text:s/></text:p>
          </table:table-cell>
          <table:table-cell office:value-type="float" office:value="9557" table:style-name="ce7">
            <text:p><text:s/>9,557<text:s/></text:p>
          </table:table-cell>
          <table:table-cell office:value-type="float" office:value="1048379" table:style-name="ce7">
            <text:p><text:s/>1,048,379<text:s/></text:p>
          </table:table-cell>
          <table:table-cell office:value-type="float" office:value="2692118" table:style-name="ce7">
            <text:p><text:s/>2,692,118<text:s/></text:p>
          </table:table-cell>
          <table:table-cell office:value-type="float" office:value="1287277" table:style-name="ce7">
            <text:p><text:s/>1,287,277<text:s/></text:p>
          </table:table-cell>
          <table:table-cell office:value-type="float" office:value="1404841" table:style-name="ce7">
            <text:p><text:s/>1,404,841<text:s/></text:p>
          </table:table-cell>
          <table:table-cell table:number-columns-repeated="16375"/>
        </table:table-row>
        <table:table-row table:style-name="ro1">
          <table:table-cell office:value-type="string" table:style-name="ce15">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441" table:style-name="ce7">
            <text:p><text:s/>80,441<text:s/></text:p>
          </table:table-cell>
          <table:table-cell office:value-type="float" office:value="208152" table:style-name="ce7">
            <text:p><text:s/>208,152<text:s/></text:p>
          </table:table-cell>
          <table:table-cell office:value-type="float" office:value="97811" table:style-name="ce7">
            <text:p><text:s/>97,811<text:s/></text:p>
          </table:table-cell>
          <table:table-cell office:value-type="float" office:value="110341" table:style-name="ce7">
            <text:p><text:s/>110,341<text:s/></text:p>
          </table:table-cell>
          <table:table-cell table:number-columns-repeated="16375"/>
        </table:table-row>
        <table:table-row table:style-name="ro1">
          <table:table-cell office:value-type="string" table:style-name="ce15">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06" table:style-name="ce7">
            <text:p><text:s/>906<text:s/></text:p>
          </table:table-cell>
          <table:table-cell office:value-type="float" office:value="904" table:style-name="ce7">
            <text:p><text:s/>904<text:s/></text:p>
          </table:table-cell>
          <table:table-cell office:value-type="float" office:value="89420" table:style-name="ce7">
            <text:p><text:s/>89,420<text:s/></text:p>
          </table:table-cell>
          <table:table-cell office:value-type="float" office:value="226823" table:style-name="ce7">
            <text:p><text:s/>226,823<text:s/></text:p>
          </table:table-cell>
          <table:table-cell office:value-type="float" office:value="108424" table:style-name="ce7">
            <text:p><text:s/>108,424<text:s/></text:p>
          </table:table-cell>
          <table:table-cell office:value-type="float" office:value="118399" table:style-name="ce7">
            <text:p><text:s/>118,399<text:s/></text:p>
          </table:table-cell>
          <table:table-cell table:number-columns-repeated="16375"/>
        </table:table-row>
        <table:table-row table:style-name="ro1">
          <table:table-cell office:value-type="string" table:style-name="ce15">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6" table:style-name="ce7">
            <text:p><text:s/>1,026<text:s/></text:p>
          </table:table-cell>
          <table:table-cell office:value-type="float" office:value="1023" table:style-name="ce7">
            <text:p><text:s/>1,023<text:s/></text:p>
          </table:table-cell>
          <table:table-cell office:value-type="float" office:value="120543" table:style-name="ce7">
            <text:p><text:s/>120,543<text:s/></text:p>
          </table:table-cell>
          <table:table-cell office:value-type="float" office:value="311185" table:style-name="ce7">
            <text:p><text:s/>311,185<text:s/></text:p>
          </table:table-cell>
          <table:table-cell office:value-type="float" office:value="145500" table:style-name="ce7">
            <text:p><text:s/>145,500<text:s/></text:p>
          </table:table-cell>
          <table:table-cell office:value-type="float" office:value="165685" table:style-name="ce7">
            <text:p><text:s/>165,685<text:s/></text:p>
          </table:table-cell>
          <table:table-cell table:number-columns-repeated="16375"/>
        </table:table-row>
        <table:table-row table:style-name="ro1">
          <table:table-cell office:value-type="string" table:style-name="ce15">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71" table:style-name="ce7">
            <text:p><text:s/>871<text:s/></text:p>
          </table:table-cell>
          <table:table-cell office:value-type="float" office:value="869" table:style-name="ce7">
            <text:p><text:s/>869<text:s/></text:p>
          </table:table-cell>
          <table:table-cell office:value-type="float" office:value="99751" table:style-name="ce7">
            <text:p><text:s/>99,751<text:s/></text:p>
          </table:table-cell>
          <table:table-cell office:value-type="float" office:value="231139" table:style-name="ce7">
            <text:p><text:s/>231,139<text:s/></text:p>
          </table:table-cell>
          <table:table-cell office:value-type="float" office:value="107768" table:style-name="ce7">
            <text:p><text:s/>107,768<text:s/></text:p>
          </table:table-cell>
          <table:table-cell office:value-type="float" office:value="123371" table:style-name="ce7">
            <text:p><text:s/>123,371<text:s/></text:p>
          </table:table-cell>
          <table:table-cell table:number-columns-repeated="16375"/>
        </table:table-row>
        <table:table-row table:style-name="ro1">
          <table:table-cell office:value-type="string" table:style-name="ce15">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0" table:style-name="ce7">
            <text:p><text:s/>580<text:s/></text:p>
          </table:table-cell>
          <table:table-cell office:value-type="float" office:value="580" table:style-name="ce7">
            <text:p><text:s/>580<text:s/></text:p>
          </table:table-cell>
          <table:table-cell office:value-type="float" office:value="65177" table:style-name="ce7">
            <text:p><text:s/>65,177<text:s/></text:p>
          </table:table-cell>
          <table:table-cell office:value-type="float" office:value="160789" table:style-name="ce7">
            <text:p><text:s/>160,789<text:s/></text:p>
          </table:table-cell>
          <table:table-cell office:value-type="float" office:value="76733" table:style-name="ce7">
            <text:p><text:s/>76,733<text:s/></text:p>
          </table:table-cell>
          <table:table-cell office:value-type="float" office:value="84056" table:style-name="ce7">
            <text:p><text:s/>84,056<text:s/></text:p>
          </table:table-cell>
          <table:table-cell table:number-columns-repeated="16375"/>
        </table:table-row>
        <table:table-row table:style-name="ro1">
          <table:table-cell office:value-type="string" table:style-name="ce15">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4" table:style-name="ce7">
            <text:p><text:s/>524<text:s/></text:p>
          </table:table-cell>
          <table:table-cell office:value-type="float" office:value="522" table:style-name="ce7">
            <text:p><text:s/>522<text:s/></text:p>
          </table:table-cell>
          <table:table-cell office:value-type="float" office:value="51687" table:style-name="ce7">
            <text:p><text:s/>51,687<text:s/></text:p>
          </table:table-cell>
          <table:table-cell office:value-type="float" office:value="129761" table:style-name="ce7">
            <text:p><text:s/>129,761<text:s/></text:p>
          </table:table-cell>
          <table:table-cell office:value-type="float" office:value="63298" table:style-name="ce7">
            <text:p><text:s/>63,298<text:s/></text:p>
          </table:table-cell>
          <table:table-cell office:value-type="float" office:value="66463" table:style-name="ce7">
            <text:p><text:s/>66,463<text:s/></text:p>
          </table:table-cell>
          <table:table-cell table:number-columns-repeated="16375"/>
        </table:table-row>
        <table:table-row table:style-name="ro1">
          <table:table-cell office:value-type="string" table:style-name="ce15">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3" table:style-name="ce7">
            <text:p><text:s/>723<text:s/></text:p>
          </table:table-cell>
          <table:table-cell office:value-type="float" office:value="723" table:style-name="ce7">
            <text:p><text:s/>723<text:s/></text:p>
          </table:table-cell>
          <table:table-cell office:value-type="float" office:value="78581" table:style-name="ce7">
            <text:p><text:s/>78,581<text:s/></text:p>
          </table:table-cell>
          <table:table-cell office:value-type="float" office:value="192817" table:style-name="ce7">
            <text:p><text:s/>192,817<text:s/></text:p>
          </table:table-cell>
          <table:table-cell office:value-type="float" office:value="94770" table:style-name="ce7">
            <text:p><text:s/>94,770<text:s/></text:p>
          </table:table-cell>
          <table:table-cell office:value-type="float" office:value="98047" table:style-name="ce7">
            <text:p><text:s/>98,047<text:s/></text:p>
          </table:table-cell>
          <table:table-cell table:number-columns-repeated="16375"/>
        </table:table-row>
        <table:table-row table:style-name="ro1">
          <table:table-cell office:value-type="string" table:style-name="ce15">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1002" table:style-name="ce7">
            <text:p><text:s/>1,002<text:s/></text:p>
          </table:table-cell>
          <table:table-cell office:value-type="float" office:value="997" table:style-name="ce7">
            <text:p><text:s/>997<text:s/></text:p>
          </table:table-cell>
          <table:table-cell office:value-type="float" office:value="105137" table:style-name="ce7">
            <text:p><text:s/>105,137<text:s/></text:p>
          </table:table-cell>
          <table:table-cell office:value-type="float" office:value="274910" table:style-name="ce7">
            <text:p><text:s/>274,910<text:s/></text:p>
          </table:table-cell>
          <table:table-cell office:value-type="float" office:value="132013" table:style-name="ce7">
            <text:p><text:s/>132,013<text:s/></text:p>
          </table:table-cell>
          <table:table-cell office:value-type="float" office:value="142897" table:style-name="ce7">
            <text:p><text:s/>142,897<text:s/></text:p>
          </table:table-cell>
          <table:table-cell table:number-columns-repeated="16375"/>
        </table:table-row>
        <table:table-row table:style-name="ro1">
          <table:table-cell office:value-type="string" table:style-name="ce15">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6814" table:style-name="ce7">
            <text:p><text:s/>46,814<text:s/></text:p>
          </table:table-cell>
          <table:table-cell office:value-type="float" office:value="122268" table:style-name="ce7">
            <text:p><text:s/>122,268<text:s/></text:p>
          </table:table-cell>
          <table:table-cell office:value-type="float" office:value="59790" table:style-name="ce7">
            <text:p><text:s/>59,790<text:s/></text:p>
          </table:table-cell>
          <table:table-cell office:value-type="float" office:value="62478" table:style-name="ce7">
            <text:p><text:s/>62,478<text:s/></text:p>
          </table:table-cell>
          <table:table-cell table:number-columns-repeated="16375"/>
        </table:table-row>
        <table:table-row table:style-name="ro1">
          <table:table-cell office:value-type="string" table:style-name="ce15">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6" table:style-name="ce7">
            <text:p><text:s/>906<text:s/></text:p>
          </table:table-cell>
          <table:table-cell office:value-type="float" office:value="905" table:style-name="ce7">
            <text:p><text:s/>905<text:s/></text:p>
          </table:table-cell>
          <table:table-cell office:value-type="float" office:value="107398" table:style-name="ce7">
            <text:p><text:s/>107,398<text:s/></text:p>
          </table:table-cell>
          <table:table-cell office:value-type="float" office:value="287760" table:style-name="ce7">
            <text:p><text:s/>287,760<text:s/></text:p>
          </table:table-cell>
          <table:table-cell office:value-type="float" office:value="137591" table:style-name="ce7">
            <text:p><text:s/>137,591<text:s/></text:p>
          </table:table-cell>
          <table:table-cell office:value-type="float" office:value="150169" table:style-name="ce7">
            <text:p><text:s/>150,169<text:s/></text:p>
          </table:table-cell>
          <table:table-cell table:number-columns-repeated="16375"/>
        </table:table-row>
        <table:table-row table:style-name="ro1">
          <table:table-cell office:value-type="string" table:style-name="ce15">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6" table:style-name="ce7">
            <text:p><text:s/>996<text:s/></text:p>
          </table:table-cell>
          <table:table-cell office:value-type="float" office:value="995" table:style-name="ce7">
            <text:p><text:s/>995<text:s/></text:p>
          </table:table-cell>
          <table:table-cell office:value-type="float" office:value="106882" table:style-name="ce7">
            <text:p><text:s/>106,882<text:s/></text:p>
          </table:table-cell>
          <table:table-cell office:value-type="float" office:value="289482" table:style-name="ce7">
            <text:p><text:s/>289,482<text:s/></text:p>
          </table:table-cell>
          <table:table-cell office:value-type="float" office:value="139620" table:style-name="ce7">
            <text:p><text:s/>139,620<text:s/></text:p>
          </table:table-cell>
          <table:table-cell office:value-type="float" office:value="149862" table:style-name="ce7">
            <text:p><text:s/>149,862<text:s/></text:p>
          </table:table-cell>
          <table:table-cell table:number-columns-repeated="16375"/>
        </table:table-row>
        <table:table-row table:style-name="ro1">
          <table:table-cell office:value-type="string" table:style-name="ce15">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8" table:style-name="ce7">
            <text:p><text:s/>828<text:s/></text:p>
          </table:table-cell>
          <table:table-cell office:value-type="float" office:value="827" table:style-name="ce7">
            <text:p><text:s/>827<text:s/></text:p>
          </table:table-cell>
          <table:table-cell office:value-type="float" office:value="96548" table:style-name="ce7">
            <text:p><text:s/>96,548<text:s/></text:p>
          </table:table-cell>
          <table:table-cell office:value-type="float" office:value="257032" table:style-name="ce7">
            <text:p><text:s/>257,032<text:s/></text:p>
          </table:table-cell>
          <table:table-cell office:value-type="float" office:value="123959" table:style-name="ce7">
            <text:p><text:s/>123,959<text:s/></text:p>
          </table:table-cell>
          <table:table-cell office:value-type="float" office:value="133073" table:style-name="ce7">
            <text:p><text:s/>133,073<text:s/></text:p>
          </table:table-cell>
          <table:table-cell table:number-columns-repeated="16375"/>
        </table:table-row>
        <table:table-row table:style-name="ro6">
          <table:table-cell office:value-type="string" table:number-columns-spanned="9" table:number-rows-spanned="1" table:style-name="ce17">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5月" table:style-name="ta1">
        <table:table-column table:style-name="co7" table:number-columns-repeated="5" table:default-cell-style-name="ce1"/>
        <table:table-column table:style-name="co4" table:number-columns-repeated="4" table:default-cell-style-name="ce1"/>
        <table:table-column table:style-name="co5" table:number-columns-repeated="16375" table:default-cell-style-name="ce1"/>
        <table:table-row table:style-name="ro1">
          <table:table-cell office:value-type="string" table:number-columns-spanned="9" table:number-rows-spanned="1" table:style-name="ce16">
            <text:p>臺北市   106 年 5<text:span text:style-name="T1"><text:s/>月  各行政區戶籍人口數、戶數統計表</text:span></text:p>
          </table:table-cell>
          <table:covered-table-cell table:number-columns-repeated="8"/>
          <table:table-cell table:number-columns-repeated="16375"/>
        </table:table-row>
        <table:table-row table:style-name="ro1">
          <table:table-cell office:value-type="string" table:number-columns-spanned="1" table:number-rows-spanned="2" table:style-name="ce10">
            <text:p>區別</text:p>
          </table:table-cell>
          <table:table-cell office:value-type="string" table:number-columns-spanned="2" table:number-rows-spanned="1" table:style-name="ce10">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5">
            <text:p>現有門牌</text:p>
          </table:table-cell>
          <table:table-cell office:value-type="string" table:style-name="ce5">
            <text:p>戶籍登記</text:p>
          </table:table-cell>
          <table:table-cell office:value-type="string" table:style-name="ce5">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18">
            <text:p>總計</text:p>
          </table:table-cell>
          <table:table-cell office:value-type="float" office:value="456" table:style-name="ce14">
            <text:p>456</text:p>
          </table:table-cell>
          <table:table-cell office:value-type="float" office:value="456" table:style-name="ce14">
            <text:p>456</text:p>
          </table:table-cell>
          <table:table-cell office:value-type="float" office:value="9578" table:style-name="ce14">
            <text:p>9578</text:p>
          </table:table-cell>
          <table:table-cell office:value-type="float" office:value="9558" table:style-name="ce14">
            <text:p>9558</text:p>
          </table:table-cell>
          <table:table-cell office:value-type="float" office:value="1049017" table:style-name="ce7">
            <text:p><text:s/>1,049,017<text:s/></text:p>
          </table:table-cell>
          <table:table-cell office:value-type="float" office:value="2690813" table:style-name="ce7">
            <text:p><text:s/>2,690,813<text:s/></text:p>
          </table:table-cell>
          <table:table-cell office:value-type="float" office:value="1286421" table:style-name="ce7">
            <text:p><text:s/>1,286,421<text:s/></text:p>
          </table:table-cell>
          <table:table-cell office:value-type="float" office:value="1404392" table:style-name="ce7">
            <text:p><text:s/>1,404,392<text:s/></text:p>
          </table:table-cell>
          <table:table-cell table:number-columns-repeated="16375"/>
        </table:table-row>
        <table:table-row table:style-name="ro1">
          <table:table-cell office:value-type="string" table:style-name="ce18">
            <text:p>松山</text:p>
          </table:table-cell>
          <table:table-cell office:value-type="float" office:value="33" table:style-name="ce14">
            <text:p>33</text:p>
          </table:table-cell>
          <table:table-cell office:value-type="float" office:value="33" table:style-name="ce14">
            <text:p>33</text:p>
          </table:table-cell>
          <table:table-cell office:value-type="float" office:value="762" table:style-name="ce14">
            <text:p>762</text:p>
          </table:table-cell>
          <table:table-cell office:value-type="float" office:value="760" table:style-name="ce14">
            <text:p>760</text:p>
          </table:table-cell>
          <table:table-cell office:value-type="float" office:value="80479" table:style-name="ce7">
            <text:p><text:s/>80,479<text:s/></text:p>
          </table:table-cell>
          <table:table-cell office:value-type="float" office:value="208017" table:style-name="ce7">
            <text:p><text:s/>208,017<text:s/></text:p>
          </table:table-cell>
          <table:table-cell office:value-type="float" office:value="97731" table:style-name="ce7">
            <text:p><text:s/>97,731<text:s/></text:p>
          </table:table-cell>
          <table:table-cell office:value-type="float" office:value="110286" table:style-name="ce7">
            <text:p><text:s/>110,286<text:s/></text:p>
          </table:table-cell>
          <table:table-cell table:number-columns-repeated="16375"/>
        </table:table-row>
        <table:table-row table:style-name="ro1">
          <table:table-cell office:value-type="string" table:style-name="ce18">
            <text:p>信義</text:p>
          </table:table-cell>
          <table:table-cell office:value-type="float" office:value="41" table:style-name="ce14">
            <text:p>41</text:p>
          </table:table-cell>
          <table:table-cell office:value-type="float" office:value="41" table:style-name="ce14">
            <text:p>41</text:p>
          </table:table-cell>
          <table:table-cell office:value-type="float" office:value="906" table:style-name="ce14">
            <text:p>906</text:p>
          </table:table-cell>
          <table:table-cell office:value-type="float" office:value="904" table:style-name="ce14">
            <text:p>904</text:p>
          </table:table-cell>
          <table:table-cell office:value-type="float" office:value="89416" table:style-name="ce7">
            <text:p><text:s/>89,416<text:s/></text:p>
          </table:table-cell>
          <table:table-cell office:value-type="float" office:value="226612" table:style-name="ce7">
            <text:p><text:s/>226,612<text:s/></text:p>
          </table:table-cell>
          <table:table-cell office:value-type="float" office:value="108286" table:style-name="ce7">
            <text:p><text:s/>108,286<text:s/></text:p>
          </table:table-cell>
          <table:table-cell office:value-type="float" office:value="118326" table:style-name="ce7">
            <text:p><text:s/>118,326<text:s/></text:p>
          </table:table-cell>
          <table:table-cell table:number-columns-repeated="16375"/>
        </table:table-row>
        <table:table-row table:style-name="ro1">
          <table:table-cell office:value-type="string" table:style-name="ce18">
            <text:p>大安</text:p>
          </table:table-cell>
          <table:table-cell office:value-type="float" office:value="53" table:style-name="ce14">
            <text:p>53</text:p>
          </table:table-cell>
          <table:table-cell office:value-type="float" office:value="53" table:style-name="ce14">
            <text:p>53</text:p>
          </table:table-cell>
          <table:table-cell office:value-type="float" office:value="1026" table:style-name="ce14">
            <text:p>1026</text:p>
          </table:table-cell>
          <table:table-cell office:value-type="float" office:value="1023" table:style-name="ce14">
            <text:p>1023</text:p>
          </table:table-cell>
          <table:table-cell office:value-type="float" office:value="120628" table:style-name="ce7">
            <text:p><text:s/>120,628<text:s/></text:p>
          </table:table-cell>
          <table:table-cell office:value-type="float" office:value="311147" table:style-name="ce7">
            <text:p><text:s/>311,147<text:s/></text:p>
          </table:table-cell>
          <table:table-cell office:value-type="float" office:value="145461" table:style-name="ce7">
            <text:p><text:s/>145,461<text:s/></text:p>
          </table:table-cell>
          <table:table-cell office:value-type="float" office:value="165686" table:style-name="ce7">
            <text:p><text:s/>165,686<text:s/></text:p>
          </table:table-cell>
          <table:table-cell table:number-columns-repeated="16375"/>
        </table:table-row>
        <table:table-row table:style-name="ro1">
          <table:table-cell office:value-type="string" table:style-name="ce18">
            <text:p>中山</text:p>
          </table:table-cell>
          <table:table-cell office:value-type="float" office:value="42" table:style-name="ce14">
            <text:p>42</text:p>
          </table:table-cell>
          <table:table-cell office:value-type="float" office:value="42" table:style-name="ce14">
            <text:p>42</text:p>
          </table:table-cell>
          <table:table-cell office:value-type="float" office:value="871" table:style-name="ce14">
            <text:p>871</text:p>
          </table:table-cell>
          <table:table-cell office:value-type="float" office:value="869" table:style-name="ce14">
            <text:p>869</text:p>
          </table:table-cell>
          <table:table-cell office:value-type="float" office:value="99855" table:style-name="ce7">
            <text:p><text:s/>99,855<text:s/></text:p>
          </table:table-cell>
          <table:table-cell office:value-type="float" office:value="231068" table:style-name="ce7">
            <text:p><text:s/>231,068<text:s/></text:p>
          </table:table-cell>
          <table:table-cell office:value-type="float" office:value="107678" table:style-name="ce7">
            <text:p><text:s/>107,678<text:s/></text:p>
          </table:table-cell>
          <table:table-cell office:value-type="float" office:value="123390" table:style-name="ce7">
            <text:p><text:s/>123,390<text:s/></text:p>
          </table:table-cell>
          <table:table-cell table:number-columns-repeated="16375"/>
        </table:table-row>
        <table:table-row table:style-name="ro1">
          <table:table-cell office:value-type="string" table:style-name="ce18">
            <text:p>中正</text:p>
          </table:table-cell>
          <table:table-cell office:value-type="float" office:value="31" table:style-name="ce14">
            <text:p>31</text:p>
          </table:table-cell>
          <table:table-cell office:value-type="float" office:value="31" table:style-name="ce14">
            <text:p>31</text:p>
          </table:table-cell>
          <table:table-cell office:value-type="float" office:value="580" table:style-name="ce14">
            <text:p>580</text:p>
          </table:table-cell>
          <table:table-cell office:value-type="float" office:value="580" table:style-name="ce14">
            <text:p>580</text:p>
          </table:table-cell>
          <table:table-cell office:value-type="float" office:value="65210" table:style-name="ce7">
            <text:p><text:s/>65,210<text:s/></text:p>
          </table:table-cell>
          <table:table-cell office:value-type="float" office:value="160703" table:style-name="ce7">
            <text:p><text:s/>160,703<text:s/></text:p>
          </table:table-cell>
          <table:table-cell office:value-type="float" office:value="76706" table:style-name="ce7">
            <text:p><text:s/>76,706<text:s/></text:p>
          </table:table-cell>
          <table:table-cell office:value-type="float" office:value="83997" table:style-name="ce7">
            <text:p><text:s/>83,997<text:s/></text:p>
          </table:table-cell>
          <table:table-cell table:number-columns-repeated="16375"/>
        </table:table-row>
        <table:table-row table:style-name="ro1">
          <table:table-cell office:value-type="string" table:style-name="ce18">
            <text:p>大同</text:p>
          </table:table-cell>
          <table:table-cell office:value-type="float" office:value="25" table:style-name="ce14">
            <text:p>25</text:p>
          </table:table-cell>
          <table:table-cell office:value-type="float" office:value="25" table:style-name="ce14">
            <text:p>25</text:p>
          </table:table-cell>
          <table:table-cell office:value-type="float" office:value="524" table:style-name="ce14">
            <text:p>524</text:p>
          </table:table-cell>
          <table:table-cell office:value-type="float" office:value="522" table:style-name="ce14">
            <text:p>522</text:p>
          </table:table-cell>
          <table:table-cell office:value-type="float" office:value="51724" table:style-name="ce7">
            <text:p><text:s/>51,724<text:s/></text:p>
          </table:table-cell>
          <table:table-cell office:value-type="float" office:value="129738" table:style-name="ce7">
            <text:p><text:s/>129,738<text:s/></text:p>
          </table:table-cell>
          <table:table-cell office:value-type="float" office:value="63295" table:style-name="ce7">
            <text:p><text:s/>63,295<text:s/></text:p>
          </table:table-cell>
          <table:table-cell office:value-type="float" office:value="66443" table:style-name="ce7">
            <text:p><text:s/>66,443<text:s/></text:p>
          </table:table-cell>
          <table:table-cell table:number-columns-repeated="16375"/>
        </table:table-row>
        <table:table-row table:style-name="ro1">
          <table:table-cell office:value-type="string" table:style-name="ce18">
            <text:p>萬華</text:p>
          </table:table-cell>
          <table:table-cell office:value-type="float" office:value="36" table:style-name="ce14">
            <text:p>36</text:p>
          </table:table-cell>
          <table:table-cell office:value-type="float" office:value="36" table:style-name="ce14">
            <text:p>36</text:p>
          </table:table-cell>
          <table:table-cell office:value-type="float" office:value="723" table:style-name="ce14">
            <text:p>723</text:p>
          </table:table-cell>
          <table:table-cell office:value-type="float" office:value="723" table:style-name="ce14">
            <text:p>723</text:p>
          </table:table-cell>
          <table:table-cell office:value-type="float" office:value="78627" table:style-name="ce7">
            <text:p><text:s/>78,627<text:s/></text:p>
          </table:table-cell>
          <table:table-cell office:value-type="float" office:value="192656" table:style-name="ce7">
            <text:p><text:s/>192,656<text:s/></text:p>
          </table:table-cell>
          <table:table-cell office:value-type="float" office:value="94671" table:style-name="ce7">
            <text:p><text:s/>94,671<text:s/></text:p>
          </table:table-cell>
          <table:table-cell office:value-type="float" office:value="97985" table:style-name="ce7">
            <text:p><text:s/>97,985<text:s/></text:p>
          </table:table-cell>
          <table:table-cell table:number-columns-repeated="16375"/>
        </table:table-row>
        <table:table-row table:style-name="ro1">
          <table:table-cell office:value-type="string" table:style-name="ce18">
            <text:p>文山</text:p>
          </table:table-cell>
          <table:table-cell office:value-type="float" office:value="43" table:style-name="ce14">
            <text:p>43</text:p>
          </table:table-cell>
          <table:table-cell office:value-type="float" office:value="43" table:style-name="ce14">
            <text:p>43</text:p>
          </table:table-cell>
          <table:table-cell office:value-type="float" office:value="1002" table:style-name="ce14">
            <text:p>1002</text:p>
          </table:table-cell>
          <table:table-cell office:value-type="float" office:value="998" table:style-name="ce14">
            <text:p>998</text:p>
          </table:table-cell>
          <table:table-cell office:value-type="float" office:value="105178" table:style-name="ce7">
            <text:p><text:s/>105,178<text:s/></text:p>
          </table:table-cell>
          <table:table-cell office:value-type="float" office:value="274800" table:style-name="ce7">
            <text:p><text:s/>274,800<text:s/></text:p>
          </table:table-cell>
          <table:table-cell office:value-type="float" office:value="131924" table:style-name="ce7">
            <text:p><text:s/>131,924<text:s/></text:p>
          </table:table-cell>
          <table:table-cell office:value-type="float" office:value="142876" table:style-name="ce7">
            <text:p><text:s/>142,876<text:s/></text:p>
          </table:table-cell>
          <table:table-cell table:number-columns-repeated="16375"/>
        </table:table-row>
        <table:table-row table:style-name="ro1">
          <table:table-cell office:value-type="string" table:style-name="ce18">
            <text:p>南港</text:p>
          </table:table-cell>
          <table:table-cell office:value-type="float" office:value="20" table:style-name="ce14">
            <text:p>20</text:p>
          </table:table-cell>
          <table:table-cell office:value-type="float" office:value="20" table:style-name="ce14">
            <text:p>20</text:p>
          </table:table-cell>
          <table:table-cell office:value-type="float" office:value="454" table:style-name="ce14">
            <text:p>454</text:p>
          </table:table-cell>
          <table:table-cell office:value-type="float" office:value="452" table:style-name="ce14">
            <text:p>452</text:p>
          </table:table-cell>
          <table:table-cell office:value-type="float" office:value="46850" table:style-name="ce7">
            <text:p><text:s/>46,850<text:s/></text:p>
          </table:table-cell>
          <table:table-cell office:value-type="float" office:value="122200" table:style-name="ce7">
            <text:p><text:s/>122,200<text:s/></text:p>
          </table:table-cell>
          <table:table-cell office:value-type="float" office:value="59769" table:style-name="ce7">
            <text:p><text:s/>59,769<text:s/></text:p>
          </table:table-cell>
          <table:table-cell office:value-type="float" office:value="62431" table:style-name="ce7">
            <text:p><text:s/>62,431<text:s/></text:p>
          </table:table-cell>
          <table:table-cell table:number-columns-repeated="16375"/>
        </table:table-row>
        <table:table-row table:style-name="ro1">
          <table:table-cell office:value-type="string" table:style-name="ce18">
            <text:p>內湖</text:p>
          </table:table-cell>
          <table:table-cell office:value-type="float" office:value="39" table:style-name="ce14">
            <text:p>39</text:p>
          </table:table-cell>
          <table:table-cell office:value-type="float" office:value="39" table:style-name="ce14">
            <text:p>39</text:p>
          </table:table-cell>
          <table:table-cell office:value-type="float" office:value="906" table:style-name="ce14">
            <text:p>906</text:p>
          </table:table-cell>
          <table:table-cell office:value-type="float" office:value="905" table:style-name="ce14">
            <text:p>905</text:p>
          </table:table-cell>
          <table:table-cell office:value-type="float" office:value="107522" table:style-name="ce7">
            <text:p><text:s/>107,522<text:s/></text:p>
          </table:table-cell>
          <table:table-cell office:value-type="float" office:value="287837" table:style-name="ce7">
            <text:p><text:s/>287,837<text:s/></text:p>
          </table:table-cell>
          <table:table-cell office:value-type="float" office:value="137597" table:style-name="ce7">
            <text:p><text:s/>137,597<text:s/></text:p>
          </table:table-cell>
          <table:table-cell office:value-type="float" office:value="150240" table:style-name="ce7">
            <text:p><text:s/>150,240<text:s/></text:p>
          </table:table-cell>
          <table:table-cell table:number-columns-repeated="16375"/>
        </table:table-row>
        <table:table-row table:style-name="ro1">
          <table:table-cell office:value-type="string" table:style-name="ce18">
            <text:p>士林</text:p>
          </table:table-cell>
          <table:table-cell office:value-type="float" office:value="51" table:style-name="ce14">
            <text:p>51</text:p>
          </table:table-cell>
          <table:table-cell office:value-type="float" office:value="51" table:style-name="ce14">
            <text:p>51</text:p>
          </table:table-cell>
          <table:table-cell office:value-type="float" office:value="996" table:style-name="ce14">
            <text:p>996</text:p>
          </table:table-cell>
          <table:table-cell office:value-type="float" office:value="995" table:style-name="ce14">
            <text:p>995</text:p>
          </table:table-cell>
          <table:table-cell office:value-type="float" office:value="106923" table:style-name="ce7">
            <text:p><text:s/>106,923<text:s/></text:p>
          </table:table-cell>
          <table:table-cell office:value-type="float" office:value="289279" table:style-name="ce7">
            <text:p><text:s/>289,279<text:s/></text:p>
          </table:table-cell>
          <table:table-cell office:value-type="float" office:value="139491" table:style-name="ce7">
            <text:p><text:s/>139,491<text:s/></text:p>
          </table:table-cell>
          <table:table-cell office:value-type="float" office:value="149788" table:style-name="ce7">
            <text:p><text:s/>149,788<text:s/></text:p>
          </table:table-cell>
          <table:table-cell table:number-columns-repeated="16375"/>
        </table:table-row>
        <table:table-row table:style-name="ro1">
          <table:table-cell office:value-type="string" table:style-name="ce18">
            <text:p>北投</text:p>
          </table:table-cell>
          <table:table-cell office:value-type="float" office:value="42" table:style-name="ce14">
            <text:p>42</text:p>
          </table:table-cell>
          <table:table-cell office:value-type="float" office:value="42" table:style-name="ce14">
            <text:p>42</text:p>
          </table:table-cell>
          <table:table-cell office:value-type="float" office:value="828" table:style-name="ce14">
            <text:p>828</text:p>
          </table:table-cell>
          <table:table-cell office:value-type="float" office:value="827" table:style-name="ce14">
            <text:p>827</text:p>
          </table:table-cell>
          <table:table-cell office:value-type="float" office:value="96605" table:style-name="ce7">
            <text:p><text:s/>96,605<text:s/></text:p>
          </table:table-cell>
          <table:table-cell office:value-type="float" office:value="256756" table:style-name="ce7">
            <text:p><text:s/>256,756<text:s/></text:p>
          </table:table-cell>
          <table:table-cell office:value-type="float" office:value="123812" table:style-name="ce7">
            <text:p><text:s/>123,812<text:s/></text:p>
          </table:table-cell>
          <table:table-cell office:value-type="float" office:value="132944" table:style-name="ce7">
            <text:p><text:s/>132,944<text:s/></text:p>
          </table:table-cell>
          <table:table-cell table:number-columns-repeated="16375"/>
        </table:table-row>
        <table:table-row table:style-name="ro7">
          <table:table-cell office:value-type="string" table:number-columns-spanned="9" table:number-rows-spanned="1" table:style-name="ce17">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6月" table:style-name="ta1">
        <table:table-column table:style-name="co7" table:number-columns-repeated="3" table:default-cell-style-name="ce1"/>
        <table:table-column table:style-name="co3" table:number-columns-repeated="2" table:default-cell-style-name="ce1"/>
        <table:table-column table:style-name="co4" table:number-columns-repeated="4" table:default-cell-style-name="ce1"/>
        <table:table-column table:style-name="co5" table:number-columns-repeated="16375" table:default-cell-style-name="ce1"/>
        <table:table-row table:style-name="ro1">
          <table:table-cell office:value-type="string" table:number-columns-spanned="9" table:number-rows-spanned="1" table:style-name="ce16">
            <text:p>臺北市   106 年 6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10">
            <text:p>區別</text:p>
          </table:table-cell>
          <table:table-cell office:value-type="string" table:number-columns-spanned="2" table:number-rows-spanned="1" table:style-name="ce10">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5">
            <text:p>現有門牌</text:p>
          </table:table-cell>
          <table:table-cell office:value-type="string" table:style-name="ce12">
            <text:p>戶籍登記</text:p>
          </table:table-cell>
          <table:table-cell office:value-type="string" table:style-name="ce2">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18">
            <text:p>總計</text:p>
          </table:table-cell>
          <table:table-cell office:value-type="float" office:value="456" table:style-name="ce14">
            <text:p>456</text:p>
          </table:table-cell>
          <table:table-cell office:value-type="float" office:value="456" table:style-name="ce19">
            <text:p>456</text:p>
          </table:table-cell>
          <table:table-cell office:value-type="float" office:value="9577" table:style-name="ce7">
            <text:p><text:s/>9,577<text:s/></text:p>
          </table:table-cell>
          <table:table-cell office:value-type="float" office:value="9559" table:style-name="ce7">
            <text:p><text:s/>9,559<text:s/></text:p>
          </table:table-cell>
          <table:table-cell office:value-type="float" office:value="1049354" table:style-name="ce7">
            <text:p><text:s/>1,049,354<text:s/></text:p>
          </table:table-cell>
          <table:table-cell office:value-type="float" office:value="2689845" table:style-name="ce7">
            <text:p><text:s/>2,689,845<text:s/></text:p>
          </table:table-cell>
          <table:table-cell office:value-type="float" office:value="1285810" table:style-name="ce7">
            <text:p><text:s/>1,285,810<text:s/></text:p>
          </table:table-cell>
          <table:table-cell office:value-type="float" office:value="1404035" table:style-name="ce7">
            <text:p><text:s/>1,404,035<text:s/></text:p>
          </table:table-cell>
          <table:table-cell table:number-columns-repeated="16375"/>
        </table:table-row>
        <table:table-row table:style-name="ro1">
          <table:table-cell office:value-type="string" table:style-name="ce18">
            <text:p>松山</text:p>
          </table:table-cell>
          <table:table-cell office:value-type="float" office:value="33" table:style-name="ce14">
            <text:p>33</text:p>
          </table:table-cell>
          <table:table-cell office:value-type="float" office:value="33" table:style-name="ce19">
            <text:p>33</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532" table:style-name="ce7">
            <text:p><text:s/>80,532<text:s/></text:p>
          </table:table-cell>
          <table:table-cell office:value-type="float" office:value="207957" table:style-name="ce7">
            <text:p><text:s/>207,957<text:s/></text:p>
          </table:table-cell>
          <table:table-cell office:value-type="float" office:value="97662" table:style-name="ce7">
            <text:p><text:s/>97,662<text:s/></text:p>
          </table:table-cell>
          <table:table-cell office:value-type="float" office:value="110295" table:style-name="ce7">
            <text:p><text:s/>110,295<text:s/></text:p>
          </table:table-cell>
          <table:table-cell table:number-columns-repeated="16375"/>
        </table:table-row>
        <table:table-row table:style-name="ro1">
          <table:table-cell office:value-type="string" table:style-name="ce18">
            <text:p>信義</text:p>
          </table:table-cell>
          <table:table-cell office:value-type="float" office:value="41" table:style-name="ce14">
            <text:p>41</text:p>
          </table:table-cell>
          <table:table-cell office:value-type="float" office:value="41" table:style-name="ce19">
            <text:p>41</text:p>
          </table:table-cell>
          <table:table-cell office:value-type="float" office:value="906" table:style-name="ce7">
            <text:p><text:s/>906<text:s/></text:p>
          </table:table-cell>
          <table:table-cell office:value-type="float" office:value="904" table:style-name="ce7">
            <text:p><text:s/>904<text:s/></text:p>
          </table:table-cell>
          <table:table-cell office:value-type="float" office:value="89384" table:style-name="ce7">
            <text:p><text:s/>89,384<text:s/></text:p>
          </table:table-cell>
          <table:table-cell office:value-type="float" office:value="226379" table:style-name="ce7">
            <text:p><text:s/>226,379<text:s/></text:p>
          </table:table-cell>
          <table:table-cell office:value-type="float" office:value="108164" table:style-name="ce7">
            <text:p><text:s/>108,164<text:s/></text:p>
          </table:table-cell>
          <table:table-cell office:value-type="float" office:value="118215" table:style-name="ce7">
            <text:p><text:s/>118,215<text:s/></text:p>
          </table:table-cell>
          <table:table-cell table:number-columns-repeated="16375"/>
        </table:table-row>
        <table:table-row table:style-name="ro1">
          <table:table-cell office:value-type="string" table:style-name="ce18">
            <text:p>大安</text:p>
          </table:table-cell>
          <table:table-cell office:value-type="float" office:value="53" table:style-name="ce14">
            <text:p>53</text:p>
          </table:table-cell>
          <table:table-cell office:value-type="float" office:value="53" table:style-name="ce19">
            <text:p>53</text:p>
          </table:table-cell>
          <table:table-cell office:value-type="float" office:value="1026" table:style-name="ce7">
            <text:p><text:s/>1,026<text:s/></text:p>
          </table:table-cell>
          <table:table-cell office:value-type="float" office:value="1023" table:style-name="ce7">
            <text:p><text:s/>1,023<text:s/></text:p>
          </table:table-cell>
          <table:table-cell office:value-type="float" office:value="120678" table:style-name="ce7">
            <text:p><text:s/>120,678<text:s/></text:p>
          </table:table-cell>
          <table:table-cell office:value-type="float" office:value="311124" table:style-name="ce7">
            <text:p><text:s/>311,124<text:s/></text:p>
          </table:table-cell>
          <table:table-cell office:value-type="float" office:value="145416" table:style-name="ce7">
            <text:p><text:s/>145,416<text:s/></text:p>
          </table:table-cell>
          <table:table-cell office:value-type="float" office:value="165708" table:style-name="ce7">
            <text:p><text:s/>165,708<text:s/></text:p>
          </table:table-cell>
          <table:table-cell table:number-columns-repeated="16375"/>
        </table:table-row>
        <table:table-row table:style-name="ro1">
          <table:table-cell office:value-type="string" table:style-name="ce18">
            <text:p>中山</text:p>
          </table:table-cell>
          <table:table-cell office:value-type="float" office:value="42" table:style-name="ce14">
            <text:p>42</text:p>
          </table:table-cell>
          <table:table-cell office:value-type="float" office:value="42" table:style-name="ce19">
            <text:p>42</text:p>
          </table:table-cell>
          <table:table-cell office:value-type="float" office:value="871" table:style-name="ce7">
            <text:p><text:s/>871<text:s/></text:p>
          </table:table-cell>
          <table:table-cell office:value-type="float" office:value="869" table:style-name="ce7">
            <text:p><text:s/>869<text:s/></text:p>
          </table:table-cell>
          <table:table-cell office:value-type="float" office:value="99962" table:style-name="ce7">
            <text:p><text:s/>99,962<text:s/></text:p>
          </table:table-cell>
          <table:table-cell office:value-type="float" office:value="231068" table:style-name="ce7">
            <text:p><text:s/>231,068<text:s/></text:p>
          </table:table-cell>
          <table:table-cell office:value-type="float" office:value="107652" table:style-name="ce7">
            <text:p><text:s/>107,652<text:s/></text:p>
          </table:table-cell>
          <table:table-cell office:value-type="float" office:value="123416" table:style-name="ce7">
            <text:p><text:s/>123,416<text:s/></text:p>
          </table:table-cell>
          <table:table-cell table:number-columns-repeated="16375"/>
        </table:table-row>
        <table:table-row table:style-name="ro1">
          <table:table-cell office:value-type="string" table:style-name="ce18">
            <text:p>中正</text:p>
          </table:table-cell>
          <table:table-cell office:value-type="float" office:value="31" table:style-name="ce14">
            <text:p>31</text:p>
          </table:table-cell>
          <table:table-cell office:value-type="float" office:value="31" table:style-name="ce19">
            <text:p>31</text:p>
          </table:table-cell>
          <table:table-cell office:value-type="float" office:value="580" table:style-name="ce7">
            <text:p><text:s/>580<text:s/></text:p>
          </table:table-cell>
          <table:table-cell office:value-type="float" office:value="580" table:style-name="ce7">
            <text:p><text:s/>580<text:s/></text:p>
          </table:table-cell>
          <table:table-cell office:value-type="float" office:value="65217" table:style-name="ce7">
            <text:p><text:s/>65,217<text:s/></text:p>
          </table:table-cell>
          <table:table-cell office:value-type="float" office:value="160644" table:style-name="ce7">
            <text:p><text:s/>160,644<text:s/></text:p>
          </table:table-cell>
          <table:table-cell office:value-type="float" office:value="76720" table:style-name="ce7">
            <text:p><text:s/>76,720<text:s/></text:p>
          </table:table-cell>
          <table:table-cell office:value-type="float" office:value="83924" table:style-name="ce7">
            <text:p><text:s/>83,924<text:s/></text:p>
          </table:table-cell>
          <table:table-cell table:number-columns-repeated="16375"/>
        </table:table-row>
        <table:table-row table:style-name="ro1">
          <table:table-cell office:value-type="string" table:style-name="ce18">
            <text:p>大同</text:p>
          </table:table-cell>
          <table:table-cell office:value-type="float" office:value="25" table:style-name="ce14">
            <text:p>25</text:p>
          </table:table-cell>
          <table:table-cell office:value-type="float" office:value="25" table:style-name="ce19">
            <text:p>25</text:p>
          </table:table-cell>
          <table:table-cell office:value-type="float" office:value="523" table:style-name="ce7">
            <text:p><text:s/>523<text:s/></text:p>
          </table:table-cell>
          <table:table-cell office:value-type="float" office:value="521" table:style-name="ce7">
            <text:p><text:s/>521<text:s/></text:p>
          </table:table-cell>
          <table:table-cell office:value-type="float" office:value="51728" table:style-name="ce7">
            <text:p><text:s/>51,728<text:s/></text:p>
          </table:table-cell>
          <table:table-cell office:value-type="float" office:value="129667" table:style-name="ce7">
            <text:p><text:s/>129,667<text:s/></text:p>
          </table:table-cell>
          <table:table-cell office:value-type="float" office:value="63216" table:style-name="ce7">
            <text:p><text:s/>63,216<text:s/></text:p>
          </table:table-cell>
          <table:table-cell office:value-type="float" office:value="66451" table:style-name="ce7">
            <text:p><text:s/>66,451<text:s/></text:p>
          </table:table-cell>
          <table:table-cell table:number-columns-repeated="16375"/>
        </table:table-row>
        <table:table-row table:style-name="ro1">
          <table:table-cell office:value-type="string" table:style-name="ce18">
            <text:p>萬華</text:p>
          </table:table-cell>
          <table:table-cell office:value-type="float" office:value="36" table:style-name="ce14">
            <text:p>36</text:p>
          </table:table-cell>
          <table:table-cell office:value-type="float" office:value="36" table:style-name="ce19">
            <text:p>36</text:p>
          </table:table-cell>
          <table:table-cell office:value-type="float" office:value="723" table:style-name="ce7">
            <text:p><text:s/>723<text:s/></text:p>
          </table:table-cell>
          <table:table-cell office:value-type="float" office:value="723" table:style-name="ce7">
            <text:p><text:s/>723<text:s/></text:p>
          </table:table-cell>
          <table:table-cell office:value-type="float" office:value="78587" table:style-name="ce7">
            <text:p><text:s/>78,587<text:s/></text:p>
          </table:table-cell>
          <table:table-cell office:value-type="float" office:value="192442" table:style-name="ce7">
            <text:p><text:s/>192,442<text:s/></text:p>
          </table:table-cell>
          <table:table-cell office:value-type="float" office:value="94577" table:style-name="ce7">
            <text:p><text:s/>94,577<text:s/></text:p>
          </table:table-cell>
          <table:table-cell office:value-type="float" office:value="97865" table:style-name="ce7">
            <text:p><text:s/>97,865<text:s/></text:p>
          </table:table-cell>
          <table:table-cell table:number-columns-repeated="16375"/>
        </table:table-row>
        <table:table-row table:style-name="ro1">
          <table:table-cell office:value-type="string" table:style-name="ce18">
            <text:p>文山</text:p>
          </table:table-cell>
          <table:table-cell office:value-type="float" office:value="43" table:style-name="ce14">
            <text:p>43</text:p>
          </table:table-cell>
          <table:table-cell office:value-type="float" office:value="43" table:style-name="ce19">
            <text:p>43</text:p>
          </table:table-cell>
          <table:table-cell office:value-type="float" office:value="1002" table:style-name="ce7">
            <text:p><text:s/>1,002<text:s/></text:p>
          </table:table-cell>
          <table:table-cell office:value-type="float" office:value="1000" table:style-name="ce7">
            <text:p><text:s/>1,000<text:s/></text:p>
          </table:table-cell>
          <table:table-cell office:value-type="float" office:value="105178" table:style-name="ce7">
            <text:p><text:s/>105,178<text:s/></text:p>
          </table:table-cell>
          <table:table-cell office:value-type="float" office:value="274689" table:style-name="ce7">
            <text:p><text:s/>274,689<text:s/></text:p>
          </table:table-cell>
          <table:table-cell office:value-type="float" office:value="131863" table:style-name="ce7">
            <text:p><text:s/>131,863<text:s/></text:p>
          </table:table-cell>
          <table:table-cell office:value-type="float" office:value="142826" table:style-name="ce7">
            <text:p><text:s/>142,826<text:s/></text:p>
          </table:table-cell>
          <table:table-cell table:number-columns-repeated="16375"/>
        </table:table-row>
        <table:table-row table:style-name="ro1">
          <table:table-cell office:value-type="string" table:style-name="ce18">
            <text:p>南港</text:p>
          </table:table-cell>
          <table:table-cell office:value-type="float" office:value="20" table:style-name="ce14">
            <text:p>20</text:p>
          </table:table-cell>
          <table:table-cell office:value-type="float" office:value="20" table:style-name="ce19">
            <text:p>20</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6898" table:style-name="ce7">
            <text:p><text:s/>46,898<text:s/></text:p>
          </table:table-cell>
          <table:table-cell office:value-type="float" office:value="122214" table:style-name="ce7">
            <text:p><text:s/>122,214<text:s/></text:p>
          </table:table-cell>
          <table:table-cell office:value-type="float" office:value="59763" table:style-name="ce7">
            <text:p><text:s/>59,763<text:s/></text:p>
          </table:table-cell>
          <table:table-cell office:value-type="float" office:value="62451" table:style-name="ce7">
            <text:p><text:s/>62,451<text:s/></text:p>
          </table:table-cell>
          <table:table-cell table:number-columns-repeated="16375"/>
        </table:table-row>
        <table:table-row table:style-name="ro1">
          <table:table-cell office:value-type="string" table:style-name="ce18">
            <text:p>內湖</text:p>
          </table:table-cell>
          <table:table-cell office:value-type="float" office:value="39" table:style-name="ce14">
            <text:p>39</text:p>
          </table:table-cell>
          <table:table-cell office:value-type="float" office:value="39" table:style-name="ce19">
            <text:p>39</text:p>
          </table:table-cell>
          <table:table-cell office:value-type="float" office:value="906" table:style-name="ce7">
            <text:p><text:s/>906<text:s/></text:p>
          </table:table-cell>
          <table:table-cell office:value-type="float" office:value="905" table:style-name="ce7">
            <text:p><text:s/>905<text:s/></text:p>
          </table:table-cell>
          <table:table-cell office:value-type="float" office:value="107602" table:style-name="ce7">
            <text:p><text:s/>107,602<text:s/></text:p>
          </table:table-cell>
          <table:table-cell office:value-type="float" office:value="287746" table:style-name="ce7">
            <text:p><text:s/>287,746<text:s/></text:p>
          </table:table-cell>
          <table:table-cell office:value-type="float" office:value="137531" table:style-name="ce7">
            <text:p><text:s/>137,531<text:s/></text:p>
          </table:table-cell>
          <table:table-cell office:value-type="float" office:value="150215" table:style-name="ce7">
            <text:p><text:s/>150,215<text:s/></text:p>
          </table:table-cell>
          <table:table-cell table:number-columns-repeated="16375"/>
        </table:table-row>
        <table:table-row table:style-name="ro1">
          <table:table-cell office:value-type="string" table:style-name="ce18">
            <text:p>士林</text:p>
          </table:table-cell>
          <table:table-cell office:value-type="float" office:value="51" table:style-name="ce14">
            <text:p>51</text:p>
          </table:table-cell>
          <table:table-cell office:value-type="float" office:value="51" table:style-name="ce19">
            <text:p>51</text:p>
          </table:table-cell>
          <table:table-cell office:value-type="float" office:value="996" table:style-name="ce7">
            <text:p><text:s/>996<text:s/></text:p>
          </table:table-cell>
          <table:table-cell office:value-type="float" office:value="995" table:style-name="ce7">
            <text:p><text:s/>995<text:s/></text:p>
          </table:table-cell>
          <table:table-cell office:value-type="float" office:value="106945" table:style-name="ce7">
            <text:p><text:s/>106,945<text:s/></text:p>
          </table:table-cell>
          <table:table-cell office:value-type="float" office:value="289149" table:style-name="ce7">
            <text:p><text:s/>289,149<text:s/></text:p>
          </table:table-cell>
          <table:table-cell office:value-type="float" office:value="139432" table:style-name="ce7">
            <text:p><text:s/>139,432<text:s/></text:p>
          </table:table-cell>
          <table:table-cell office:value-type="float" office:value="149717" table:style-name="ce7">
            <text:p><text:s/>149,717<text:s/></text:p>
          </table:table-cell>
          <table:table-cell table:number-columns-repeated="16375"/>
        </table:table-row>
        <table:table-row table:style-name="ro1">
          <table:table-cell office:value-type="string" table:style-name="ce18">
            <text:p>北投</text:p>
          </table:table-cell>
          <table:table-cell office:value-type="float" office:value="42" table:style-name="ce14">
            <text:p>42</text:p>
          </table:table-cell>
          <table:table-cell office:value-type="float" office:value="42" table:style-name="ce19">
            <text:p>42</text:p>
          </table:table-cell>
          <table:table-cell office:value-type="float" office:value="828" table:style-name="ce7">
            <text:p><text:s/>828<text:s/></text:p>
          </table:table-cell>
          <table:table-cell office:value-type="float" office:value="827" table:style-name="ce7">
            <text:p><text:s/>827<text:s/></text:p>
          </table:table-cell>
          <table:table-cell office:value-type="float" office:value="96643" table:style-name="ce7">
            <text:p><text:s/>96,643<text:s/></text:p>
          </table:table-cell>
          <table:table-cell office:value-type="float" office:value="256766" table:style-name="ce7">
            <text:p><text:s/>256,766<text:s/></text:p>
          </table:table-cell>
          <table:table-cell office:value-type="float" office:value="123814" table:style-name="ce7">
            <text:p><text:s/>123,814<text:s/></text:p>
          </table:table-cell>
          <table:table-cell office:value-type="float" office:value="132952" table:style-name="ce7">
            <text:p><text:s/>132,952<text:s/></text:p>
          </table:table-cell>
          <table:table-cell table:number-columns-repeated="16375"/>
        </table:table-row>
        <table:table-row table:style-name="ro8">
          <table:table-cell office:value-type="string" table:number-columns-spanned="9" table:number-rows-spanned="1" table:style-name="ce17">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7月" table:style-name="ta1">
        <table:table-column table:style-name="co7" table:number-columns-repeated="3" table:default-cell-style-name="ce1"/>
        <table:table-column table:style-name="co3" table:number-columns-repeated="2" table:default-cell-style-name="ce1"/>
        <table:table-column table:style-name="co4" table:number-columns-repeated="4" table:default-cell-style-name="ce1"/>
        <table:table-column table:style-name="co5" table:number-columns-repeated="16375" table:default-cell-style-name="ce1"/>
        <table:table-row table:style-name="ro1">
          <table:table-cell office:value-type="string" table:number-columns-spanned="9" table:number-rows-spanned="1" table:style-name="ce16">
            <text:p>臺北市   106 年 7<text:span text:style-name="T1"><text:s/>月  各行政區戶籍人口數、戶數統計表</text:span></text:p>
          </table:table-cell>
          <table:covered-table-cell table:number-columns-repeated="8"/>
          <table:table-cell table:number-columns-repeated="16375"/>
        </table:table-row>
        <table:table-row table:style-name="ro1">
          <table:table-cell office:value-type="string" table:number-columns-spanned="1" table:number-rows-spanned="2" table:style-name="ce10">
            <text:p>區別</text:p>
          </table:table-cell>
          <table:table-cell office:value-type="string" table:number-columns-spanned="2" table:number-rows-spanned="1" table:style-name="ce10">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5">
            <text:p>現有門牌</text:p>
          </table:table-cell>
          <table:table-cell office:value-type="string" table:style-name="ce12">
            <text:p>戶籍登記</text:p>
          </table:table-cell>
          <table:table-cell office:value-type="string" table:style-name="ce5">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18">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76" table:style-name="ce7">
            <text:p><text:s/>9,576<text:s/></text:p>
          </table:table-cell>
          <table:table-cell office:value-type="float" office:value="9561" table:style-name="ce7">
            <text:p><text:s/>9,561<text:s/></text:p>
          </table:table-cell>
          <table:table-cell office:value-type="float" office:value="1049309" table:style-name="ce7">
            <text:p><text:s/>1,049,309<text:s/></text:p>
          </table:table-cell>
          <table:table-cell office:value-type="float" office:value="2687629" table:style-name="ce7">
            <text:p><text:s/>2,687,629<text:s/></text:p>
          </table:table-cell>
          <table:table-cell office:value-type="float" office:value="1284637" table:style-name="ce7">
            <text:p><text:s/>1,284,637<text:s/></text:p>
          </table:table-cell>
          <table:table-cell office:value-type="float" office:value="1402992" table:style-name="ce7">
            <text:p><text:s/>1,402,992<text:s/></text:p>
          </table:table-cell>
          <table:table-cell table:number-columns-repeated="16375"/>
        </table:table-row>
        <table:table-row table:style-name="ro1">
          <table:table-cell office:value-type="string" table:style-name="ce18">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464" table:style-name="ce7">
            <text:p><text:s/>80,464<text:s/></text:p>
          </table:table-cell>
          <table:table-cell office:value-type="float" office:value="207640" table:style-name="ce7">
            <text:p><text:s/>207,640<text:s/></text:p>
          </table:table-cell>
          <table:table-cell office:value-type="float" office:value="97489" table:style-name="ce7">
            <text:p><text:s/>97,489<text:s/></text:p>
          </table:table-cell>
          <table:table-cell office:value-type="float" office:value="110151" table:style-name="ce7">
            <text:p><text:s/>110,151<text:s/></text:p>
          </table:table-cell>
          <table:table-cell table:number-columns-repeated="16375"/>
        </table:table-row>
        <table:table-row table:style-name="ro1">
          <table:table-cell office:value-type="string" table:style-name="ce18">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06" table:style-name="ce7">
            <text:p><text:s/>906<text:s/></text:p>
          </table:table-cell>
          <table:table-cell office:value-type="float" office:value="904" table:style-name="ce7">
            <text:p><text:s/>904<text:s/></text:p>
          </table:table-cell>
          <table:table-cell office:value-type="float" office:value="89351" table:style-name="ce7">
            <text:p><text:s/>89,351<text:s/></text:p>
          </table:table-cell>
          <table:table-cell office:value-type="float" office:value="226162" table:style-name="ce7">
            <text:p><text:s/>226,162<text:s/></text:p>
          </table:table-cell>
          <table:table-cell office:value-type="float" office:value="108025" table:style-name="ce7">
            <text:p><text:s/>108,025<text:s/></text:p>
          </table:table-cell>
          <table:table-cell office:value-type="float" office:value="118137" table:style-name="ce7">
            <text:p><text:s/>118,137<text:s/></text:p>
          </table:table-cell>
          <table:table-cell table:number-columns-repeated="16375"/>
        </table:table-row>
        <table:table-row table:style-name="ro1">
          <table:table-cell office:value-type="string" table:style-name="ce18">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6" table:style-name="ce7">
            <text:p><text:s/>1,026<text:s/></text:p>
          </table:table-cell>
          <table:table-cell office:value-type="float" office:value="1023" table:style-name="ce7">
            <text:p><text:s/>1,023<text:s/></text:p>
          </table:table-cell>
          <table:table-cell office:value-type="float" office:value="120670" table:style-name="ce7">
            <text:p><text:s/>120,670<text:s/></text:p>
          </table:table-cell>
          <table:table-cell office:value-type="float" office:value="310811" table:style-name="ce7">
            <text:p><text:s/>310,811<text:s/></text:p>
          </table:table-cell>
          <table:table-cell office:value-type="float" office:value="145279" table:style-name="ce7">
            <text:p><text:s/>145,279<text:s/></text:p>
          </table:table-cell>
          <table:table-cell office:value-type="float" office:value="165532" table:style-name="ce7">
            <text:p><text:s/>165,532<text:s/></text:p>
          </table:table-cell>
          <table:table-cell table:number-columns-repeated="16375"/>
        </table:table-row>
        <table:table-row table:style-name="ro1">
          <table:table-cell office:value-type="string" table:style-name="ce18">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71" table:style-name="ce7">
            <text:p><text:s/>871<text:s/></text:p>
          </table:table-cell>
          <table:table-cell office:value-type="float" office:value="869" table:style-name="ce7">
            <text:p><text:s/>869<text:s/></text:p>
          </table:table-cell>
          <table:table-cell office:value-type="float" office:value="99994" table:style-name="ce7">
            <text:p><text:s/>99,994<text:s/></text:p>
          </table:table-cell>
          <table:table-cell office:value-type="float" office:value="230951" table:style-name="ce7">
            <text:p><text:s/>230,951<text:s/></text:p>
          </table:table-cell>
          <table:table-cell office:value-type="float" office:value="107531" table:style-name="ce7">
            <text:p><text:s/>107,531<text:s/></text:p>
          </table:table-cell>
          <table:table-cell office:value-type="float" office:value="123420" table:style-name="ce7">
            <text:p><text:s/>123,420<text:s/></text:p>
          </table:table-cell>
          <table:table-cell table:number-columns-repeated="16375"/>
        </table:table-row>
        <table:table-row table:style-name="ro1">
          <table:table-cell office:value-type="string" table:style-name="ce18">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0" table:style-name="ce7">
            <text:p><text:s/>580<text:s/></text:p>
          </table:table-cell>
          <table:table-cell office:value-type="float" office:value="580" table:style-name="ce7">
            <text:p><text:s/>580<text:s/></text:p>
          </table:table-cell>
          <table:table-cell office:value-type="float" office:value="65235" table:style-name="ce7">
            <text:p><text:s/>65,235<text:s/></text:p>
          </table:table-cell>
          <table:table-cell office:value-type="float" office:value="160409" table:style-name="ce7">
            <text:p><text:s/>160,409<text:s/></text:p>
          </table:table-cell>
          <table:table-cell office:value-type="float" office:value="76613" table:style-name="ce7">
            <text:p><text:s/>76,613<text:s/></text:p>
          </table:table-cell>
          <table:table-cell office:value-type="float" office:value="83796" table:style-name="ce7">
            <text:p><text:s/>83,796<text:s/></text:p>
          </table:table-cell>
          <table:table-cell table:number-columns-repeated="16375"/>
        </table:table-row>
        <table:table-row table:style-name="ro1">
          <table:table-cell office:value-type="string" table:style-name="ce18">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2" table:style-name="ce7">
            <text:p><text:s/>522<text:s/></text:p>
          </table:table-cell>
          <table:table-cell office:value-type="float" office:value="521" table:style-name="ce7">
            <text:p><text:s/>521<text:s/></text:p>
          </table:table-cell>
          <table:table-cell office:value-type="float" office:value="51660" table:style-name="ce7">
            <text:p><text:s/>51,660<text:s/></text:p>
          </table:table-cell>
          <table:table-cell office:value-type="float" office:value="129420" table:style-name="ce7">
            <text:p><text:s/>129,420<text:s/></text:p>
          </table:table-cell>
          <table:table-cell office:value-type="float" office:value="63092" table:style-name="ce7">
            <text:p><text:s/>63,092<text:s/></text:p>
          </table:table-cell>
          <table:table-cell office:value-type="float" office:value="66328" table:style-name="ce7">
            <text:p><text:s/>66,328<text:s/></text:p>
          </table:table-cell>
          <table:table-cell table:number-columns-repeated="16375"/>
        </table:table-row>
        <table:table-row table:style-name="ro1">
          <table:table-cell office:value-type="string" table:style-name="ce18">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3" table:style-name="ce7">
            <text:p><text:s/>723<text:s/></text:p>
          </table:table-cell>
          <table:table-cell office:value-type="float" office:value="723" table:style-name="ce7">
            <text:p><text:s/>723<text:s/></text:p>
          </table:table-cell>
          <table:table-cell office:value-type="float" office:value="78587" table:style-name="ce7">
            <text:p><text:s/>78,587<text:s/></text:p>
          </table:table-cell>
          <table:table-cell office:value-type="float" office:value="192349" table:style-name="ce7">
            <text:p><text:s/>192,349<text:s/></text:p>
          </table:table-cell>
          <table:table-cell office:value-type="float" office:value="94536" table:style-name="ce7">
            <text:p><text:s/>94,536<text:s/></text:p>
          </table:table-cell>
          <table:table-cell office:value-type="float" office:value="97813" table:style-name="ce7">
            <text:p><text:s/>97,813<text:s/></text:p>
          </table:table-cell>
          <table:table-cell table:number-columns-repeated="16375"/>
        </table:table-row>
        <table:table-row table:style-name="ro1">
          <table:table-cell office:value-type="string" table:style-name="ce18">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1002" table:style-name="ce7">
            <text:p><text:s/>1,002<text:s/></text:p>
          </table:table-cell>
          <table:table-cell office:value-type="float" office:value="1002" table:style-name="ce7">
            <text:p><text:s/>1,002<text:s/></text:p>
          </table:table-cell>
          <table:table-cell office:value-type="float" office:value="105181" table:style-name="ce7">
            <text:p><text:s/>105,181<text:s/></text:p>
          </table:table-cell>
          <table:table-cell office:value-type="float" office:value="274553" table:style-name="ce7">
            <text:p><text:s/>274,553<text:s/></text:p>
          </table:table-cell>
          <table:table-cell office:value-type="float" office:value="131782" table:style-name="ce7">
            <text:p><text:s/>131,782<text:s/></text:p>
          </table:table-cell>
          <table:table-cell office:value-type="float" office:value="142771" table:style-name="ce7">
            <text:p><text:s/>142,771<text:s/></text:p>
          </table:table-cell>
          <table:table-cell table:number-columns-repeated="16375"/>
        </table:table-row>
        <table:table-row table:style-name="ro1">
          <table:table-cell office:value-type="string" table:style-name="ce18">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6926" table:style-name="ce7">
            <text:p><text:s/>46,926<text:s/></text:p>
          </table:table-cell>
          <table:table-cell office:value-type="float" office:value="122197" table:style-name="ce7">
            <text:p><text:s/>122,197<text:s/></text:p>
          </table:table-cell>
          <table:table-cell office:value-type="float" office:value="59764" table:style-name="ce7">
            <text:p><text:s/>59,764<text:s/></text:p>
          </table:table-cell>
          <table:table-cell office:value-type="float" office:value="62433" table:style-name="ce7">
            <text:p><text:s/>62,433<text:s/></text:p>
          </table:table-cell>
          <table:table-cell table:number-columns-repeated="16375"/>
        </table:table-row>
        <table:table-row table:style-name="ro1">
          <table:table-cell office:value-type="string" table:style-name="ce18">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6" table:style-name="ce7">
            <text:p><text:s/>906<text:s/></text:p>
          </table:table-cell>
          <table:table-cell office:value-type="float" office:value="905" table:style-name="ce7">
            <text:p><text:s/>905<text:s/></text:p>
          </table:table-cell>
          <table:table-cell office:value-type="float" office:value="107611" table:style-name="ce7">
            <text:p><text:s/>107,611<text:s/></text:p>
          </table:table-cell>
          <table:table-cell office:value-type="float" office:value="287592" table:style-name="ce7">
            <text:p><text:s/>287,592<text:s/></text:p>
          </table:table-cell>
          <table:table-cell office:value-type="float" office:value="137433" table:style-name="ce7">
            <text:p><text:s/>137,433<text:s/></text:p>
          </table:table-cell>
          <table:table-cell office:value-type="float" office:value="150159" table:style-name="ce7">
            <text:p><text:s/>150,159<text:s/></text:p>
          </table:table-cell>
          <table:table-cell table:number-columns-repeated="16375"/>
        </table:table-row>
        <table:table-row table:style-name="ro1">
          <table:table-cell office:value-type="string" table:style-name="ce18">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6" table:style-name="ce7">
            <text:p><text:s/>996<text:s/></text:p>
          </table:table-cell>
          <table:table-cell office:value-type="float" office:value="995" table:style-name="ce7">
            <text:p><text:s/>995<text:s/></text:p>
          </table:table-cell>
          <table:table-cell office:value-type="float" office:value="107013" table:style-name="ce7">
            <text:p><text:s/>107,013<text:s/></text:p>
          </table:table-cell>
          <table:table-cell office:value-type="float" office:value="288991" table:style-name="ce7">
            <text:p><text:s/>288,991<text:s/></text:p>
          </table:table-cell>
          <table:table-cell office:value-type="float" office:value="139417" table:style-name="ce7">
            <text:p><text:s/>139,417<text:s/></text:p>
          </table:table-cell>
          <table:table-cell office:value-type="float" office:value="149574" table:style-name="ce7">
            <text:p><text:s/>149,574<text:s/></text:p>
          </table:table-cell>
          <table:table-cell table:number-columns-repeated="16375"/>
        </table:table-row>
        <table:table-row table:style-name="ro1">
          <table:table-cell office:value-type="string" table:style-name="ce18">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8" table:style-name="ce7">
            <text:p><text:s/>828<text:s/></text:p>
          </table:table-cell>
          <table:table-cell office:value-type="float" office:value="827" table:style-name="ce7">
            <text:p><text:s/>827<text:s/></text:p>
          </table:table-cell>
          <table:table-cell office:value-type="float" office:value="96617" table:style-name="ce7">
            <text:p><text:s/>96,617<text:s/></text:p>
          </table:table-cell>
          <table:table-cell office:value-type="float" office:value="256554" table:style-name="ce7">
            <text:p><text:s/>256,554<text:s/></text:p>
          </table:table-cell>
          <table:table-cell office:value-type="float" office:value="123676" table:style-name="ce7">
            <text:p><text:s/>123,676<text:s/></text:p>
          </table:table-cell>
          <table:table-cell office:value-type="float" office:value="132878" table:style-name="ce7">
            <text:p><text:s/>132,878<text:s/></text:p>
          </table:table-cell>
          <table:table-cell table:number-columns-repeated="16375"/>
        </table:table-row>
        <table:table-row table:style-name="ro9">
          <table:table-cell office:value-type="string" table:number-columns-spanned="9" table:number-rows-spanned="1" table:style-name="ce17">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8月" table:style-name="ta1">
        <table:table-column table:style-name="co7" table:number-columns-repeated="3" table:default-cell-style-name="ce1"/>
        <table:table-column table:style-name="co3" table:number-columns-repeated="2" table:default-cell-style-name="ce1"/>
        <table:table-column table:style-name="co4" table:number-columns-repeated="4" table:default-cell-style-name="ce1"/>
        <table:table-column table:style-name="co5" table:number-columns-repeated="16375" table:default-cell-style-name="ce1"/>
        <table:table-row table:style-name="ro1">
          <table:table-cell office:value-type="string" table:number-columns-spanned="9" table:number-rows-spanned="1" table:style-name="ce16">
            <text:p>臺北市   106 年 8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10">
            <text:p>區別</text:p>
          </table:table-cell>
          <table:table-cell office:value-type="string" table:number-columns-spanned="2" table:number-rows-spanned="1" table:style-name="ce10">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2">
            <text:p>現有門牌</text:p>
          </table:table-cell>
          <table:table-cell office:value-type="string" table:style-name="ce2">
            <text:p>戶籍登記</text:p>
          </table:table-cell>
          <table:table-cell office:value-type="string" table:style-name="ce2">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15">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76" table:style-name="ce7">
            <text:p><text:s/>9,576<text:s/></text:p>
          </table:table-cell>
          <table:table-cell office:value-type="float" office:value="9561" table:style-name="ce7">
            <text:p><text:s/>9,561<text:s/></text:p>
          </table:table-cell>
          <table:table-cell office:value-type="float" office:value="1049953" table:style-name="ce7">
            <text:p><text:s/>1,049,953<text:s/></text:p>
          </table:table-cell>
          <table:table-cell office:value-type="float" office:value="2685202" table:style-name="ce7">
            <text:p><text:s/>2,685,202<text:s/></text:p>
          </table:table-cell>
          <table:table-cell office:value-type="float" office:value="1283373" table:style-name="ce7">
            <text:p><text:s/>1,283,373<text:s/></text:p>
          </table:table-cell>
          <table:table-cell office:value-type="float" office:value="1401829" table:style-name="ce7">
            <text:p><text:s/>1,401,829<text:s/></text:p>
          </table:table-cell>
          <table:table-cell table:number-columns-repeated="16375"/>
        </table:table-row>
        <table:table-row table:style-name="ro1">
          <table:table-cell office:value-type="string" table:style-name="ce15">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445" table:style-name="ce7">
            <text:p><text:s/>80,445<text:s/></text:p>
          </table:table-cell>
          <table:table-cell office:value-type="float" office:value="207194" table:style-name="ce7">
            <text:p><text:s/>207,194<text:s/></text:p>
          </table:table-cell>
          <table:table-cell office:value-type="float" office:value="97268" table:style-name="ce7">
            <text:p><text:s/>97,268<text:s/></text:p>
          </table:table-cell>
          <table:table-cell office:value-type="float" office:value="109926" table:style-name="ce7">
            <text:p><text:s/>109,926<text:s/></text:p>
          </table:table-cell>
          <table:table-cell table:number-columns-repeated="16375"/>
        </table:table-row>
        <table:table-row table:style-name="ro1">
          <table:table-cell office:value-type="string" table:style-name="ce15">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06" table:style-name="ce7">
            <text:p><text:s/>906<text:s/></text:p>
          </table:table-cell>
          <table:table-cell office:value-type="float" office:value="904" table:style-name="ce7">
            <text:p><text:s/>904<text:s/></text:p>
          </table:table-cell>
          <table:table-cell office:value-type="float" office:value="89419" table:style-name="ce7">
            <text:p><text:s/>89,419<text:s/></text:p>
          </table:table-cell>
          <table:table-cell office:value-type="float" office:value="226046" table:style-name="ce7">
            <text:p><text:s/>226,046<text:s/></text:p>
          </table:table-cell>
          <table:table-cell office:value-type="float" office:value="107928" table:style-name="ce7">
            <text:p><text:s/>107,928<text:s/></text:p>
          </table:table-cell>
          <table:table-cell office:value-type="float" office:value="118118" table:style-name="ce7">
            <text:p><text:s/>118,118<text:s/></text:p>
          </table:table-cell>
          <table:table-cell table:number-columns-repeated="16375"/>
        </table:table-row>
        <table:table-row table:style-name="ro1">
          <table:table-cell office:value-type="string" table:style-name="ce15">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6" table:style-name="ce7">
            <text:p><text:s/>1,026<text:s/></text:p>
          </table:table-cell>
          <table:table-cell office:value-type="float" office:value="1023" table:style-name="ce7">
            <text:p><text:s/>1,023<text:s/></text:p>
          </table:table-cell>
          <table:table-cell office:value-type="float" office:value="120633" table:style-name="ce7">
            <text:p><text:s/>120,633<text:s/></text:p>
          </table:table-cell>
          <table:table-cell office:value-type="float" office:value="310302" table:style-name="ce7">
            <text:p><text:s/>310,302<text:s/></text:p>
          </table:table-cell>
          <table:table-cell office:value-type="float" office:value="145030" table:style-name="ce7">
            <text:p><text:s/>145,030<text:s/></text:p>
          </table:table-cell>
          <table:table-cell office:value-type="float" office:value="165272" table:style-name="ce7">
            <text:p><text:s/>165,272<text:s/></text:p>
          </table:table-cell>
          <table:table-cell table:number-columns-repeated="16375"/>
        </table:table-row>
        <table:table-row table:style-name="ro1">
          <table:table-cell office:value-type="string" table:style-name="ce15">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71" table:style-name="ce7">
            <text:p><text:s/>871<text:s/></text:p>
          </table:table-cell>
          <table:table-cell office:value-type="float" office:value="869" table:style-name="ce7">
            <text:p><text:s/>869<text:s/></text:p>
          </table:table-cell>
          <table:table-cell office:value-type="float" office:value="100180" table:style-name="ce7">
            <text:p><text:s/>100,180<text:s/></text:p>
          </table:table-cell>
          <table:table-cell office:value-type="float" office:value="230881" table:style-name="ce7">
            <text:p><text:s/>230,881<text:s/></text:p>
          </table:table-cell>
          <table:table-cell office:value-type="float" office:value="107486" table:style-name="ce7">
            <text:p><text:s/>107,486<text:s/></text:p>
          </table:table-cell>
          <table:table-cell office:value-type="float" office:value="123395" table:style-name="ce7">
            <text:p><text:s/>123,395<text:s/></text:p>
          </table:table-cell>
          <table:table-cell table:number-columns-repeated="16375"/>
        </table:table-row>
        <table:table-row table:style-name="ro1">
          <table:table-cell office:value-type="string" table:style-name="ce15">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0" table:style-name="ce7">
            <text:p><text:s/>580<text:s/></text:p>
          </table:table-cell>
          <table:table-cell office:value-type="float" office:value="580" table:style-name="ce7">
            <text:p><text:s/>580<text:s/></text:p>
          </table:table-cell>
          <table:table-cell office:value-type="float" office:value="65217" table:style-name="ce7">
            <text:p><text:s/>65,217<text:s/></text:p>
          </table:table-cell>
          <table:table-cell office:value-type="float" office:value="160138" table:style-name="ce7">
            <text:p><text:s/>160,138<text:s/></text:p>
          </table:table-cell>
          <table:table-cell office:value-type="float" office:value="76461" table:style-name="ce7">
            <text:p><text:s/>76,461<text:s/></text:p>
          </table:table-cell>
          <table:table-cell office:value-type="float" office:value="83677" table:style-name="ce7">
            <text:p><text:s/>83,677<text:s/></text:p>
          </table:table-cell>
          <table:table-cell table:number-columns-repeated="16375"/>
        </table:table-row>
        <table:table-row table:style-name="ro1">
          <table:table-cell office:value-type="string" table:style-name="ce15">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2" table:style-name="ce7">
            <text:p><text:s/>522<text:s/></text:p>
          </table:table-cell>
          <table:table-cell office:value-type="float" office:value="521" table:style-name="ce7">
            <text:p><text:s/>521<text:s/></text:p>
          </table:table-cell>
          <table:table-cell office:value-type="float" office:value="51698" table:style-name="ce7">
            <text:p><text:s/>51,698<text:s/></text:p>
          </table:table-cell>
          <table:table-cell office:value-type="float" office:value="129306" table:style-name="ce7">
            <text:p><text:s/>129,306<text:s/></text:p>
          </table:table-cell>
          <table:table-cell office:value-type="float" office:value="63056" table:style-name="ce7">
            <text:p><text:s/>63,056<text:s/></text:p>
          </table:table-cell>
          <table:table-cell office:value-type="float" office:value="66250" table:style-name="ce7">
            <text:p><text:s/>66,250<text:s/></text:p>
          </table:table-cell>
          <table:table-cell table:number-columns-repeated="16375"/>
        </table:table-row>
        <table:table-row table:style-name="ro1">
          <table:table-cell office:value-type="string" table:style-name="ce15">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3" table:style-name="ce7">
            <text:p><text:s/>723<text:s/></text:p>
          </table:table-cell>
          <table:table-cell office:value-type="float" office:value="723" table:style-name="ce7">
            <text:p><text:s/>723<text:s/></text:p>
          </table:table-cell>
          <table:table-cell office:value-type="float" office:value="78655" table:style-name="ce7">
            <text:p><text:s/>78,655<text:s/></text:p>
          </table:table-cell>
          <table:table-cell office:value-type="float" office:value="192150" table:style-name="ce7">
            <text:p><text:s/>192,150<text:s/></text:p>
          </table:table-cell>
          <table:table-cell office:value-type="float" office:value="94435" table:style-name="ce7">
            <text:p><text:s/>94,435<text:s/></text:p>
          </table:table-cell>
          <table:table-cell office:value-type="float" office:value="97715" table:style-name="ce7">
            <text:p><text:s/>97,715<text:s/></text:p>
          </table:table-cell>
          <table:table-cell table:number-columns-repeated="16375"/>
        </table:table-row>
        <table:table-row table:style-name="ro1">
          <table:table-cell office:value-type="string" table:style-name="ce15">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1002" table:style-name="ce7">
            <text:p><text:s/>1,002<text:s/></text:p>
          </table:table-cell>
          <table:table-cell office:value-type="float" office:value="1002" table:style-name="ce7">
            <text:p><text:s/>1,002<text:s/></text:p>
          </table:table-cell>
          <table:table-cell office:value-type="float" office:value="105257" table:style-name="ce7">
            <text:p><text:s/>105,257<text:s/></text:p>
          </table:table-cell>
          <table:table-cell office:value-type="float" office:value="274312" table:style-name="ce7">
            <text:p><text:s/>274,312<text:s/></text:p>
          </table:table-cell>
          <table:table-cell office:value-type="float" office:value="131683" table:style-name="ce7">
            <text:p><text:s/>131,683<text:s/></text:p>
          </table:table-cell>
          <table:table-cell office:value-type="float" office:value="142629" table:style-name="ce7">
            <text:p><text:s/>142,629<text:s/></text:p>
          </table:table-cell>
          <table:table-cell table:number-columns-repeated="16375"/>
        </table:table-row>
        <table:table-row table:style-name="ro1">
          <table:table-cell office:value-type="string" table:style-name="ce15">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6988" table:style-name="ce7">
            <text:p><text:s/>46,988<text:s/></text:p>
          </table:table-cell>
          <table:table-cell office:value-type="float" office:value="122177" table:style-name="ce7">
            <text:p><text:s/>122,177<text:s/></text:p>
          </table:table-cell>
          <table:table-cell office:value-type="float" office:value="59741" table:style-name="ce7">
            <text:p><text:s/>59,741<text:s/></text:p>
          </table:table-cell>
          <table:table-cell office:value-type="float" office:value="62436" table:style-name="ce7">
            <text:p><text:s/>62,436<text:s/></text:p>
          </table:table-cell>
          <table:table-cell table:number-columns-repeated="16375"/>
        </table:table-row>
        <table:table-row table:style-name="ro1">
          <table:table-cell office:value-type="string" table:style-name="ce15">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6" table:style-name="ce7">
            <text:p><text:s/>906<text:s/></text:p>
          </table:table-cell>
          <table:table-cell office:value-type="float" office:value="905" table:style-name="ce7">
            <text:p><text:s/>905<text:s/></text:p>
          </table:table-cell>
          <table:table-cell office:value-type="float" office:value="107707" table:style-name="ce7">
            <text:p><text:s/>107,707<text:s/></text:p>
          </table:table-cell>
          <table:table-cell office:value-type="float" office:value="287496" table:style-name="ce7">
            <text:p><text:s/>287,496<text:s/></text:p>
          </table:table-cell>
          <table:table-cell office:value-type="float" office:value="137368" table:style-name="ce7">
            <text:p><text:s/>137,368<text:s/></text:p>
          </table:table-cell>
          <table:table-cell office:value-type="float" office:value="150128" table:style-name="ce7">
            <text:p><text:s/>150,128<text:s/></text:p>
          </table:table-cell>
          <table:table-cell table:number-columns-repeated="16375"/>
        </table:table-row>
        <table:table-row table:style-name="ro1">
          <table:table-cell office:value-type="string" table:style-name="ce15">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6" table:style-name="ce7">
            <text:p><text:s/>996<text:s/></text:p>
          </table:table-cell>
          <table:table-cell office:value-type="float" office:value="995" table:style-name="ce7">
            <text:p><text:s/>995<text:s/></text:p>
          </table:table-cell>
          <table:table-cell office:value-type="float" office:value="107067" table:style-name="ce7">
            <text:p><text:s/>107,067<text:s/></text:p>
          </table:table-cell>
          <table:table-cell office:value-type="float" office:value="288704" table:style-name="ce7">
            <text:p><text:s/>288,704<text:s/></text:p>
          </table:table-cell>
          <table:table-cell office:value-type="float" office:value="139306" table:style-name="ce7">
            <text:p><text:s/>139,306<text:s/></text:p>
          </table:table-cell>
          <table:table-cell office:value-type="float" office:value="149398" table:style-name="ce7">
            <text:p><text:s/>149,398<text:s/></text:p>
          </table:table-cell>
          <table:table-cell table:number-columns-repeated="16375"/>
        </table:table-row>
        <table:table-row table:style-name="ro1">
          <table:table-cell office:value-type="string" table:style-name="ce15">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8" table:style-name="ce7">
            <text:p><text:s/>828<text:s/></text:p>
          </table:table-cell>
          <table:table-cell office:value-type="float" office:value="827" table:style-name="ce7">
            <text:p><text:s/>827<text:s/></text:p>
          </table:table-cell>
          <table:table-cell office:value-type="float" office:value="96687" table:style-name="ce7">
            <text:p><text:s/>96,687<text:s/></text:p>
          </table:table-cell>
          <table:table-cell office:value-type="float" office:value="256496" table:style-name="ce7">
            <text:p><text:s/>256,496<text:s/></text:p>
          </table:table-cell>
          <table:table-cell office:value-type="float" office:value="123611" table:style-name="ce7">
            <text:p><text:s/>123,611<text:s/></text:p>
          </table:table-cell>
          <table:table-cell office:value-type="float" office:value="132885" table:style-name="ce7">
            <text:p><text:s/>132,885<text:s/></text:p>
          </table:table-cell>
          <table:table-cell table:number-columns-repeated="16375"/>
        </table:table-row>
        <table:table-row table:style-name="ro10">
          <table:table-cell office:value-type="string" table:number-columns-spanned="9" table:number-rows-spanned="1" table:style-name="ce17">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9月" table:style-name="ta1">
        <table:table-column table:style-name="co7" table:number-columns-repeated="3" table:default-cell-style-name="ce1"/>
        <table:table-column table:style-name="co3" table:number-columns-repeated="2" table:default-cell-style-name="ce1"/>
        <table:table-column table:style-name="co4" table:number-columns-repeated="4" table:default-cell-style-name="ce1"/>
        <table:table-column table:style-name="co5" table:number-columns-repeated="16375" table:default-cell-style-name="ce1"/>
        <table:table-row table:style-name="ro1">
          <table:table-cell office:value-type="string" table:number-columns-spanned="9" table:number-rows-spanned="1" table:style-name="ce16">
            <text:p>臺北市   106 年 9<text:span text:style-name="T1"><text:s/>月  各行政區戶籍人口數、戶數統計表</text:span></text:p>
          </table:table-cell>
          <table:covered-table-cell table:number-columns-repeated="8"/>
          <table:table-cell table:number-columns-repeated="16375"/>
        </table:table-row>
        <table:table-row table:style-name="ro1">
          <table:table-cell office:value-type="string" table:number-columns-spanned="1" table:number-rows-spanned="2" table:style-name="ce10">
            <text:p>區別</text:p>
          </table:table-cell>
          <table:table-cell office:value-type="string" table:number-columns-spanned="2" table:number-rows-spanned="1" table:style-name="ce10">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2">
            <text:p>現有門牌</text:p>
          </table:table-cell>
          <table:table-cell office:value-type="string" table:style-name="ce2">
            <text:p>戶籍登記</text:p>
          </table:table-cell>
          <table:table-cell office:value-type="string" table:style-name="ce5">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15">
            <text:p>總計</text:p>
          </table:table-cell>
          <table:table-cell office:value-type="float" office:value="456" table:style-name="ce7">
            <text:p><text:s/>456<text:s/></text:p>
          </table:table-cell>
          <table:table-cell office:value-type="float" office:value="456" table:style-name="ce13">
            <text:p><text:s/>456<text:s/></text:p>
          </table:table-cell>
          <table:table-cell office:value-type="float" office:value="9576" table:style-name="ce7">
            <text:p><text:s/>9,576<text:s/></text:p>
          </table:table-cell>
          <table:table-cell office:value-type="float" office:value="9561" table:style-name="ce7">
            <text:p><text:s/>9,561<text:s/></text:p>
          </table:table-cell>
          <table:table-cell office:value-type="float" office:value="1050873" table:style-name="ce7">
            <text:p><text:s/>1,050,873<text:s/></text:p>
          </table:table-cell>
          <table:table-cell office:value-type="float" office:value="2682893" table:style-name="ce7">
            <text:p><text:s/>2,682,893<text:s/></text:p>
          </table:table-cell>
          <table:table-cell office:value-type="float" office:value="1282133" table:style-name="ce7">
            <text:p><text:s/>1,282,133<text:s/></text:p>
          </table:table-cell>
          <table:table-cell office:value-type="float" office:value="1400760" table:style-name="ce7">
            <text:p><text:s/>1,400,760<text:s/></text:p>
          </table:table-cell>
          <table:table-cell table:number-columns-repeated="16375"/>
        </table:table-row>
        <table:table-row table:style-name="ro1">
          <table:table-cell office:value-type="string" table:style-name="ce15">
            <text:p>松山</text:p>
          </table:table-cell>
          <table:table-cell office:value-type="float" office:value="33" table:style-name="ce7">
            <text:p><text:s/>33<text:s/></text:p>
          </table:table-cell>
          <table:table-cell office:value-type="float" office:value="33" table:style-name="ce13">
            <text:p><text:s/>33<text:s/></text:p>
          </table:table-cell>
          <table:table-cell office:value-type="float" office:value="762" table:style-name="ce7">
            <text:p><text:s/>762<text:s/></text:p>
          </table:table-cell>
          <table:table-cell office:value-type="float" office:value="760" table:style-name="ce7">
            <text:p><text:s/>760<text:s/></text:p>
          </table:table-cell>
          <table:table-cell office:value-type="float" office:value="80435" table:style-name="ce7">
            <text:p><text:s/>80,435<text:s/></text:p>
          </table:table-cell>
          <table:table-cell office:value-type="float" office:value="206829" table:style-name="ce7">
            <text:p><text:s/>206,829<text:s/></text:p>
          </table:table-cell>
          <table:table-cell office:value-type="float" office:value="97082" table:style-name="ce7">
            <text:p><text:s/>97,082<text:s/></text:p>
          </table:table-cell>
          <table:table-cell office:value-type="float" office:value="109747" table:style-name="ce7">
            <text:p><text:s/>109,747<text:s/></text:p>
          </table:table-cell>
          <table:table-cell table:number-columns-repeated="16375"/>
        </table:table-row>
        <table:table-row table:style-name="ro1">
          <table:table-cell office:value-type="string" table:style-name="ce15">
            <text:p>信義</text:p>
          </table:table-cell>
          <table:table-cell office:value-type="float" office:value="41" table:style-name="ce7">
            <text:p><text:s/>41<text:s/></text:p>
          </table:table-cell>
          <table:table-cell office:value-type="float" office:value="41" table:style-name="ce13">
            <text:p><text:s/>41<text:s/></text:p>
          </table:table-cell>
          <table:table-cell office:value-type="float" office:value="906" table:style-name="ce7">
            <text:p><text:s/>906<text:s/></text:p>
          </table:table-cell>
          <table:table-cell office:value-type="float" office:value="904" table:style-name="ce7">
            <text:p><text:s/>904<text:s/></text:p>
          </table:table-cell>
          <table:table-cell office:value-type="float" office:value="89538" table:style-name="ce7">
            <text:p><text:s/>89,538<text:s/></text:p>
          </table:table-cell>
          <table:table-cell office:value-type="float" office:value="225870" table:style-name="ce7">
            <text:p><text:s/>225,870<text:s/></text:p>
          </table:table-cell>
          <table:table-cell office:value-type="float" office:value="107840" table:style-name="ce7">
            <text:p><text:s/>107,840<text:s/></text:p>
          </table:table-cell>
          <table:table-cell office:value-type="float" office:value="118030" table:style-name="ce7">
            <text:p><text:s/>118,030<text:s/></text:p>
          </table:table-cell>
          <table:table-cell table:number-columns-repeated="16375"/>
        </table:table-row>
        <table:table-row table:style-name="ro1">
          <table:table-cell office:value-type="string" table:style-name="ce15">
            <text:p>大安</text:p>
          </table:table-cell>
          <table:table-cell office:value-type="float" office:value="53" table:style-name="ce7">
            <text:p><text:s/>53<text:s/></text:p>
          </table:table-cell>
          <table:table-cell office:value-type="float" office:value="53" table:style-name="ce13">
            <text:p><text:s/>53<text:s/></text:p>
          </table:table-cell>
          <table:table-cell office:value-type="float" office:value="1026" table:style-name="ce7">
            <text:p><text:s/>1,026<text:s/></text:p>
          </table:table-cell>
          <table:table-cell office:value-type="float" office:value="1023" table:style-name="ce7">
            <text:p><text:s/>1,023<text:s/></text:p>
          </table:table-cell>
          <table:table-cell office:value-type="float" office:value="120755" table:style-name="ce7">
            <text:p><text:s/>120,755<text:s/></text:p>
          </table:table-cell>
          <table:table-cell office:value-type="float" office:value="309948" table:style-name="ce7">
            <text:p><text:s/>309,948<text:s/></text:p>
          </table:table-cell>
          <table:table-cell office:value-type="float" office:value="144813" table:style-name="ce7">
            <text:p><text:s/>144,813<text:s/></text:p>
          </table:table-cell>
          <table:table-cell office:value-type="float" office:value="165135" table:style-name="ce7">
            <text:p><text:s/>165,135<text:s/></text:p>
          </table:table-cell>
          <table:table-cell table:number-columns-repeated="16375"/>
        </table:table-row>
        <table:table-row table:style-name="ro1">
          <table:table-cell office:value-type="string" table:style-name="ce15">
            <text:p>中山</text:p>
          </table:table-cell>
          <table:table-cell office:value-type="float" office:value="42" table:style-name="ce7">
            <text:p><text:s/>42<text:s/></text:p>
          </table:table-cell>
          <table:table-cell office:value-type="float" office:value="42" table:style-name="ce13">
            <text:p><text:s/>42<text:s/></text:p>
          </table:table-cell>
          <table:table-cell office:value-type="float" office:value="871" table:style-name="ce7">
            <text:p><text:s/>871<text:s/></text:p>
          </table:table-cell>
          <table:table-cell office:value-type="float" office:value="869" table:style-name="ce7">
            <text:p><text:s/>869<text:s/></text:p>
          </table:table-cell>
          <table:table-cell office:value-type="float" office:value="100330" table:style-name="ce7">
            <text:p><text:s/>100,330<text:s/></text:p>
          </table:table-cell>
          <table:table-cell office:value-type="float" office:value="230812" table:style-name="ce7">
            <text:p><text:s/>230,812<text:s/></text:p>
          </table:table-cell>
          <table:table-cell office:value-type="float" office:value="107397" table:style-name="ce7">
            <text:p><text:s/>107,397<text:s/></text:p>
          </table:table-cell>
          <table:table-cell office:value-type="float" office:value="123415" table:style-name="ce7">
            <text:p><text:s/>123,415<text:s/></text:p>
          </table:table-cell>
          <table:table-cell table:number-columns-repeated="16375"/>
        </table:table-row>
        <table:table-row table:style-name="ro1">
          <table:table-cell office:value-type="string" table:style-name="ce15">
            <text:p>中正</text:p>
          </table:table-cell>
          <table:table-cell office:value-type="float" office:value="31" table:style-name="ce7">
            <text:p><text:s/>31<text:s/></text:p>
          </table:table-cell>
          <table:table-cell office:value-type="float" office:value="31" table:style-name="ce13">
            <text:p><text:s/>31<text:s/></text:p>
          </table:table-cell>
          <table:table-cell office:value-type="float" office:value="580" table:style-name="ce7">
            <text:p><text:s/>580<text:s/></text:p>
          </table:table-cell>
          <table:table-cell office:value-type="float" office:value="580" table:style-name="ce7">
            <text:p><text:s/>580<text:s/></text:p>
          </table:table-cell>
          <table:table-cell office:value-type="float" office:value="65166" table:style-name="ce7">
            <text:p><text:s/>65,166<text:s/></text:p>
          </table:table-cell>
          <table:table-cell office:value-type="float" office:value="159617" table:style-name="ce7">
            <text:p><text:s/>159,617<text:s/></text:p>
          </table:table-cell>
          <table:table-cell office:value-type="float" office:value="76215" table:style-name="ce7">
            <text:p><text:s/>76,215<text:s/></text:p>
          </table:table-cell>
          <table:table-cell office:value-type="float" office:value="83402" table:style-name="ce7">
            <text:p><text:s/>83,402<text:s/></text:p>
          </table:table-cell>
          <table:table-cell table:number-columns-repeated="16375"/>
        </table:table-row>
        <table:table-row table:style-name="ro1">
          <table:table-cell office:value-type="string" table:style-name="ce15">
            <text:p>大同</text:p>
          </table:table-cell>
          <table:table-cell office:value-type="float" office:value="25" table:style-name="ce7">
            <text:p><text:s/>25<text:s/></text:p>
          </table:table-cell>
          <table:table-cell office:value-type="float" office:value="25" table:style-name="ce13">
            <text:p><text:s/>25<text:s/></text:p>
          </table:table-cell>
          <table:table-cell office:value-type="float" office:value="522" table:style-name="ce7">
            <text:p><text:s/>522<text:s/></text:p>
          </table:table-cell>
          <table:table-cell office:value-type="float" office:value="521" table:style-name="ce7">
            <text:p><text:s/>521<text:s/></text:p>
          </table:table-cell>
          <table:table-cell office:value-type="float" office:value="51751" table:style-name="ce7">
            <text:p><text:s/>51,751<text:s/></text:p>
          </table:table-cell>
          <table:table-cell office:value-type="float" office:value="129261" table:style-name="ce7">
            <text:p><text:s/>129,261<text:s/></text:p>
          </table:table-cell>
          <table:table-cell office:value-type="float" office:value="63052" table:style-name="ce7">
            <text:p><text:s/>63,052<text:s/></text:p>
          </table:table-cell>
          <table:table-cell office:value-type="float" office:value="66209" table:style-name="ce7">
            <text:p><text:s/>66,209<text:s/></text:p>
          </table:table-cell>
          <table:table-cell table:number-columns-repeated="16375"/>
        </table:table-row>
        <table:table-row table:style-name="ro1">
          <table:table-cell office:value-type="string" table:style-name="ce15">
            <text:p>萬華</text:p>
          </table:table-cell>
          <table:table-cell office:value-type="float" office:value="36" table:style-name="ce7">
            <text:p><text:s/>36<text:s/></text:p>
          </table:table-cell>
          <table:table-cell office:value-type="float" office:value="36" table:style-name="ce13">
            <text:p><text:s/>36<text:s/></text:p>
          </table:table-cell>
          <table:table-cell office:value-type="float" office:value="723" table:style-name="ce7">
            <text:p><text:s/>723<text:s/></text:p>
          </table:table-cell>
          <table:table-cell office:value-type="float" office:value="723" table:style-name="ce7">
            <text:p><text:s/>723<text:s/></text:p>
          </table:table-cell>
          <table:table-cell office:value-type="float" office:value="78732" table:style-name="ce7">
            <text:p><text:s/>78,732<text:s/></text:p>
          </table:table-cell>
          <table:table-cell office:value-type="float" office:value="192104" table:style-name="ce7">
            <text:p><text:s/>192,104<text:s/></text:p>
          </table:table-cell>
          <table:table-cell office:value-type="float" office:value="94424" table:style-name="ce7">
            <text:p><text:s/>94,424<text:s/></text:p>
          </table:table-cell>
          <table:table-cell office:value-type="float" office:value="97680" table:style-name="ce7">
            <text:p><text:s/>97,680<text:s/></text:p>
          </table:table-cell>
          <table:table-cell table:number-columns-repeated="16375"/>
        </table:table-row>
        <table:table-row table:style-name="ro1">
          <table:table-cell office:value-type="string" table:style-name="ce15">
            <text:p>文山</text:p>
          </table:table-cell>
          <table:table-cell office:value-type="float" office:value="43" table:style-name="ce7">
            <text:p><text:s/>43<text:s/></text:p>
          </table:table-cell>
          <table:table-cell office:value-type="float" office:value="43" table:style-name="ce13">
            <text:p><text:s/>43<text:s/></text:p>
          </table:table-cell>
          <table:table-cell office:value-type="float" office:value="1002" table:style-name="ce7">
            <text:p><text:s/>1,002<text:s/></text:p>
          </table:table-cell>
          <table:table-cell office:value-type="float" office:value="1002" table:style-name="ce7">
            <text:p><text:s/>1,002<text:s/></text:p>
          </table:table-cell>
          <table:table-cell office:value-type="float" office:value="105385" table:style-name="ce7">
            <text:p><text:s/>105,385<text:s/></text:p>
          </table:table-cell>
          <table:table-cell office:value-type="float" office:value="274161" table:style-name="ce7">
            <text:p><text:s/>274,161<text:s/></text:p>
          </table:table-cell>
          <table:table-cell office:value-type="float" office:value="131608" table:style-name="ce7">
            <text:p><text:s/>131,608<text:s/></text:p>
          </table:table-cell>
          <table:table-cell office:value-type="float" office:value="142553" table:style-name="ce7">
            <text:p><text:s/>142,553<text:s/></text:p>
          </table:table-cell>
          <table:table-cell table:number-columns-repeated="16375"/>
        </table:table-row>
        <table:table-row table:style-name="ro1">
          <table:table-cell office:value-type="string" table:style-name="ce15">
            <text:p>南港</text:p>
          </table:table-cell>
          <table:table-cell office:value-type="float" office:value="20" table:style-name="ce7">
            <text:p><text:s/>20<text:s/></text:p>
          </table:table-cell>
          <table:table-cell office:value-type="float" office:value="20" table:style-name="ce13">
            <text:p><text:s/>20<text:s/></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7048" table:style-name="ce7">
            <text:p><text:s/>47,048<text:s/></text:p>
          </table:table-cell>
          <table:table-cell office:value-type="float" office:value="122144" table:style-name="ce7">
            <text:p><text:s/>122,144<text:s/></text:p>
          </table:table-cell>
          <table:table-cell office:value-type="float" office:value="59721" table:style-name="ce7">
            <text:p><text:s/>59,721<text:s/></text:p>
          </table:table-cell>
          <table:table-cell office:value-type="float" office:value="62423" table:style-name="ce7">
            <text:p><text:s/>62,423<text:s/></text:p>
          </table:table-cell>
          <table:table-cell table:number-columns-repeated="16375"/>
        </table:table-row>
        <table:table-row table:style-name="ro1">
          <table:table-cell office:value-type="string" table:style-name="ce15">
            <text:p>內湖</text:p>
          </table:table-cell>
          <table:table-cell office:value-type="float" office:value="39" table:style-name="ce7">
            <text:p><text:s/>39<text:s/></text:p>
          </table:table-cell>
          <table:table-cell office:value-type="float" office:value="39" table:style-name="ce13">
            <text:p><text:s/>39<text:s/></text:p>
          </table:table-cell>
          <table:table-cell office:value-type="float" office:value="906" table:style-name="ce7">
            <text:p><text:s/>906<text:s/></text:p>
          </table:table-cell>
          <table:table-cell office:value-type="float" office:value="905" table:style-name="ce7">
            <text:p><text:s/>905<text:s/></text:p>
          </table:table-cell>
          <table:table-cell office:value-type="float" office:value="107799" table:style-name="ce7">
            <text:p><text:s/>107,799<text:s/></text:p>
          </table:table-cell>
          <table:table-cell office:value-type="float" office:value="287389" table:style-name="ce7">
            <text:p><text:s/>287,389<text:s/></text:p>
          </table:table-cell>
          <table:table-cell office:value-type="float" office:value="137316" table:style-name="ce7">
            <text:p><text:s/>137,316<text:s/></text:p>
          </table:table-cell>
          <table:table-cell office:value-type="float" office:value="150073" table:style-name="ce7">
            <text:p><text:s/>150,073<text:s/></text:p>
          </table:table-cell>
          <table:table-cell table:number-columns-repeated="16375"/>
        </table:table-row>
        <table:table-row table:style-name="ro1">
          <table:table-cell office:value-type="string" table:style-name="ce15">
            <text:p>士林</text:p>
          </table:table-cell>
          <table:table-cell office:value-type="float" office:value="51" table:style-name="ce7">
            <text:p><text:s/>51<text:s/></text:p>
          </table:table-cell>
          <table:table-cell office:value-type="float" office:value="51" table:style-name="ce13">
            <text:p><text:s/>51<text:s/></text:p>
          </table:table-cell>
          <table:table-cell office:value-type="float" office:value="996" table:style-name="ce7">
            <text:p><text:s/>996<text:s/></text:p>
          </table:table-cell>
          <table:table-cell office:value-type="float" office:value="995" table:style-name="ce7">
            <text:p><text:s/>995<text:s/></text:p>
          </table:table-cell>
          <table:table-cell office:value-type="float" office:value="107135" table:style-name="ce7">
            <text:p><text:s/>107,135<text:s/></text:p>
          </table:table-cell>
          <table:table-cell office:value-type="float" office:value="288334" table:style-name="ce7">
            <text:p><text:s/>288,334<text:s/></text:p>
          </table:table-cell>
          <table:table-cell office:value-type="float" office:value="139099" table:style-name="ce7">
            <text:p><text:s/>139,099<text:s/></text:p>
          </table:table-cell>
          <table:table-cell office:value-type="float" office:value="149235" table:style-name="ce7">
            <text:p><text:s/>149,235<text:s/></text:p>
          </table:table-cell>
          <table:table-cell table:number-columns-repeated="16375"/>
        </table:table-row>
        <table:table-row table:style-name="ro1">
          <table:table-cell office:value-type="string" table:style-name="ce15">
            <text:p>北投</text:p>
          </table:table-cell>
          <table:table-cell office:value-type="float" office:value="42" table:style-name="ce7">
            <text:p><text:s/>42<text:s/></text:p>
          </table:table-cell>
          <table:table-cell office:value-type="float" office:value="42" table:style-name="ce13">
            <text:p><text:s/>42<text:s/></text:p>
          </table:table-cell>
          <table:table-cell office:value-type="float" office:value="828" table:style-name="ce7">
            <text:p><text:s/>828<text:s/></text:p>
          </table:table-cell>
          <table:table-cell office:value-type="float" office:value="827" table:style-name="ce7">
            <text:p><text:s/>827<text:s/></text:p>
          </table:table-cell>
          <table:table-cell office:value-type="float" office:value="96799" table:style-name="ce7">
            <text:p><text:s/>96,799<text:s/></text:p>
          </table:table-cell>
          <table:table-cell office:value-type="float" office:value="256424" table:style-name="ce7">
            <text:p><text:s/>256,424<text:s/></text:p>
          </table:table-cell>
          <table:table-cell office:value-type="float" office:value="123566" table:style-name="ce7">
            <text:p><text:s/>123,566<text:s/></text:p>
          </table:table-cell>
          <table:table-cell office:value-type="float" office:value="132858" table:style-name="ce7">
            <text:p><text:s/>132,858<text:s/></text:p>
          </table:table-cell>
          <table:table-cell table:number-columns-repeated="16375"/>
        </table:table-row>
        <table:table-row table:style-name="ro3">
          <table:table-cell office:value-type="string" table:number-columns-spanned="9" table:number-rows-spanned="1" table:style-name="ce17">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10月" table:style-name="ta1">
        <table:table-column table:style-name="co7" table:number-columns-repeated="3" table:default-cell-style-name="ce1"/>
        <table:table-column table:style-name="co3" table:number-columns-repeated="2" table:default-cell-style-name="ce1"/>
        <table:table-column table:style-name="co4" table:number-columns-repeated="4" table:default-cell-style-name="ce1"/>
        <table:table-column table:style-name="co5" table:number-columns-repeated="16375" table:default-cell-style-name="ce1"/>
        <table:table-row table:style-name="ro1">
          <table:table-cell office:value-type="string" table:number-columns-spanned="9" table:number-rows-spanned="1" table:style-name="ce16">
            <text:p>臺北市   106 年 10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10">
            <text:p>區別</text:p>
          </table:table-cell>
          <table:table-cell office:value-type="string" table:number-columns-spanned="2" table:number-rows-spanned="1" table:style-name="ce10">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2">
            <text:p>現有門牌</text:p>
          </table:table-cell>
          <table:table-cell office:value-type="string" table:style-name="ce2">
            <text:p>戶籍登記</text:p>
          </table:table-cell>
          <table:table-cell office:value-type="string" table:style-name="ce2">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18">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74" table:style-name="ce7">
            <text:p><text:s/>9,574<text:s/></text:p>
          </table:table-cell>
          <table:table-cell office:value-type="float" office:value="9559" table:style-name="ce7">
            <text:p><text:s/>9,559<text:s/></text:p>
          </table:table-cell>
          <table:table-cell office:value-type="float" office:value="1050509" table:style-name="ce7">
            <text:p><text:s/>1,050,509<text:s/></text:p>
          </table:table-cell>
          <table:table-cell office:value-type="float" office:value="2683202" table:style-name="ce7">
            <text:p><text:s/>2,683,202<text:s/></text:p>
          </table:table-cell>
          <table:table-cell office:value-type="float" office:value="1282133" table:style-name="ce7">
            <text:p><text:s/>1,282,133<text:s/></text:p>
          </table:table-cell>
          <table:table-cell office:value-type="float" office:value="1401069" table:style-name="ce7">
            <text:p><text:s/>1,401,069<text:s/></text:p>
          </table:table-cell>
          <table:table-cell table:number-columns-repeated="16375"/>
        </table:table-row>
        <table:table-row table:style-name="ro1">
          <table:table-cell office:value-type="string" table:style-name="ce18">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1" table:style-name="ce7">
            <text:p><text:s/>761<text:s/></text:p>
          </table:table-cell>
          <table:table-cell office:value-type="float" office:value="759" table:style-name="ce7">
            <text:p><text:s/>759<text:s/></text:p>
          </table:table-cell>
          <table:table-cell office:value-type="float" office:value="80459" table:style-name="ce7">
            <text:p><text:s/>80,459<text:s/></text:p>
          </table:table-cell>
          <table:table-cell office:value-type="float" office:value="206905" table:style-name="ce7">
            <text:p><text:s/>206,905<text:s/></text:p>
          </table:table-cell>
          <table:table-cell office:value-type="float" office:value="97095" table:style-name="ce7">
            <text:p><text:s/>97,095<text:s/></text:p>
          </table:table-cell>
          <table:table-cell office:value-type="float" office:value="109810" table:style-name="ce7">
            <text:p><text:s/>109,810<text:s/></text:p>
          </table:table-cell>
          <table:table-cell table:number-columns-repeated="16375"/>
        </table:table-row>
        <table:table-row table:style-name="ro1">
          <table:table-cell office:value-type="string" table:style-name="ce18">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06" table:style-name="ce7">
            <text:p><text:s/>906<text:s/></text:p>
          </table:table-cell>
          <table:table-cell office:value-type="float" office:value="904" table:style-name="ce7">
            <text:p><text:s/>904<text:s/></text:p>
          </table:table-cell>
          <table:table-cell office:value-type="float" office:value="89483" table:style-name="ce7">
            <text:p><text:s/>89,483<text:s/></text:p>
          </table:table-cell>
          <table:table-cell office:value-type="float" office:value="225911" table:style-name="ce7">
            <text:p><text:s/>225,911<text:s/></text:p>
          </table:table-cell>
          <table:table-cell office:value-type="float" office:value="107860" table:style-name="ce7">
            <text:p><text:s/>107,860<text:s/></text:p>
          </table:table-cell>
          <table:table-cell office:value-type="float" office:value="118051" table:style-name="ce7">
            <text:p><text:s/>118,051<text:s/></text:p>
          </table:table-cell>
          <table:table-cell table:number-columns-repeated="16375"/>
        </table:table-row>
        <table:table-row table:style-name="ro1">
          <table:table-cell office:value-type="string" table:style-name="ce18">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6" table:style-name="ce7">
            <text:p><text:s/>1,026<text:s/></text:p>
          </table:table-cell>
          <table:table-cell office:value-type="float" office:value="1022" table:style-name="ce7">
            <text:p><text:s/>1,022<text:s/></text:p>
          </table:table-cell>
          <table:table-cell office:value-type="float" office:value="120750" table:style-name="ce7">
            <text:p><text:s/>120,750<text:s/></text:p>
          </table:table-cell>
          <table:table-cell office:value-type="float" office:value="309977" table:style-name="ce7">
            <text:p><text:s/>309,977<text:s/></text:p>
          </table:table-cell>
          <table:table-cell office:value-type="float" office:value="144816" table:style-name="ce7">
            <text:p><text:s/>144,816<text:s/></text:p>
          </table:table-cell>
          <table:table-cell office:value-type="float" office:value="165161" table:style-name="ce7">
            <text:p><text:s/>165,161<text:s/></text:p>
          </table:table-cell>
          <table:table-cell table:number-columns-repeated="16375"/>
        </table:table-row>
        <table:table-row table:style-name="ro1">
          <table:table-cell office:value-type="string" table:style-name="ce18">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71" table:style-name="ce7">
            <text:p><text:s/>871<text:s/></text:p>
          </table:table-cell>
          <table:table-cell office:value-type="float" office:value="869" table:style-name="ce7">
            <text:p><text:s/>869<text:s/></text:p>
          </table:table-cell>
          <table:table-cell office:value-type="float" office:value="100250" table:style-name="ce7">
            <text:p><text:s/>100,250<text:s/></text:p>
          </table:table-cell>
          <table:table-cell office:value-type="float" office:value="230778" table:style-name="ce7">
            <text:p><text:s/>230,778<text:s/></text:p>
          </table:table-cell>
          <table:table-cell office:value-type="float" office:value="107377" table:style-name="ce7">
            <text:p><text:s/>107,377<text:s/></text:p>
          </table:table-cell>
          <table:table-cell office:value-type="float" office:value="123401" table:style-name="ce7">
            <text:p><text:s/>123,401<text:s/></text:p>
          </table:table-cell>
          <table:table-cell table:number-columns-repeated="16375"/>
        </table:table-row>
        <table:table-row table:style-name="ro1">
          <table:table-cell office:value-type="string" table:style-name="ce18">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0" table:style-name="ce7">
            <text:p><text:s/>580<text:s/></text:p>
          </table:table-cell>
          <table:table-cell office:value-type="float" office:value="580" table:style-name="ce7">
            <text:p><text:s/>580<text:s/></text:p>
          </table:table-cell>
          <table:table-cell office:value-type="float" office:value="65092" table:style-name="ce7">
            <text:p><text:s/>65,092<text:s/></text:p>
          </table:table-cell>
          <table:table-cell office:value-type="float" office:value="159556" table:style-name="ce7">
            <text:p><text:s/>159,556<text:s/></text:p>
          </table:table-cell>
          <table:table-cell office:value-type="float" office:value="76180" table:style-name="ce7">
            <text:p><text:s/>76,180<text:s/></text:p>
          </table:table-cell>
          <table:table-cell office:value-type="float" office:value="83376" table:style-name="ce7">
            <text:p><text:s/>83,376<text:s/></text:p>
          </table:table-cell>
          <table:table-cell table:number-columns-repeated="16375"/>
        </table:table-row>
        <table:table-row table:style-name="ro1">
          <table:table-cell office:value-type="string" table:style-name="ce18">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2" table:style-name="ce7">
            <text:p><text:s/>522<text:s/></text:p>
          </table:table-cell>
          <table:table-cell office:value-type="float" office:value="521" table:style-name="ce7">
            <text:p><text:s/>521<text:s/></text:p>
          </table:table-cell>
          <table:table-cell office:value-type="float" office:value="51737" table:style-name="ce7">
            <text:p><text:s/>51,737<text:s/></text:p>
          </table:table-cell>
          <table:table-cell office:value-type="float" office:value="129263" table:style-name="ce7">
            <text:p><text:s/>129,263<text:s/></text:p>
          </table:table-cell>
          <table:table-cell office:value-type="float" office:value="63064" table:style-name="ce7">
            <text:p><text:s/>63,064<text:s/></text:p>
          </table:table-cell>
          <table:table-cell office:value-type="float" office:value="66199" table:style-name="ce7">
            <text:p><text:s/>66,199<text:s/></text:p>
          </table:table-cell>
          <table:table-cell table:number-columns-repeated="16375"/>
        </table:table-row>
        <table:table-row table:style-name="ro1">
          <table:table-cell office:value-type="string" table:style-name="ce18">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3" table:style-name="ce7">
            <text:p><text:s/>723<text:s/></text:p>
          </table:table-cell>
          <table:table-cell office:value-type="float" office:value="723" table:style-name="ce7">
            <text:p><text:s/>723<text:s/></text:p>
          </table:table-cell>
          <table:table-cell office:value-type="float" office:value="78674" table:style-name="ce7">
            <text:p><text:s/>78,674<text:s/></text:p>
          </table:table-cell>
          <table:table-cell office:value-type="float" office:value="192074" table:style-name="ce7">
            <text:p><text:s/>192,074<text:s/></text:p>
          </table:table-cell>
          <table:table-cell office:value-type="float" office:value="94361" table:style-name="ce7">
            <text:p><text:s/>94,361<text:s/></text:p>
          </table:table-cell>
          <table:table-cell office:value-type="float" office:value="97713" table:style-name="ce7">
            <text:p><text:s/>97,713<text:s/></text:p>
          </table:table-cell>
          <table:table-cell table:number-columns-repeated="16375"/>
        </table:table-row>
        <table:table-row table:style-name="ro1">
          <table:table-cell office:value-type="string" table:style-name="ce18">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1002" table:style-name="ce7">
            <text:p><text:s/>1,002<text:s/></text:p>
          </table:table-cell>
          <table:table-cell office:value-type="float" office:value="1002" table:style-name="ce7">
            <text:p><text:s/>1,002<text:s/></text:p>
          </table:table-cell>
          <table:table-cell office:value-type="float" office:value="105377" table:style-name="ce7">
            <text:p><text:s/>105,377<text:s/></text:p>
          </table:table-cell>
          <table:table-cell office:value-type="float" office:value="274287" table:style-name="ce7">
            <text:p><text:s/>274,287<text:s/></text:p>
          </table:table-cell>
          <table:table-cell office:value-type="float" office:value="131646" table:style-name="ce7">
            <text:p><text:s/>131,646<text:s/></text:p>
          </table:table-cell>
          <table:table-cell office:value-type="float" office:value="142641" table:style-name="ce7">
            <text:p><text:s/>142,641<text:s/></text:p>
          </table:table-cell>
          <table:table-cell table:number-columns-repeated="16375"/>
        </table:table-row>
        <table:table-row table:style-name="ro1">
          <table:table-cell office:value-type="string" table:style-name="ce18">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7058" table:style-name="ce7">
            <text:p><text:s/>47,058<text:s/></text:p>
          </table:table-cell>
          <table:table-cell office:value-type="float" office:value="122203" table:style-name="ce7">
            <text:p><text:s/>122,203<text:s/></text:p>
          </table:table-cell>
          <table:table-cell office:value-type="float" office:value="59756" table:style-name="ce7">
            <text:p><text:s/>59,756<text:s/></text:p>
          </table:table-cell>
          <table:table-cell office:value-type="float" office:value="62447" table:style-name="ce7">
            <text:p><text:s/>62,447<text:s/></text:p>
          </table:table-cell>
          <table:table-cell table:number-columns-repeated="16375"/>
        </table:table-row>
        <table:table-row table:style-name="ro1">
          <table:table-cell office:value-type="string" table:style-name="ce18">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5" table:style-name="ce7">
            <text:p><text:s/>905<text:s/></text:p>
          </table:table-cell>
          <table:table-cell office:value-type="float" office:value="905" table:style-name="ce7">
            <text:p><text:s/>905<text:s/></text:p>
          </table:table-cell>
          <table:table-cell office:value-type="float" office:value="107800" table:style-name="ce7">
            <text:p><text:s/>107,800<text:s/></text:p>
          </table:table-cell>
          <table:table-cell office:value-type="float" office:value="287484" table:style-name="ce7">
            <text:p><text:s/>287,484<text:s/></text:p>
          </table:table-cell>
          <table:table-cell office:value-type="float" office:value="137339" table:style-name="ce7">
            <text:p><text:s/>137,339<text:s/></text:p>
          </table:table-cell>
          <table:table-cell office:value-type="float" office:value="150145" table:style-name="ce7">
            <text:p><text:s/>150,145<text:s/></text:p>
          </table:table-cell>
          <table:table-cell table:number-columns-repeated="16375"/>
        </table:table-row>
        <table:table-row table:style-name="ro1">
          <table:table-cell office:value-type="string" table:style-name="ce18">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6" table:style-name="ce7">
            <text:p><text:s/>996<text:s/></text:p>
          </table:table-cell>
          <table:table-cell office:value-type="float" office:value="995" table:style-name="ce7">
            <text:p><text:s/>995<text:s/></text:p>
          </table:table-cell>
          <table:table-cell office:value-type="float" office:value="107068" table:style-name="ce7">
            <text:p><text:s/>107,068<text:s/></text:p>
          </table:table-cell>
          <table:table-cell office:value-type="float" office:value="288320" table:style-name="ce7">
            <text:p><text:s/>288,320<text:s/></text:p>
          </table:table-cell>
          <table:table-cell office:value-type="float" office:value="139114" table:style-name="ce7">
            <text:p><text:s/>139,114<text:s/></text:p>
          </table:table-cell>
          <table:table-cell office:value-type="float" office:value="149206" table:style-name="ce7">
            <text:p><text:s/>149,206<text:s/></text:p>
          </table:table-cell>
          <table:table-cell table:number-columns-repeated="16375"/>
        </table:table-row>
        <table:table-row table:style-name="ro1">
          <table:table-cell office:value-type="string" table:style-name="ce18">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8" table:style-name="ce7">
            <text:p><text:s/>828<text:s/></text:p>
          </table:table-cell>
          <table:table-cell office:value-type="float" office:value="827" table:style-name="ce7">
            <text:p><text:s/>827<text:s/></text:p>
          </table:table-cell>
          <table:table-cell office:value-type="float" office:value="96761" table:style-name="ce7">
            <text:p><text:s/>96,761<text:s/></text:p>
          </table:table-cell>
          <table:table-cell office:value-type="float" office:value="256444" table:style-name="ce7">
            <text:p><text:s/>256,444<text:s/></text:p>
          </table:table-cell>
          <table:table-cell office:value-type="float" office:value="123525" table:style-name="ce7">
            <text:p><text:s/>123,525<text:s/></text:p>
          </table:table-cell>
          <table:table-cell office:value-type="float" office:value="132919" table:style-name="ce7">
            <text:p><text:s/>132,919<text:s/></text:p>
          </table:table-cell>
          <table:table-cell table:number-columns-repeated="16375"/>
        </table:table-row>
        <table:table-row table:style-name="ro11">
          <table:table-cell office:value-type="string" table:number-columns-spanned="9" table:number-rows-spanned="1" table:style-name="ce17">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11月" table:style-name="ta1">
        <table:table-column table:style-name="co7" table:number-columns-repeated="3" table:default-cell-style-name="ce1"/>
        <table:table-column table:style-name="co3" table:number-columns-repeated="2" table:default-cell-style-name="ce1"/>
        <table:table-column table:style-name="co4" table:number-columns-repeated="4" table:default-cell-style-name="ce1"/>
        <table:table-column table:style-name="co5" table:number-columns-repeated="16375" table:default-cell-style-name="ce1"/>
        <table:table-row table:style-name="ro1">
          <table:table-cell office:value-type="string" table:number-columns-spanned="9" table:number-rows-spanned="1" table:style-name="ce16">
            <text:p>臺北市   106 年 11<text:span text:style-name="T1"><text:s/>月  各行政區戶籍人口數、戶數統計表</text:span></text:p>
          </table:table-cell>
          <table:covered-table-cell table:number-columns-repeated="8"/>
          <table:table-cell table:number-columns-repeated="16375"/>
        </table:table-row>
        <table:table-row table:style-name="ro1">
          <table:table-cell office:value-type="string" table:number-columns-spanned="1" table:number-rows-spanned="2" table:style-name="ce10">
            <text:p>區別</text:p>
          </table:table-cell>
          <table:table-cell office:value-type="string" table:number-columns-spanned="2" table:number-rows-spanned="1" table:style-name="ce10">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table-row>
        <table:table-row table:style-name="ro2">
          <table:covered-table-cell/>
          <table:table-cell office:value-type="string" table:style-name="ce5">
            <text:p>現有門牌</text:p>
          </table:table-cell>
          <table:table-cell office:value-type="string" table:style-name="ce5">
            <text:p>戶籍登記</text:p>
          </table:table-cell>
          <table:table-cell office:value-type="string" table:style-name="ce5">
            <text:p>現有門牌</text:p>
          </table:table-cell>
          <table:table-cell office:value-type="string" table:style-name="ce5">
            <text:p>戶籍登記</text:p>
          </table:table-cell>
          <table:covered-table-cell/>
          <table:table-cell office:value-type="string" table:style-name="ce5">
            <text:p>合計</text:p>
          </table:table-cell>
          <table:table-cell office:value-type="string" table:style-name="ce5">
            <text:p>男</text:p>
          </table:table-cell>
          <table:table-cell office:value-type="string" table:style-name="ce5">
            <text:p>女</text:p>
          </table:table-cell>
          <table:table-cell table:number-columns-repeated="16375"/>
        </table:table-row>
        <table:table-row table:style-name="ro1">
          <table:table-cell office:value-type="string" table:style-name="ce15">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75" table:style-name="ce7">
            <text:p><text:s/>9,575<text:s/></text:p>
          </table:table-cell>
          <table:table-cell office:value-type="float" office:value="9559" table:style-name="ce7">
            <text:p><text:s/>9,559<text:s/></text:p>
          </table:table-cell>
          <table:table-cell office:value-type="float" office:value="1050593" table:style-name="ce7">
            <text:p><text:s/>1,050,593<text:s/></text:p>
          </table:table-cell>
          <table:table-cell office:value-type="float" office:value="2683321" table:style-name="ce7">
            <text:p><text:s/>2,683,321<text:s/></text:p>
          </table:table-cell>
          <table:table-cell office:value-type="float" office:value="1282030" table:style-name="ce7">
            <text:p><text:s/>1,282,030<text:s/></text:p>
          </table:table-cell>
          <table:table-cell office:value-type="float" office:value="1401291" table:style-name="ce7">
            <text:p><text:s/>1,401,291<text:s/></text:p>
          </table:table-cell>
          <table:table-cell table:number-columns-repeated="16375"/>
        </table:table-row>
        <table:table-row table:style-name="ro1">
          <table:table-cell office:value-type="string" table:style-name="ce15">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1" table:style-name="ce7">
            <text:p><text:s/>761<text:s/></text:p>
          </table:table-cell>
          <table:table-cell office:value-type="float" office:value="759" table:style-name="ce7">
            <text:p><text:s/>759<text:s/></text:p>
          </table:table-cell>
          <table:table-cell office:value-type="float" office:value="80462" table:style-name="ce7">
            <text:p><text:s/>80,462<text:s/></text:p>
          </table:table-cell>
          <table:table-cell office:value-type="float" office:value="206879" table:style-name="ce7">
            <text:p><text:s/>206,879<text:s/></text:p>
          </table:table-cell>
          <table:table-cell office:value-type="float" office:value="97064" table:style-name="ce7">
            <text:p><text:s/>97,064<text:s/></text:p>
          </table:table-cell>
          <table:table-cell office:value-type="float" office:value="109815" table:style-name="ce7">
            <text:p><text:s/>109,815<text:s/></text:p>
          </table:table-cell>
          <table:table-cell table:number-columns-repeated="16375"/>
        </table:table-row>
        <table:table-row table:style-name="ro1">
          <table:table-cell office:value-type="string" table:style-name="ce15">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06" table:style-name="ce7">
            <text:p><text:s/>906<text:s/></text:p>
          </table:table-cell>
          <table:table-cell office:value-type="float" office:value="904" table:style-name="ce7">
            <text:p><text:s/>904<text:s/></text:p>
          </table:table-cell>
          <table:table-cell office:value-type="float" office:value="89460" table:style-name="ce7">
            <text:p><text:s/>89,460<text:s/></text:p>
          </table:table-cell>
          <table:table-cell office:value-type="float" office:value="225831" table:style-name="ce7">
            <text:p><text:s/>225,831<text:s/></text:p>
          </table:table-cell>
          <table:table-cell office:value-type="float" office:value="107835" table:style-name="ce7">
            <text:p><text:s/>107,835<text:s/></text:p>
          </table:table-cell>
          <table:table-cell office:value-type="float" office:value="117996" table:style-name="ce7">
            <text:p><text:s/>117,996<text:s/></text:p>
          </table:table-cell>
          <table:table-cell table:number-columns-repeated="16375"/>
        </table:table-row>
        <table:table-row table:style-name="ro1">
          <table:table-cell office:value-type="string" table:style-name="ce15">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6" table:style-name="ce7">
            <text:p><text:s/>1,026<text:s/></text:p>
          </table:table-cell>
          <table:table-cell office:value-type="float" office:value="1022" table:style-name="ce7">
            <text:p><text:s/>1,022<text:s/></text:p>
          </table:table-cell>
          <table:table-cell office:value-type="float" office:value="120716" table:style-name="ce7">
            <text:p><text:s/>120,716<text:s/></text:p>
          </table:table-cell>
          <table:table-cell office:value-type="float" office:value="309882" table:style-name="ce7">
            <text:p><text:s/>309,882<text:s/></text:p>
          </table:table-cell>
          <table:table-cell office:value-type="float" office:value="144765" table:style-name="ce7">
            <text:p><text:s/>144,765<text:s/></text:p>
          </table:table-cell>
          <table:table-cell office:value-type="float" office:value="165117" table:style-name="ce7">
            <text:p><text:s/>165,117<text:s/></text:p>
          </table:table-cell>
          <table:table-cell table:number-columns-repeated="16375"/>
        </table:table-row>
        <table:table-row table:style-name="ro1">
          <table:table-cell office:value-type="string" table:style-name="ce15">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71" table:style-name="ce7">
            <text:p><text:s/>871<text:s/></text:p>
          </table:table-cell>
          <table:table-cell office:value-type="float" office:value="869" table:style-name="ce7">
            <text:p><text:s/>869<text:s/></text:p>
          </table:table-cell>
          <table:table-cell office:value-type="float" office:value="100248" table:style-name="ce7">
            <text:p><text:s/>100,248<text:s/></text:p>
          </table:table-cell>
          <table:table-cell office:value-type="float" office:value="230748" table:style-name="ce7">
            <text:p><text:s/>230,748<text:s/></text:p>
          </table:table-cell>
          <table:table-cell office:value-type="float" office:value="107314" table:style-name="ce7">
            <text:p><text:s/>107,314<text:s/></text:p>
          </table:table-cell>
          <table:table-cell office:value-type="float" office:value="123434" table:style-name="ce7">
            <text:p><text:s/>123,434<text:s/></text:p>
          </table:table-cell>
          <table:table-cell table:number-columns-repeated="16375"/>
        </table:table-row>
        <table:table-row table:style-name="ro1">
          <table:table-cell office:value-type="string" table:style-name="ce15">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1" table:style-name="ce7">
            <text:p><text:s/>581<text:s/></text:p>
          </table:table-cell>
          <table:table-cell office:value-type="float" office:value="580" table:style-name="ce7">
            <text:p><text:s/>580<text:s/></text:p>
          </table:table-cell>
          <table:table-cell office:value-type="float" office:value="65117" table:style-name="ce7">
            <text:p><text:s/>65,117<text:s/></text:p>
          </table:table-cell>
          <table:table-cell office:value-type="float" office:value="159675" table:style-name="ce7">
            <text:p><text:s/>159,675<text:s/></text:p>
          </table:table-cell>
          <table:table-cell office:value-type="float" office:value="76218" table:style-name="ce7">
            <text:p><text:s/>76,218<text:s/></text:p>
          </table:table-cell>
          <table:table-cell office:value-type="float" office:value="83457" table:style-name="ce7">
            <text:p><text:s/>83,457<text:s/></text:p>
          </table:table-cell>
          <table:table-cell table:number-columns-repeated="16375"/>
        </table:table-row>
        <table:table-row table:style-name="ro1">
          <table:table-cell office:value-type="string" table:style-name="ce15">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2" table:style-name="ce7">
            <text:p><text:s/>522<text:s/></text:p>
          </table:table-cell>
          <table:table-cell office:value-type="float" office:value="521" table:style-name="ce7">
            <text:p><text:s/>521<text:s/></text:p>
          </table:table-cell>
          <table:table-cell office:value-type="float" office:value="51757" table:style-name="ce7">
            <text:p><text:s/>51,757<text:s/></text:p>
          </table:table-cell>
          <table:table-cell office:value-type="float" office:value="129287" table:style-name="ce7">
            <text:p><text:s/>129,287<text:s/></text:p>
          </table:table-cell>
          <table:table-cell office:value-type="float" office:value="63052" table:style-name="ce7">
            <text:p><text:s/>63,052<text:s/></text:p>
          </table:table-cell>
          <table:table-cell office:value-type="float" office:value="66235" table:style-name="ce7">
            <text:p><text:s/>66,235<text:s/></text:p>
          </table:table-cell>
          <table:table-cell table:number-columns-repeated="16375"/>
        </table:table-row>
        <table:table-row table:style-name="ro1">
          <table:table-cell office:value-type="string" table:style-name="ce15">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3" table:style-name="ce7">
            <text:p><text:s/>723<text:s/></text:p>
          </table:table-cell>
          <table:table-cell office:value-type="float" office:value="723" table:style-name="ce7">
            <text:p><text:s/>723<text:s/></text:p>
          </table:table-cell>
          <table:table-cell office:value-type="float" office:value="78669" table:style-name="ce7">
            <text:p><text:s/>78,669<text:s/></text:p>
          </table:table-cell>
          <table:table-cell office:value-type="float" office:value="191961" table:style-name="ce7">
            <text:p><text:s/>191,961<text:s/></text:p>
          </table:table-cell>
          <table:table-cell office:value-type="float" office:value="94285" table:style-name="ce7">
            <text:p><text:s/>94,285<text:s/></text:p>
          </table:table-cell>
          <table:table-cell office:value-type="float" office:value="97676" table:style-name="ce7">
            <text:p><text:s/>97,676<text:s/></text:p>
          </table:table-cell>
          <table:table-cell table:number-columns-repeated="16375"/>
        </table:table-row>
        <table:table-row table:style-name="ro1">
          <table:table-cell office:value-type="string" table:style-name="ce15">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1002" table:style-name="ce7">
            <text:p><text:s/>1,002<text:s/></text:p>
          </table:table-cell>
          <table:table-cell office:value-type="float" office:value="1002" table:style-name="ce7">
            <text:p><text:s/>1,002<text:s/></text:p>
          </table:table-cell>
          <table:table-cell office:value-type="float" office:value="105382" table:style-name="ce7">
            <text:p><text:s/>105,382<text:s/></text:p>
          </table:table-cell>
          <table:table-cell office:value-type="float" office:value="274325" table:style-name="ce7">
            <text:p><text:s/>274,325<text:s/></text:p>
          </table:table-cell>
          <table:table-cell office:value-type="float" office:value="131674" table:style-name="ce7">
            <text:p><text:s/>131,674<text:s/></text:p>
          </table:table-cell>
          <table:table-cell office:value-type="float" office:value="142651" table:style-name="ce7">
            <text:p><text:s/>142,651<text:s/></text:p>
          </table:table-cell>
          <table:table-cell table:number-columns-repeated="16375"/>
        </table:table-row>
        <table:table-row table:style-name="ro1">
          <table:table-cell office:value-type="string" table:style-name="ce15">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7053" table:style-name="ce7">
            <text:p><text:s/>47,053<text:s/></text:p>
          </table:table-cell>
          <table:table-cell office:value-type="float" office:value="122218" table:style-name="ce7">
            <text:p><text:s/>122,218<text:s/></text:p>
          </table:table-cell>
          <table:table-cell office:value-type="float" office:value="59755" table:style-name="ce7">
            <text:p><text:s/>59,755<text:s/></text:p>
          </table:table-cell>
          <table:table-cell office:value-type="float" office:value="62463" table:style-name="ce7">
            <text:p><text:s/>62,463<text:s/></text:p>
          </table:table-cell>
          <table:table-cell table:number-columns-repeated="16375"/>
        </table:table-row>
        <table:table-row table:style-name="ro1">
          <table:table-cell office:value-type="string" table:style-name="ce15">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5" table:style-name="ce7">
            <text:p><text:s/>905<text:s/></text:p>
          </table:table-cell>
          <table:table-cell office:value-type="float" office:value="905" table:style-name="ce7">
            <text:p><text:s/>905<text:s/></text:p>
          </table:table-cell>
          <table:table-cell office:value-type="float" office:value="107908" table:style-name="ce7">
            <text:p><text:s/>107,908<text:s/></text:p>
          </table:table-cell>
          <table:table-cell office:value-type="float" office:value="287738" table:style-name="ce7">
            <text:p><text:s/>287,738<text:s/></text:p>
          </table:table-cell>
          <table:table-cell office:value-type="float" office:value="137462" table:style-name="ce7">
            <text:p><text:s/>137,462<text:s/></text:p>
          </table:table-cell>
          <table:table-cell office:value-type="float" office:value="150276" table:style-name="ce7">
            <text:p><text:s/>150,276<text:s/></text:p>
          </table:table-cell>
          <table:table-cell table:number-columns-repeated="16375"/>
        </table:table-row>
        <table:table-row table:style-name="ro1">
          <table:table-cell office:value-type="string" table:style-name="ce15">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6" table:style-name="ce7">
            <text:p><text:s/>996<text:s/></text:p>
          </table:table-cell>
          <table:table-cell office:value-type="float" office:value="995" table:style-name="ce7">
            <text:p><text:s/>995<text:s/></text:p>
          </table:table-cell>
          <table:table-cell office:value-type="float" office:value="107044" table:style-name="ce7">
            <text:p><text:s/>107,044<text:s/></text:p>
          </table:table-cell>
          <table:table-cell office:value-type="float" office:value="288277" table:style-name="ce7">
            <text:p><text:s/>288,277<text:s/></text:p>
          </table:table-cell>
          <table:table-cell office:value-type="float" office:value="139070" table:style-name="ce7">
            <text:p><text:s/>139,070<text:s/></text:p>
          </table:table-cell>
          <table:table-cell office:value-type="float" office:value="149207" table:style-name="ce7">
            <text:p><text:s/>149,207<text:s/></text:p>
          </table:table-cell>
          <table:table-cell table:number-columns-repeated="16375"/>
        </table:table-row>
        <table:table-row table:style-name="ro1">
          <table:table-cell office:value-type="string" table:style-name="ce15">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8" table:style-name="ce7">
            <text:p><text:s/>828<text:s/></text:p>
          </table:table-cell>
          <table:table-cell office:value-type="float" office:value="827" table:style-name="ce7">
            <text:p><text:s/>827<text:s/></text:p>
          </table:table-cell>
          <table:table-cell office:value-type="float" office:value="96777" table:style-name="ce7">
            <text:p><text:s/>96,777<text:s/></text:p>
          </table:table-cell>
          <table:table-cell office:value-type="float" office:value="256500" table:style-name="ce7">
            <text:p><text:s/>256,500<text:s/></text:p>
          </table:table-cell>
          <table:table-cell office:value-type="float" office:value="123536" table:style-name="ce7">
            <text:p><text:s/>123,536<text:s/></text:p>
          </table:table-cell>
          <table:table-cell office:value-type="float" office:value="132964" table:style-name="ce7">
            <text:p><text:s/>132,964<text:s/></text:p>
          </table:table-cell>
          <table:table-cell table:number-columns-repeated="16375"/>
        </table:table-row>
        <table:table-row table:style-name="ro12">
          <table:table-cell office:value-type="string" table:number-columns-spanned="9" table:number-rows-spanned="1" table:style-name="ce17">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4">
          <table:table-cell table:number-columns-repeated="16384"/>
        </table:table-row>
      </table:table>
      <table:table table:name="12月" table:style-name="ta1">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8" table:number-columns-repeated="16375" table:default-cell-style-name="ce22"/>
        <table:table-row table:style-name="ro13">
          <table:table-cell office:value-type="string" table:number-columns-spanned="9" table:number-rows-spanned="1" table:style-name="ce16">
            <text:p>臺北市   106 年 12 月  各行政區戶籍人口數、戶數統計表</text:p>
          </table:table-cell>
          <table:covered-table-cell table:number-columns-repeated="8"/>
          <table:table-cell table:number-columns-repeated="16375" table:style-name="ce1"/>
        </table:table-row>
        <table:table-row table:style-name="ro1">
          <table:table-cell office:value-type="string" table:number-columns-spanned="1" table:number-rows-spanned="2" table:style-name="ce10">
            <text:p>區別</text:p>
          </table:table-cell>
          <table:table-cell office:value-type="string" table:number-columns-spanned="2" table:number-rows-spanned="1" table:style-name="ce10">
            <text:p>里數</text:p>
          </table:table-cell>
          <table:covered-table-cell/>
          <table:table-cell office:value-type="string" table:number-columns-spanned="2" table:number-rows-spanned="1" table:style-name="ce10">
            <text:p>鄰數</text:p>
          </table:table-cell>
          <table:covered-table-cell/>
          <table:table-cell office:value-type="string" table:number-columns-spanned="1" table:number-rows-spanned="2" table:style-name="ce10">
            <text:p>戶數</text:p>
          </table:table-cell>
          <table:table-cell office:value-type="string" table:number-columns-spanned="3" table:number-rows-spanned="1" table:style-name="ce10">
            <text:p>人口數</text:p>
          </table:table-cell>
          <table:covered-table-cell table:number-columns-repeated="2"/>
          <table:table-cell table:number-columns-repeated="16375" table:style-name="ce1"/>
        </table:table-row>
        <table:table-row table:style-name="ro2">
          <table:covered-table-cell/>
          <table:table-cell office:value-type="string" table:style-name="ce2">
            <text:p>現有門牌</text:p>
          </table:table-cell>
          <table:table-cell office:value-type="string" table:style-name="ce2">
            <text:p>戶籍登記</text:p>
          </table:table-cell>
          <table:table-cell office:value-type="string" table:style-name="ce2">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style-name="ce1"/>
        </table:table-row>
        <table:table-row table:style-name="ro1">
          <table:table-cell office:value-type="string" table:style-name="ce18">
            <text:p>總計</text:p>
          </table:table-cell>
          <table:table-cell office:value-type="float" office:value="456" table:style-name="ce7">
            <text:p><text:s/>456<text:s/></text:p>
          </table:table-cell>
          <table:table-cell office:value-type="float" office:value="456" table:style-name="ce7">
            <text:p><text:s/>456<text:s/></text:p>
          </table:table-cell>
          <table:table-cell office:value-type="float" office:value="9581" table:style-name="ce7">
            <text:p><text:s/>9,581<text:s/></text:p>
          </table:table-cell>
          <table:table-cell office:value-type="float" office:value="9559" table:style-name="ce7">
            <text:p><text:s/>9,559<text:s/></text:p>
          </table:table-cell>
          <table:table-cell office:value-type="float" office:value="1050755" table:style-name="ce7">
            <text:p><text:s/>1,050,755<text:s/></text:p>
          </table:table-cell>
          <table:table-cell office:value-type="float" office:value="2683257" table:style-name="ce7">
            <text:p><text:s/>2,683,257<text:s/></text:p>
          </table:table-cell>
          <table:table-cell office:value-type="float" office:value="1281917" table:style-name="ce7">
            <text:p><text:s/>1,281,917<text:s/></text:p>
          </table:table-cell>
          <table:table-cell office:value-type="float" office:value="1401340" table:style-name="ce7">
            <text:p><text:s/>1,401,340<text:s/></text:p>
          </table:table-cell>
          <table:table-cell table:number-columns-repeated="16375" table:style-name="ce1"/>
        </table:table-row>
        <table:table-row table:style-name="ro1">
          <table:table-cell office:value-type="string" table:style-name="ce18">
            <text:p>松山</text:p>
          </table:table-cell>
          <table:table-cell office:value-type="float" office:value="33" table:style-name="ce7">
            <text:p><text:s/>33<text:s/></text:p>
          </table:table-cell>
          <table:table-cell office:value-type="float" office:value="33" table:style-name="ce7">
            <text:p><text:s/>33<text:s/></text:p>
          </table:table-cell>
          <table:table-cell office:value-type="float" office:value="765" table:style-name="ce7">
            <text:p><text:s/>765<text:s/></text:p>
          </table:table-cell>
          <table:table-cell office:value-type="float" office:value="759" table:style-name="ce7">
            <text:p><text:s/>759<text:s/></text:p>
          </table:table-cell>
          <table:table-cell office:value-type="float" office:value="80552" table:style-name="ce7">
            <text:p><text:s/>80,552<text:s/></text:p>
          </table:table-cell>
          <table:table-cell office:value-type="float" office:value="206988" table:style-name="ce7">
            <text:p><text:s/>206,988<text:s/></text:p>
          </table:table-cell>
          <table:table-cell office:value-type="float" office:value="97096" table:style-name="ce7">
            <text:p><text:s/>97,096<text:s/></text:p>
          </table:table-cell>
          <table:table-cell office:value-type="float" office:value="109892" table:style-name="ce7">
            <text:p><text:s/>109,892<text:s/></text:p>
          </table:table-cell>
          <table:table-cell table:number-columns-repeated="16375" table:style-name="ce1"/>
        </table:table-row>
        <table:table-row table:style-name="ro1">
          <table:table-cell office:value-type="string" table:style-name="ce18">
            <text:p>信義</text:p>
          </table:table-cell>
          <table:table-cell office:value-type="float" office:value="41" table:style-name="ce7">
            <text:p><text:s/>41<text:s/></text:p>
          </table:table-cell>
          <table:table-cell office:value-type="float" office:value="41" table:style-name="ce7">
            <text:p><text:s/>41<text:s/></text:p>
          </table:table-cell>
          <table:table-cell office:value-type="float" office:value="906" table:style-name="ce7">
            <text:p><text:s/>906<text:s/></text:p>
          </table:table-cell>
          <table:table-cell office:value-type="float" office:value="904" table:style-name="ce7">
            <text:p><text:s/>904<text:s/></text:p>
          </table:table-cell>
          <table:table-cell office:value-type="float" office:value="89457" table:style-name="ce7">
            <text:p><text:s/>89,457<text:s/></text:p>
          </table:table-cell>
          <table:table-cell office:value-type="float" office:value="225753" table:style-name="ce7">
            <text:p><text:s/>225,753<text:s/></text:p>
          </table:table-cell>
          <table:table-cell office:value-type="float" office:value="107780" table:style-name="ce7">
            <text:p><text:s/>107,780<text:s/></text:p>
          </table:table-cell>
          <table:table-cell office:value-type="float" office:value="117973" table:style-name="ce7">
            <text:p><text:s/>117,973<text:s/></text:p>
          </table:table-cell>
          <table:table-cell table:number-columns-repeated="16375" table:style-name="ce1"/>
        </table:table-row>
        <table:table-row table:style-name="ro1">
          <table:table-cell office:value-type="string" table:style-name="ce18">
            <text:p>大安</text:p>
          </table:table-cell>
          <table:table-cell office:value-type="float" office:value="53" table:style-name="ce7">
            <text:p><text:s/>53<text:s/></text:p>
          </table:table-cell>
          <table:table-cell office:value-type="float" office:value="53" table:style-name="ce7">
            <text:p><text:s/>53<text:s/></text:p>
          </table:table-cell>
          <table:table-cell office:value-type="float" office:value="1026" table:style-name="ce7">
            <text:p><text:s/>1,026<text:s/></text:p>
          </table:table-cell>
          <table:table-cell office:value-type="float" office:value="1022" table:style-name="ce7">
            <text:p><text:s/>1,022<text:s/></text:p>
          </table:table-cell>
          <table:table-cell office:value-type="float" office:value="120738" table:style-name="ce7">
            <text:p><text:s/>120,738<text:s/></text:p>
          </table:table-cell>
          <table:table-cell office:value-type="float" office:value="309969" table:style-name="ce7">
            <text:p><text:s/>309,969<text:s/></text:p>
          </table:table-cell>
          <table:table-cell office:value-type="float" office:value="144782" table:style-name="ce7">
            <text:p><text:s/>144,782<text:s/></text:p>
          </table:table-cell>
          <table:table-cell office:value-type="float" office:value="165187" table:style-name="ce7">
            <text:p><text:s/>165,187<text:s/></text:p>
          </table:table-cell>
          <table:table-cell table:number-columns-repeated="16375" table:style-name="ce1"/>
        </table:table-row>
        <table:table-row table:style-name="ro1">
          <table:table-cell office:value-type="string" table:style-name="ce18">
            <text:p>中山</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71" table:style-name="ce7">
            <text:p><text:s/>871<text:s/></text:p>
          </table:table-cell>
          <table:table-cell office:value-type="float" office:value="869" table:style-name="ce7">
            <text:p><text:s/>869<text:s/></text:p>
          </table:table-cell>
          <table:table-cell office:value-type="float" office:value="100226" table:style-name="ce7">
            <text:p><text:s/>100,226<text:s/></text:p>
          </table:table-cell>
          <table:table-cell office:value-type="float" office:value="230710" table:style-name="ce7">
            <text:p><text:s/>230,710<text:s/></text:p>
          </table:table-cell>
          <table:table-cell office:value-type="float" office:value="107262" table:style-name="ce7">
            <text:p><text:s/>107,262<text:s/></text:p>
          </table:table-cell>
          <table:table-cell office:value-type="float" office:value="123448" table:style-name="ce7">
            <text:p><text:s/>123,448<text:s/></text:p>
          </table:table-cell>
          <table:table-cell table:number-columns-repeated="16375" table:style-name="ce1"/>
        </table:table-row>
        <table:table-row table:style-name="ro1">
          <table:table-cell office:value-type="string" table:style-name="ce18">
            <text:p>中正</text:p>
          </table:table-cell>
          <table:table-cell office:value-type="float" office:value="31" table:style-name="ce7">
            <text:p><text:s/>31<text:s/></text:p>
          </table:table-cell>
          <table:table-cell office:value-type="float" office:value="31" table:style-name="ce7">
            <text:p><text:s/>31<text:s/></text:p>
          </table:table-cell>
          <table:table-cell office:value-type="float" office:value="583" table:style-name="ce7">
            <text:p><text:s/>583<text:s/></text:p>
          </table:table-cell>
          <table:table-cell office:value-type="float" office:value="580" table:style-name="ce7">
            <text:p><text:s/>580<text:s/></text:p>
          </table:table-cell>
          <table:table-cell office:value-type="float" office:value="65107" table:style-name="ce7">
            <text:p><text:s/>65,107<text:s/></text:p>
          </table:table-cell>
          <table:table-cell office:value-type="float" office:value="159608" table:style-name="ce7">
            <text:p><text:s/>159,608<text:s/></text:p>
          </table:table-cell>
          <table:table-cell office:value-type="float" office:value="76194" table:style-name="ce7">
            <text:p><text:s/>76,194<text:s/></text:p>
          </table:table-cell>
          <table:table-cell office:value-type="float" office:value="83414" table:style-name="ce7">
            <text:p><text:s/>83,414<text:s/></text:p>
          </table:table-cell>
          <table:table-cell table:number-columns-repeated="16375" table:style-name="ce1"/>
        </table:table-row>
        <table:table-row table:style-name="ro1">
          <table:table-cell office:value-type="string" table:style-name="ce18">
            <text:p>大同</text:p>
          </table:table-cell>
          <table:table-cell office:value-type="float" office:value="25" table:style-name="ce7">
            <text:p><text:s/>25<text:s/></text:p>
          </table:table-cell>
          <table:table-cell office:value-type="float" office:value="25" table:style-name="ce7">
            <text:p><text:s/>25<text:s/></text:p>
          </table:table-cell>
          <table:table-cell office:value-type="float" office:value="522" table:style-name="ce7">
            <text:p><text:s/>522<text:s/></text:p>
          </table:table-cell>
          <table:table-cell office:value-type="float" office:value="521" table:style-name="ce7">
            <text:p><text:s/>521<text:s/></text:p>
          </table:table-cell>
          <table:table-cell office:value-type="float" office:value="51790" table:style-name="ce7">
            <text:p><text:s/>51,790<text:s/></text:p>
          </table:table-cell>
          <table:table-cell office:value-type="float" office:value="129278" table:style-name="ce7">
            <text:p><text:s/>129,278<text:s/></text:p>
          </table:table-cell>
          <table:table-cell office:value-type="float" office:value="63062" table:style-name="ce7">
            <text:p><text:s/>63,062<text:s/></text:p>
          </table:table-cell>
          <table:table-cell office:value-type="float" office:value="66216" table:style-name="ce7">
            <text:p><text:s/>66,216<text:s/></text:p>
          </table:table-cell>
          <table:table-cell table:number-columns-repeated="16375" table:style-name="ce1"/>
        </table:table-row>
        <table:table-row table:style-name="ro1">
          <table:table-cell office:value-type="string" table:style-name="ce18">
            <text:p>萬華</text:p>
          </table:table-cell>
          <table:table-cell office:value-type="float" office:value="36" table:style-name="ce7">
            <text:p><text:s/>36<text:s/></text:p>
          </table:table-cell>
          <table:table-cell office:value-type="float" office:value="36" table:style-name="ce7">
            <text:p><text:s/>36<text:s/></text:p>
          </table:table-cell>
          <table:table-cell office:value-type="float" office:value="723" table:style-name="ce7">
            <text:p><text:s/>723<text:s/></text:p>
          </table:table-cell>
          <table:table-cell office:value-type="float" office:value="723" table:style-name="ce7">
            <text:p><text:s/>723<text:s/></text:p>
          </table:table-cell>
          <table:table-cell office:value-type="float" office:value="78633" table:style-name="ce7">
            <text:p><text:s/>78,633<text:s/></text:p>
          </table:table-cell>
          <table:table-cell office:value-type="float" office:value="191850" table:style-name="ce7">
            <text:p><text:s/>191,850<text:s/></text:p>
          </table:table-cell>
          <table:table-cell office:value-type="float" office:value="94234" table:style-name="ce7">
            <text:p><text:s/>94,234<text:s/></text:p>
          </table:table-cell>
          <table:table-cell office:value-type="float" office:value="97616" table:style-name="ce7">
            <text:p><text:s/>97,616<text:s/></text:p>
          </table:table-cell>
          <table:table-cell table:number-columns-repeated="16375" table:style-name="ce1"/>
        </table:table-row>
        <table:table-row table:style-name="ro1">
          <table:table-cell office:value-type="string" table:style-name="ce18">
            <text:p>文山</text:p>
          </table:table-cell>
          <table:table-cell office:value-type="float" office:value="43" table:style-name="ce7">
            <text:p><text:s/>43<text:s/></text:p>
          </table:table-cell>
          <table:table-cell office:value-type="float" office:value="43" table:style-name="ce7">
            <text:p><text:s/>43<text:s/></text:p>
          </table:table-cell>
          <table:table-cell office:value-type="float" office:value="1002" table:style-name="ce7">
            <text:p><text:s/>1,002<text:s/></text:p>
          </table:table-cell>
          <table:table-cell office:value-type="float" office:value="1002" table:style-name="ce7">
            <text:p><text:s/>1,002<text:s/></text:p>
          </table:table-cell>
          <table:table-cell office:value-type="float" office:value="105480" table:style-name="ce7">
            <text:p><text:s/>105,480<text:s/></text:p>
          </table:table-cell>
          <table:table-cell office:value-type="float" office:value="274424" table:style-name="ce7">
            <text:p><text:s/>274,424<text:s/></text:p>
          </table:table-cell>
          <table:table-cell office:value-type="float" office:value="131716" table:style-name="ce7">
            <text:p><text:s/>131,716<text:s/></text:p>
          </table:table-cell>
          <table:table-cell office:value-type="float" office:value="142708" table:style-name="ce7">
            <text:p><text:s/>142,708<text:s/></text:p>
          </table:table-cell>
          <table:table-cell table:number-columns-repeated="16375" table:style-name="ce1"/>
        </table:table-row>
        <table:table-row table:style-name="ro1">
          <table:table-cell office:value-type="string" table:style-name="ce18">
            <text:p>南港</text:p>
          </table:table-cell>
          <table:table-cell office:value-type="float" office:value="20" table:style-name="ce7">
            <text:p><text:s/>20<text:s/></text:p>
          </table:table-cell>
          <table:table-cell office:value-type="float" office:value="20" table:style-name="ce7">
            <text:p><text:s/>20<text:s/></text:p>
          </table:table-cell>
          <table:table-cell office:value-type="float" office:value="454" table:style-name="ce7">
            <text:p><text:s/>454<text:s/></text:p>
          </table:table-cell>
          <table:table-cell office:value-type="float" office:value="452" table:style-name="ce7">
            <text:p><text:s/>452<text:s/></text:p>
          </table:table-cell>
          <table:table-cell office:value-type="float" office:value="47052" table:style-name="ce7">
            <text:p><text:s/>47,052<text:s/></text:p>
          </table:table-cell>
          <table:table-cell office:value-type="float" office:value="122155" table:style-name="ce7">
            <text:p><text:s/>122,155<text:s/></text:p>
          </table:table-cell>
          <table:table-cell office:value-type="float" office:value="59705" table:style-name="ce7">
            <text:p><text:s/>59,705<text:s/></text:p>
          </table:table-cell>
          <table:table-cell office:value-type="float" office:value="62450" table:style-name="ce7">
            <text:p><text:s/>62,450<text:s/></text:p>
          </table:table-cell>
          <table:table-cell table:number-columns-repeated="16375" table:style-name="ce1"/>
        </table:table-row>
        <table:table-row table:style-name="ro1">
          <table:table-cell office:value-type="string" table:style-name="ce18">
            <text:p>內湖</text:p>
          </table:table-cell>
          <table:table-cell office:value-type="float" office:value="39" table:style-name="ce7">
            <text:p><text:s/>39<text:s/></text:p>
          </table:table-cell>
          <table:table-cell office:value-type="float" office:value="39" table:style-name="ce7">
            <text:p><text:s/>39<text:s/></text:p>
          </table:table-cell>
          <table:table-cell office:value-type="float" office:value="905" table:style-name="ce7">
            <text:p><text:s/>905<text:s/></text:p>
          </table:table-cell>
          <table:table-cell office:value-type="float" office:value="905" table:style-name="ce7">
            <text:p><text:s/>905<text:s/></text:p>
          </table:table-cell>
          <table:table-cell office:value-type="float" office:value="107916" table:style-name="ce7">
            <text:p><text:s/>107,916<text:s/></text:p>
          </table:table-cell>
          <table:table-cell office:value-type="float" office:value="287771" table:style-name="ce7">
            <text:p><text:s/>287,771<text:s/></text:p>
          </table:table-cell>
          <table:table-cell office:value-type="float" office:value="137530" table:style-name="ce7">
            <text:p><text:s/>137,530<text:s/></text:p>
          </table:table-cell>
          <table:table-cell office:value-type="float" office:value="150241" table:style-name="ce7">
            <text:p><text:s/>150,241<text:s/></text:p>
          </table:table-cell>
          <table:table-cell table:number-columns-repeated="16375" table:style-name="ce1"/>
        </table:table-row>
        <table:table-row table:style-name="ro1">
          <table:table-cell office:value-type="string" table:style-name="ce18">
            <text:p>士林</text:p>
          </table:table-cell>
          <table:table-cell office:value-type="float" office:value="51" table:style-name="ce7">
            <text:p><text:s/>51<text:s/></text:p>
          </table:table-cell>
          <table:table-cell office:value-type="float" office:value="51" table:style-name="ce7">
            <text:p><text:s/>51<text:s/></text:p>
          </table:table-cell>
          <table:table-cell office:value-type="float" office:value="996" table:style-name="ce7">
            <text:p><text:s/>996<text:s/></text:p>
          </table:table-cell>
          <table:table-cell office:value-type="float" office:value="995" table:style-name="ce7">
            <text:p><text:s/>995<text:s/></text:p>
          </table:table-cell>
          <table:table-cell office:value-type="float" office:value="107035" table:style-name="ce7">
            <text:p><text:s/>107,035<text:s/></text:p>
          </table:table-cell>
          <table:table-cell office:value-type="float" office:value="288295" table:style-name="ce7">
            <text:p><text:s/>288,295<text:s/></text:p>
          </table:table-cell>
          <table:table-cell office:value-type="float" office:value="139077" table:style-name="ce7">
            <text:p><text:s/>139,077<text:s/></text:p>
          </table:table-cell>
          <table:table-cell office:value-type="float" office:value="149218" table:style-name="ce7">
            <text:p><text:s/>149,218<text:s/></text:p>
          </table:table-cell>
          <table:table-cell table:number-columns-repeated="16375" table:style-name="ce1"/>
        </table:table-row>
        <table:table-row table:style-name="ro1">
          <table:table-cell office:value-type="string" table:style-name="ce18">
            <text:p>北投</text:p>
          </table:table-cell>
          <table:table-cell office:value-type="float" office:value="42" table:style-name="ce7">
            <text:p><text:s/>42<text:s/></text:p>
          </table:table-cell>
          <table:table-cell office:value-type="float" office:value="42" table:style-name="ce7">
            <text:p><text:s/>42<text:s/></text:p>
          </table:table-cell>
          <table:table-cell office:value-type="float" office:value="828" table:style-name="ce7">
            <text:p><text:s/>828<text:s/></text:p>
          </table:table-cell>
          <table:table-cell office:value-type="float" office:value="827" table:style-name="ce7">
            <text:p><text:s/>827<text:s/></text:p>
          </table:table-cell>
          <table:table-cell office:value-type="float" office:value="96769" table:style-name="ce7">
            <text:p><text:s/>96,769<text:s/></text:p>
          </table:table-cell>
          <table:table-cell office:value-type="float" office:value="256456" table:style-name="ce7">
            <text:p><text:s/>256,456<text:s/></text:p>
          </table:table-cell>
          <table:table-cell office:value-type="float" office:value="123479" table:style-name="ce7">
            <text:p><text:s/>123,479<text:s/></text:p>
          </table:table-cell>
          <table:table-cell office:value-type="float" office:value="132977" table:style-name="ce7">
            <text:p><text:s/>132,977<text:s/></text:p>
          </table:table-cell>
          <table:table-cell table:number-columns-repeated="16375" table:style-name="ce1"/>
        </table:table-row>
        <table:table-row table:style-name="ro13">
          <table:table-cell office:value-type="string" table:number-columns-spanned="9" table:number-rows-spanned="1" table:style-name="ce17">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style-name="ce1"/>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細明體" svg:font-family="細明體"/>
    <style:font-face style:name="Verdana" svg:font-family="Verdana"/>
  </office:font-face-decls>
  <office:styles>
    <number:number-style style:name="N0">
      <number:number number:min-integer-digits="1"/>
    </number:number-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1315__20998__20301_" style:display-name="千分位" style:family="table-cell" style:data-style-name="N48"/>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grace</meta:initial-creator>
    <dc:creator>陳澄瑞</dc:creator>
    <meta:creation-date>2009-02-04T06:06:23Z</meta:creation-date>
    <dc:date>2018-01-04T08:31:44Z</dc:date>
  </office:meta>
</office:document-meta>
</file>